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44.47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55.37mm"/>
    </style:style>
    <style:style style:name="co11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position=""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 fo:font-size="10pt" style:font-size-asian="10pt" style:font-size-complex="10pt"/>
    </style:style>
    <style:style style:name="ce5" style:family="table-cell" style:parent-style-name="Default" style:data-style-name="N4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Courier 10 Pitc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number-columns-repeated="100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S0C</text:p>
          </table:table-cell>
          <table:table-cell office:value-type="string" calcext:value-type="string">
            <text:p>S1C</text:p>
          </table:table-cell>
          <table:table-cell office:value-type="string" calcext:value-type="string">
            <text:p>S0U</text:p>
          </table:table-cell>
          <table:table-cell office:value-type="string" calcext:value-type="string">
            <text:p>S1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CSC</text:p>
          </table:table-cell>
          <table:table-cell office:value-type="string" calcext:value-type="string">
            <text:p>CCSU</text:p>
          </table:table-cell>
          <table:table-cell office:value-type="string" calcext:value-type="string">
            <text:p>YGC</text:p>
          </table:table-cell>
          <table:table-cell office:value-type="string" calcext:value-type="string">
            <text:p>YGCT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GCT</text:p>
          </table:table-cell>
          <table:table-cell office:value-type="string" calcext:value-type="string">
            <text:p>GCT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5140" calcext:value-type="float">
            <text:p>35140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1264" calcext:value-type="float">
            <text:p>11264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4.6" calcext:value-type="float">
            <text:p>774,6</text:p>
          </table:table-cell>
          <table:table-cell office:value-type="float" office:value="384" calcext:value-type="float">
            <text:p>384</text:p>
          </table:table-cell>
          <table:table-cell office:value-type="float" office:value="75.9" calcext:value-type="float">
            <text:p>75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230" calcext:value-type="float">
            <text:p>60230</text:p>
          </table:table-cell>
          <table:table-cell office:value-type="float" office:value="497987574" calcext:value-type="float">
            <text:p>497987574</text:p>
          </table:table-cell>
          <table:table-cell office:value-type="float" office:value="416" calcext:value-type="float">
            <text:p>416</text:p>
          </table:table-cell>
          <table:table-cell office:value-type="float" office:value="48584" calcext:value-type="float">
            <text:p>48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488" calcext:value-type="float">
            <text:p>3488</text:p>
          </table:table-cell>
          <table:table-cell office:value-type="float" office:value="6144" calcext:value-type="float">
            <text:p>6144</text:p>
          </table:table-cell>
          <table:table-cell office:value-type="float" office:value="5837.9" calcext:value-type="float">
            <text:p>5837,9</text:p>
          </table:table-cell>
          <table:table-cell office:value-type="float" office:value="768" calcext:value-type="float">
            <text:p>768</text:p>
          </table:table-cell>
          <table:table-cell office:value-type="float" office:value="662.4" calcext:value-type="float">
            <text:p>662,4</text:p>
          </table:table-cell>
          <table:table-cell office:value-type="float" office:value="21422" calcext:value-type="float">
            <text:p>21422</text:p>
          </table:table-cell>
          <table:table-cell office:value-type="float" office:value="28.127" calcext:value-type="float">
            <text:p>28,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7" calcext:value-type="float">
            <text:p>28,127</text:p>
          </table:table-cell>
          <table:table-cell table:number-columns-repeated="1003"/>
        </table:table-row>
        <table:table-row table:style-name="ro1">
          <table:table-cell office:value-type="float" office:value="120428" calcext:value-type="float">
            <text:p>120428</text:p>
          </table:table-cell>
          <table:table-cell office:value-type="float" office:value="1001430960" calcext:value-type="float">
            <text:p>1001430960</text:p>
          </table:table-cell>
          <table:table-cell office:value-type="float" office:value="412" calcext:value-type="float">
            <text:p>412</text:p>
          </table:table-cell>
          <table:table-cell office:value-type="float" office:value="50860" calcext:value-type="float">
            <text:p>5086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656.1" calcext:value-type="float">
            <text:p>5656,1</text:p>
          </table:table-cell>
          <table:table-cell office:value-type="float" office:value="6144" calcext:value-type="float">
            <text:p>6144</text:p>
          </table:table-cell>
          <table:table-cell office:value-type="float" office:value="5842.7" calcext:value-type="float">
            <text:p>5842,7</text:p>
          </table:table-cell>
          <table:table-cell office:value-type="float" office:value="768" calcext:value-type="float">
            <text:p>768</text:p>
          </table:table-cell>
          <table:table-cell office:value-type="float" office:value="662.4" calcext:value-type="float">
            <text:p>662,4</text:p>
          </table:table-cell>
          <table:table-cell office:value-type="float" office:value="43069" calcext:value-type="float">
            <text:p>43069</text:p>
          </table:table-cell>
          <table:table-cell office:value-type="float" office:value="56.393" calcext:value-type="float">
            <text:p>56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393" calcext:value-type="float">
            <text:p>56,393</text:p>
          </table:table-cell>
          <table:table-cell table:number-columns-repeated="1003"/>
        </table:table-row>
        <table:table-row table:style-name="ro1">
          <table:table-cell office:value-type="float" office:value="180631" calcext:value-type="float">
            <text:p>180631</text:p>
          </table:table-cell>
          <table:table-cell office:value-type="float" office:value="1506765880" calcext:value-type="float">
            <text:p>1506765880</text:p>
          </table:table-cell>
          <table:table-cell office:value-type="float" office:value="412" calcext:value-type="float">
            <text:p>412</text:p>
          </table:table-cell>
          <table:table-cell office:value-type="float" office:value="55276" calcext:value-type="float">
            <text:p>552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728.2" calcext:value-type="float">
            <text:p>7728,2</text:p>
          </table:table-cell>
          <table:table-cell office:value-type="float" office:value="6144" calcext:value-type="float">
            <text:p>6144</text:p>
          </table:table-cell>
          <table:table-cell office:value-type="float" office:value="5843.4" calcext:value-type="float">
            <text:p>5843,4</text:p>
          </table:table-cell>
          <table:table-cell office:value-type="float" office:value="768" calcext:value-type="float">
            <text:p>768</text:p>
          </table:table-cell>
          <table:table-cell office:value-type="float" office:value="662.4" calcext:value-type="float">
            <text:p>662,4</text:p>
          </table:table-cell>
          <table:table-cell office:value-type="float" office:value="64803" calcext:value-type="float">
            <text:p>64803</text:p>
          </table:table-cell>
          <table:table-cell office:value-type="float" office:value="84.56" calcext:value-type="float">
            <text:p>84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56" calcext:value-type="float">
            <text:p>84,56</text:p>
          </table:table-cell>
          <table:table-cell table:number-columns-repeated="1003"/>
        </table:table-row>
        <table:table-row table:style-name="ro1">
          <table:table-cell office:value-type="float" office:value="240812" calcext:value-type="float">
            <text:p>240812</text:p>
          </table:table-cell>
          <table:table-cell office:value-type="float" office:value="2013352984" calcext:value-type="float">
            <text:p>2013352984</text:p>
          </table:table-cell>
          <table:table-cell office:value-type="float" office:value="412" calcext:value-type="float">
            <text:p>412</text:p>
          </table:table-cell>
          <table:table-cell office:value-type="float" office:value="57540" calcext:value-type="float">
            <text:p>5754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416.4" calcext:value-type="float">
            <text:p>9416,4</text:p>
          </table:table-cell>
          <table:table-cell office:value-type="float" office:value="6144" calcext:value-type="float">
            <text:p>6144</text:p>
          </table:table-cell>
          <table:table-cell office:value-type="float" office:value="5844.5" calcext:value-type="float">
            <text:p>5844,5</text:p>
          </table:table-cell>
          <table:table-cell office:value-type="float" office:value="768" calcext:value-type="float">
            <text:p>768</text:p>
          </table:table-cell>
          <table:table-cell office:value-type="float" office:value="662.4" calcext:value-type="float">
            <text:p>662,4</text:p>
          </table:table-cell>
          <table:table-cell office:value-type="float" office:value="86583" calcext:value-type="float">
            <text:p>86583</text:p>
          </table:table-cell>
          <table:table-cell office:value-type="float" office:value="112.711" calcext:value-type="float">
            <text:p>112,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711" calcext:value-type="float">
            <text:p>112,711</text:p>
          </table:table-cell>
          <table:table-cell table:number-columns-repeated="1003"/>
        </table:table-row>
        <table:table-row table:style-name="ro1">
          <table:table-cell office:value-type="float" office:value="301014" calcext:value-type="float">
            <text:p>301014</text:p>
          </table:table-cell>
          <table:table-cell office:value-type="float" office:value="2513954188" calcext:value-type="float">
            <text:p>2513954188</text:p>
          </table:table-cell>
          <table:table-cell office:value-type="float" office:value="411" calcext:value-type="float">
            <text:p>411</text:p>
          </table:table-cell>
          <table:table-cell office:value-type="float" office:value="58128" calcext:value-type="float">
            <text:p>5812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54.3" calcext:value-type="float">
            <text:p>1954,3</text:p>
          </table:table-cell>
          <table:table-cell office:value-type="float" office:value="6144" calcext:value-type="float">
            <text:p>6144</text:p>
          </table:table-cell>
          <table:table-cell office:value-type="float" office:value="5841" calcext:value-type="float">
            <text:p>584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8110" calcext:value-type="float">
            <text:p>108110</text:p>
          </table:table-cell>
          <table:table-cell office:value-type="float" office:value="140.797" calcext:value-type="float">
            <text:p>140,797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140.804" calcext:value-type="float">
            <text:p>140,804</text:p>
          </table:table-cell>
          <table:table-cell table:number-columns-repeated="1003"/>
        </table:table-row>
        <table:table-row table:style-name="ro1">
          <table:table-cell office:value-type="float" office:value="361215" calcext:value-type="float">
            <text:p>361215</text:p>
          </table:table-cell>
          <table:table-cell office:value-type="float" office:value="2999422208" calcext:value-type="float">
            <text:p>2999422208</text:p>
          </table:table-cell>
          <table:table-cell office:value-type="float" office:value="412" calcext:value-type="float">
            <text:p>412</text:p>
          </table:table-cell>
          <table:table-cell office:value-type="float" office:value="59616" calcext:value-type="float">
            <text:p>59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714.4" calcext:value-type="float">
            <text:p>3714,4</text:p>
          </table:table-cell>
          <table:table-cell office:value-type="float" office:value="6144" calcext:value-type="float">
            <text:p>6144</text:p>
          </table:table-cell>
          <table:table-cell office:value-type="float" office:value="5841.3" calcext:value-type="float">
            <text:p>5841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8986" calcext:value-type="float">
            <text:p>128986</text:p>
          </table:table-cell>
          <table:table-cell office:value-type="float" office:value="169.03" calcext:value-type="float">
            <text:p>169,03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169.037" calcext:value-type="float">
            <text:p>169,037</text:p>
          </table:table-cell>
          <table:table-cell table:number-columns-repeated="1003"/>
        </table:table-row>
        <table:table-row table:style-name="ro1">
          <table:table-cell office:value-type="float" office:value="421405" calcext:value-type="float">
            <text:p>421405</text:p>
          </table:table-cell>
          <table:table-cell office:value-type="float" office:value="3489538752" calcext:value-type="float">
            <text:p>3489538752</text:p>
          </table:table-cell>
          <table:table-cell office:value-type="float" office:value="412" calcext:value-type="float">
            <text:p>412</text:p>
          </table:table-cell>
          <table:table-cell office:value-type="float" office:value="59616" calcext:value-type="float">
            <text:p>59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754.4" calcext:value-type="float">
            <text:p>5754,4</text:p>
          </table:table-cell>
          <table:table-cell office:value-type="float" office:value="6144" calcext:value-type="float">
            <text:p>6144</text:p>
          </table:table-cell>
          <table:table-cell office:value-type="float" office:value="5841.3" calcext:value-type="float">
            <text:p>5841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0061" calcext:value-type="float">
            <text:p>150061</text:p>
          </table:table-cell>
          <table:table-cell office:value-type="float" office:value="197.112" calcext:value-type="float">
            <text:p>197,112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197.119" calcext:value-type="float">
            <text:p>197,119</text:p>
          </table:table-cell>
          <table:table-cell table:number-columns-repeated="1003"/>
        </table:table-row>
        <table:table-row table:style-name="ro1">
          <table:table-cell office:value-type="float" office:value="481585" calcext:value-type="float">
            <text:p>481585</text:p>
          </table:table-cell>
          <table:table-cell office:value-type="float" office:value="3977792854" calcext:value-type="float">
            <text:p>3977792854</text:p>
          </table:table-cell>
          <table:table-cell office:value-type="float" office:value="411" calcext:value-type="float">
            <text:p>411</text:p>
          </table:table-cell>
          <table:table-cell office:value-type="float" office:value="59852" calcext:value-type="float">
            <text:p>5985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762.6" calcext:value-type="float">
            <text:p>7762,6</text:p>
          </table:table-cell>
          <table:table-cell office:value-type="float" office:value="6144" calcext:value-type="float">
            <text:p>6144</text:p>
          </table:table-cell>
          <table:table-cell office:value-type="float" office:value="5841.6" calcext:value-type="float">
            <text:p>5841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1053" calcext:value-type="float">
            <text:p>171053</text:p>
          </table:table-cell>
          <table:table-cell office:value-type="float" office:value="225.165" calcext:value-type="float">
            <text:p>225,165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225.172" calcext:value-type="float">
            <text:p>225,172</text:p>
          </table:table-cell>
          <table:table-cell table:number-columns-repeated="1003"/>
        </table:table-row>
        <table:table-row table:style-name="ro1">
          <table:table-cell office:value-type="float" office:value="541809" calcext:value-type="float">
            <text:p>541809</text:p>
          </table:table-cell>
          <table:table-cell office:value-type="float" office:value="4469641010" calcext:value-type="float">
            <text:p>4469641010</text:p>
          </table:table-cell>
          <table:table-cell office:value-type="float" office:value="411" calcext:value-type="float">
            <text:p>411</text:p>
          </table:table-cell>
          <table:table-cell office:value-type="float" office:value="61700" calcext:value-type="float">
            <text:p>61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018.7" calcext:value-type="float">
            <text:p>10018,7</text:p>
          </table:table-cell>
          <table:table-cell office:value-type="float" office:value="6144" calcext:value-type="float">
            <text:p>6144</text:p>
          </table:table-cell>
          <table:table-cell office:value-type="float" office:value="5841.6" calcext:value-type="float">
            <text:p>5841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2201" calcext:value-type="float">
            <text:p>192201</text:p>
          </table:table-cell>
          <table:table-cell office:value-type="float" office:value="253.139" calcext:value-type="float">
            <text:p>253,139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253.147" calcext:value-type="float">
            <text:p>253,147</text:p>
          </table:table-cell>
          <table:table-cell table:number-columns-repeated="1003"/>
        </table:table-row>
        <table:table-row table:style-name="ro1">
          <table:table-cell office:value-type="float" office:value="602005" calcext:value-type="float">
            <text:p>602005</text:p>
          </table:table-cell>
          <table:table-cell office:value-type="float" office:value="4966736770" calcext:value-type="float">
            <text:p>4966736770</text:p>
          </table:table-cell>
          <table:table-cell office:value-type="float" office:value="411" calcext:value-type="float">
            <text:p>411</text:p>
          </table:table-cell>
          <table:table-cell office:value-type="float" office:value="61700" calcext:value-type="float">
            <text:p>61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116.2" calcext:value-type="float">
            <text:p>2116,2</text:p>
          </table:table-cell>
          <table:table-cell office:value-type="float" office:value="6144" calcext:value-type="float">
            <text:p>6144</text:p>
          </table:table-cell>
          <table:table-cell office:value-type="float" office:value="5843.5" calcext:value-type="float">
            <text:p>5843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3578" calcext:value-type="float">
            <text:p>213578</text:p>
          </table:table-cell>
          <table:table-cell office:value-type="float" office:value="281.187" calcext:value-type="float">
            <text:p>281,187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281.209" calcext:value-type="float">
            <text:p>281,209</text:p>
          </table:table-cell>
          <table:table-cell table:number-columns-repeated="1003"/>
        </table:table-row>
        <table:table-row table:style-name="ro1">
          <table:table-cell office:value-type="float" office:value="662192" calcext:value-type="float">
            <text:p>662192</text:p>
          </table:table-cell>
          <table:table-cell office:value-type="float" office:value="5465762282" calcext:value-type="float">
            <text:p>5465762282</text:p>
          </table:table-cell>
          <table:table-cell office:value-type="float" office:value="411" calcext:value-type="float">
            <text:p>411</text:p>
          </table:table-cell>
          <table:table-cell office:value-type="float" office:value="63200" calcext:value-type="float">
            <text:p>632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404.3" calcext:value-type="float">
            <text:p>4404,3</text:p>
          </table:table-cell>
          <table:table-cell office:value-type="float" office:value="6144" calcext:value-type="float">
            <text:p>6144</text:p>
          </table:table-cell>
          <table:table-cell office:value-type="float" office:value="5844.4" calcext:value-type="float">
            <text:p>5844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35035" calcext:value-type="float">
            <text:p>235035</text:p>
          </table:table-cell>
          <table:table-cell office:value-type="float" office:value="309.54" calcext:value-type="float">
            <text:p>309,54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309.556" calcext:value-type="float">
            <text:p>309,556</text:p>
          </table:table-cell>
          <table:table-cell table:number-columns-repeated="1003"/>
        </table:table-row>
        <table:table-row table:style-name="ro1">
          <table:table-cell office:value-type="float" office:value="722390" calcext:value-type="float">
            <text:p>722390</text:p>
          </table:table-cell>
          <table:table-cell office:value-type="float" office:value="5958590628" calcext:value-type="float">
            <text:p>5958590628</text:p>
          </table:table-cell>
          <table:table-cell office:value-type="float" office:value="411" calcext:value-type="float">
            <text:p>411</text:p>
          </table:table-cell>
          <table:table-cell office:value-type="float" office:value="63464" calcext:value-type="float">
            <text:p>634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660.4" calcext:value-type="float">
            <text:p>6660,4</text:p>
          </table:table-cell>
          <table:table-cell office:value-type="float" office:value="6144" calcext:value-type="float">
            <text:p>6144</text:p>
          </table:table-cell>
          <table:table-cell office:value-type="float" office:value="5848.8" calcext:value-type="float">
            <text:p>5848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56226" calcext:value-type="float">
            <text:p>256226</text:p>
          </table:table-cell>
          <table:table-cell office:value-type="float" office:value="337.849" calcext:value-type="float">
            <text:p>337,849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337.865" calcext:value-type="float">
            <text:p>337,865</text:p>
          </table:table-cell>
          <table:table-cell table:number-columns-repeated="1003"/>
        </table:table-row>
        <table:table-row table:style-name="ro1">
          <table:table-cell office:value-type="float" office:value="782607" calcext:value-type="float">
            <text:p>782607</text:p>
          </table:table-cell>
          <table:table-cell office:value-type="float" office:value="6421560818" calcext:value-type="float">
            <text:p>6421560818</text:p>
          </table:table-cell>
          <table:table-cell office:value-type="float" office:value="410" calcext:value-type="float">
            <text:p>410</text:p>
          </table:table-cell>
          <table:table-cell office:value-type="float" office:value="63576" calcext:value-type="float">
            <text:p>635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820.5" calcext:value-type="float">
            <text:p>8820,5</text:p>
          </table:table-cell>
          <table:table-cell office:value-type="float" office:value="6144" calcext:value-type="float">
            <text:p>6144</text:p>
          </table:table-cell>
          <table:table-cell office:value-type="float" office:value="5848.8" calcext:value-type="float">
            <text:p>5848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76137" calcext:value-type="float">
            <text:p>276137</text:p>
          </table:table-cell>
          <table:table-cell office:value-type="float" office:value="366.208" calcext:value-type="float">
            <text:p>366,208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366.224" calcext:value-type="float">
            <text:p>366,224</text:p>
          </table:table-cell>
          <table:table-cell table:number-columns-repeated="1003"/>
        </table:table-row>
        <table:table-row table:style-name="ro1">
          <table:table-cell office:value-type="float" office:value="842813" calcext:value-type="float">
            <text:p>842813</text:p>
          </table:table-cell>
          <table:table-cell office:value-type="float" office:value="6886847610" calcext:value-type="float">
            <text:p>6886847610</text:p>
          </table:table-cell>
          <table:table-cell office:value-type="float" office:value="409" calcext:value-type="float">
            <text:p>409</text:p>
          </table:table-cell>
          <table:table-cell office:value-type="float" office:value="63580" calcext:value-type="float">
            <text:p>635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868.6" calcext:value-type="float">
            <text:p>10868,6</text:p>
          </table:table-cell>
          <table:table-cell office:value-type="float" office:value="6144" calcext:value-type="float">
            <text:p>6144</text:p>
          </table:table-cell>
          <table:table-cell office:value-type="float" office:value="5848.8" calcext:value-type="float">
            <text:p>5848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96143" calcext:value-type="float">
            <text:p>296143</text:p>
          </table:table-cell>
          <table:table-cell office:value-type="float" office:value="394.457" calcext:value-type="float">
            <text:p>394,457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394.473" calcext:value-type="float">
            <text:p>394,473</text:p>
          </table:table-cell>
          <table:table-cell table:number-columns-repeated="1003"/>
        </table:table-row>
        <table:table-row table:style-name="ro1">
          <table:table-cell office:value-type="float" office:value="903012" calcext:value-type="float">
            <text:p>903012</text:p>
          </table:table-cell>
          <table:table-cell office:value-type="float" office:value="7332173398" calcext:value-type="float">
            <text:p>7332173398</text:p>
          </table:table-cell>
          <table:table-cell office:value-type="float" office:value="409" calcext:value-type="float">
            <text:p>409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202.2" calcext:value-type="float">
            <text:p>2202,2</text:p>
          </table:table-cell>
          <table:table-cell office:value-type="float" office:value="6144" calcext:value-type="float">
            <text:p>6144</text:p>
          </table:table-cell>
          <table:table-cell office:value-type="float" office:value="5849.4" calcext:value-type="float">
            <text:p>5849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315291" calcext:value-type="float">
            <text:p>315291</text:p>
          </table:table-cell>
          <table:table-cell office:value-type="float" office:value="422.074" calcext:value-type="float">
            <text:p>422,074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422.101" calcext:value-type="float">
            <text:p>422,101</text:p>
          </table:table-cell>
          <table:table-cell table:number-columns-repeated="1003"/>
        </table:table-row>
        <table:table-row table:style-name="ro1">
          <table:table-cell office:value-type="float" office:value="963207" calcext:value-type="float">
            <text:p>963207</text:p>
          </table:table-cell>
          <table:table-cell office:value-type="float" office:value="7780562414" calcext:value-type="float">
            <text:p>7780562414</text:p>
          </table:table-cell>
          <table:table-cell office:value-type="float" office:value="409" calcext:value-type="float">
            <text:p>409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738.3" calcext:value-type="float">
            <text:p>3738,3</text:p>
          </table:table-cell>
          <table:table-cell office:value-type="float" office:value="6144" calcext:value-type="float">
            <text:p>6144</text:p>
          </table:table-cell>
          <table:table-cell office:value-type="float" office:value="5864.4" calcext:value-type="float">
            <text:p>5864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334569" calcext:value-type="float">
            <text:p>334569</text:p>
          </table:table-cell>
          <table:table-cell office:value-type="float" office:value="449.541" calcext:value-type="float">
            <text:p>449,541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449.568" calcext:value-type="float">
            <text:p>449,568</text:p>
          </table:table-cell>
          <table:table-cell table:number-columns-repeated="1003"/>
        </table:table-row>
        <table:table-row table:style-name="ro1">
          <table:table-cell office:value-type="float" office:value="1023413" calcext:value-type="float">
            <text:p>1023413</text:p>
          </table:table-cell>
          <table:table-cell office:value-type="float" office:value="8225585704" calcext:value-type="float">
            <text:p>8225585704</text:p>
          </table:table-cell>
          <table:table-cell office:value-type="float" office:value="409" calcext:value-type="float">
            <text:p>409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642.4" calcext:value-type="float">
            <text:p>5642,4</text:p>
          </table:table-cell>
          <table:table-cell office:value-type="float" office:value="6144" calcext:value-type="float">
            <text:p>6144</text:p>
          </table:table-cell>
          <table:table-cell office:value-type="float" office:value="5864.9" calcext:value-type="float">
            <text:p>5864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353707" calcext:value-type="float">
            <text:p>353707</text:p>
          </table:table-cell>
          <table:table-cell office:value-type="float" office:value="477.099" calcext:value-type="float">
            <text:p>477,099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477.126" calcext:value-type="float">
            <text:p>477,126</text:p>
          </table:table-cell>
          <table:table-cell table:number-columns-repeated="1003"/>
        </table:table-row>
        <table:table-row table:style-name="ro1">
          <table:table-cell office:value-type="float" office:value="1083625" calcext:value-type="float">
            <text:p>1083625</text:p>
          </table:table-cell>
          <table:table-cell office:value-type="float" office:value="8645706184" calcext:value-type="float">
            <text:p>8645706184</text:p>
          </table:table-cell>
          <table:table-cell office:value-type="float" office:value="408" calcext:value-type="float">
            <text:p>408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986.6" calcext:value-type="float">
            <text:p>6986,6</text:p>
          </table:table-cell>
          <table:table-cell office:value-type="float" office:value="6144" calcext:value-type="float">
            <text:p>6144</text:p>
          </table:table-cell>
          <table:table-cell office:value-type="float" office:value="5866.5" calcext:value-type="float">
            <text:p>5866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371771" calcext:value-type="float">
            <text:p>371771</text:p>
          </table:table-cell>
          <table:table-cell office:value-type="float" office:value="504.686" calcext:value-type="float">
            <text:p>504,686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504.713" calcext:value-type="float">
            <text:p>504,713</text:p>
          </table:table-cell>
          <table:table-cell table:number-columns-repeated="1003"/>
        </table:table-row>
        <table:table-row table:style-name="ro1">
          <table:table-cell office:value-type="float" office:value="1143831" calcext:value-type="float">
            <text:p>1143831</text:p>
          </table:table-cell>
          <table:table-cell office:value-type="float" office:value="9073967946" calcext:value-type="float">
            <text:p>9073967946</text:p>
          </table:table-cell>
          <table:table-cell office:value-type="float" office:value="408" calcext:value-type="float">
            <text:p>408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386.7" calcext:value-type="float">
            <text:p>8386,7</text:p>
          </table:table-cell>
          <table:table-cell office:value-type="float" office:value="6144" calcext:value-type="float">
            <text:p>6144</text:p>
          </table:table-cell>
          <table:table-cell office:value-type="float" office:value="5876.5" calcext:value-type="float">
            <text:p>5876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390187" calcext:value-type="float">
            <text:p>390187</text:p>
          </table:table-cell>
          <table:table-cell office:value-type="float" office:value="532.329" calcext:value-type="float">
            <text:p>532,329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532.357" calcext:value-type="float">
            <text:p>532,357</text:p>
          </table:table-cell>
          <table:table-cell table:number-columns-repeated="1003"/>
        </table:table-row>
        <table:table-row table:style-name="ro1">
          <table:table-cell office:value-type="float" office:value="1204032" calcext:value-type="float">
            <text:p>1204032</text:p>
          </table:table-cell>
          <table:table-cell office:value-type="float" office:value="9508579410" calcext:value-type="float">
            <text:p>9508579410</text:p>
          </table:table-cell>
          <table:table-cell office:value-type="float" office:value="407" calcext:value-type="float">
            <text:p>407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882.8" calcext:value-type="float">
            <text:p>9882,8</text:p>
          </table:table-cell>
          <table:table-cell office:value-type="float" office:value="6144" calcext:value-type="float">
            <text:p>6144</text:p>
          </table:table-cell>
          <table:table-cell office:value-type="float" office:value="5876.5" calcext:value-type="float">
            <text:p>5876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408873" calcext:value-type="float">
            <text:p>408873</text:p>
          </table:table-cell>
          <table:table-cell office:value-type="float" office:value="559.849" calcext:value-type="float">
            <text:p>559,849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559.876" calcext:value-type="float">
            <text:p>559,876</text:p>
          </table:table-cell>
          <table:table-cell table:number-columns-repeated="1003"/>
        </table:table-row>
        <table:table-row table:style-name="ro1">
          <table:table-cell office:value-type="float" office:value="1264255" calcext:value-type="float">
            <text:p>1264255</text:p>
          </table:table-cell>
          <table:table-cell office:value-type="float" office:value="9948606344" calcext:value-type="float">
            <text:p>9948606344</text:p>
          </table:table-cell>
          <table:table-cell office:value-type="float" office:value="407" calcext:value-type="float">
            <text:p>407</text:p>
          </table:table-cell>
          <table:table-cell office:value-type="float" office:value="63616" calcext:value-type="float">
            <text:p>636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135" calcext:value-type="float">
            <text:p>1135</text:p>
          </table:table-cell>
          <table:table-cell office:value-type="float" office:value="6144" calcext:value-type="float">
            <text:p>6144</text:p>
          </table:table-cell>
          <table:table-cell office:value-type="float" office:value="5878.4" calcext:value-type="float">
            <text:p>5878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427796" calcext:value-type="float">
            <text:p>427796</text:p>
          </table:table-cell>
          <table:table-cell office:value-type="float" office:value="587.299" calcext:value-type="float">
            <text:p>587,299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587.334" calcext:value-type="float">
            <text:p>587,334</text:p>
          </table:table-cell>
          <table:table-cell table:number-columns-repeated="1003"/>
        </table:table-row>
        <table:table-row table:style-name="ro1">
          <table:table-cell office:value-type="float" office:value="1324465" calcext:value-type="float">
            <text:p>1324465</text:p>
          </table:table-cell>
          <table:table-cell office:value-type="float" office:value="10394224386" calcext:value-type="float">
            <text:p>10394224386</text:p>
          </table:table-cell>
          <table:table-cell office:value-type="float" office:value="407" calcext:value-type="float">
            <text:p>407</text:p>
          </table:table-cell>
          <table:table-cell office:value-type="float" office:value="63624" calcext:value-type="float">
            <text:p>6362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519.2" calcext:value-type="float">
            <text:p>2519,2</text:p>
          </table:table-cell>
          <table:table-cell office:value-type="float" office:value="6144" calcext:value-type="float">
            <text:p>6144</text:p>
          </table:table-cell>
          <table:table-cell office:value-type="float" office:value="5878.4" calcext:value-type="float">
            <text:p>5878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446958" calcext:value-type="float">
            <text:p>446958</text:p>
          </table:table-cell>
          <table:table-cell office:value-type="float" office:value="614.808" calcext:value-type="float">
            <text:p>614,808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614.843" calcext:value-type="float">
            <text:p>614,843</text:p>
          </table:table-cell>
          <table:table-cell table:number-columns-repeated="1003"/>
        </table:table-row>
        <table:table-row table:style-name="ro1">
          <table:table-cell office:value-type="float" office:value="1384661" calcext:value-type="float">
            <text:p>1384661</text:p>
          </table:table-cell>
          <table:table-cell office:value-type="float" office:value="10829805392" calcext:value-type="float">
            <text:p>10829805392</text:p>
          </table:table-cell>
          <table:table-cell office:value-type="float" office:value="407" calcext:value-type="float">
            <text:p>407</text:p>
          </table:table-cell>
          <table:table-cell office:value-type="float" office:value="63700" calcext:value-type="float">
            <text:p>63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887.3" calcext:value-type="float">
            <text:p>3887,3</text:p>
          </table:table-cell>
          <table:table-cell office:value-type="float" office:value="6144" calcext:value-type="float">
            <text:p>6144</text:p>
          </table:table-cell>
          <table:table-cell office:value-type="float" office:value="5878.7" calcext:value-type="float">
            <text:p>5878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465685" calcext:value-type="float">
            <text:p>465685</text:p>
          </table:table-cell>
          <table:table-cell office:value-type="float" office:value="642.339" calcext:value-type="float">
            <text:p>642,339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642.375" calcext:value-type="float">
            <text:p>642,375</text:p>
          </table:table-cell>
          <table:table-cell table:number-columns-repeated="1003"/>
        </table:table-row>
        <table:table-row table:style-name="ro1">
          <table:table-cell office:value-type="float" office:value="1444876" calcext:value-type="float">
            <text:p>1444876</text:p>
          </table:table-cell>
          <table:table-cell office:value-type="float" office:value="11258809328" calcext:value-type="float">
            <text:p>11258809328</text:p>
          </table:table-cell>
          <table:table-cell office:value-type="float" office:value="407" calcext:value-type="float">
            <text:p>407</text:p>
          </table:table-cell>
          <table:table-cell office:value-type="float" office:value="63700" calcext:value-type="float">
            <text:p>63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927.4" calcext:value-type="float">
            <text:p>5927,4</text:p>
          </table:table-cell>
          <table:table-cell office:value-type="float" office:value="6144" calcext:value-type="float">
            <text:p>6144</text:p>
          </table:table-cell>
          <table:table-cell office:value-type="float" office:value="5884.9" calcext:value-type="float">
            <text:p>5884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484135" calcext:value-type="float">
            <text:p>484135</text:p>
          </table:table-cell>
          <table:table-cell office:value-type="float" office:value="669.753" calcext:value-type="float">
            <text:p>669,753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669.789" calcext:value-type="float">
            <text:p>669,789</text:p>
          </table:table-cell>
          <table:table-cell table:number-columns-repeated="1003"/>
        </table:table-row>
        <table:table-row table:style-name="ro1">
          <table:table-cell office:value-type="float" office:value="1505071" calcext:value-type="float">
            <text:p>1505071</text:p>
          </table:table-cell>
          <table:table-cell office:value-type="float" office:value="11702190034" calcext:value-type="float">
            <text:p>11702190034</text:p>
          </table:table-cell>
          <table:table-cell office:value-type="float" office:value="407" calcext:value-type="float">
            <text:p>407</text:p>
          </table:table-cell>
          <table:table-cell office:value-type="float" office:value="63700" calcext:value-type="float">
            <text:p>63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455.5" calcext:value-type="float">
            <text:p>7455,5</text:p>
          </table:table-cell>
          <table:table-cell office:value-type="float" office:value="6144" calcext:value-type="float">
            <text:p>6144</text:p>
          </table:table-cell>
          <table:table-cell office:value-type="float" office:value="5885.3" calcext:value-type="float">
            <text:p>5885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03198" calcext:value-type="float">
            <text:p>503198</text:p>
          </table:table-cell>
          <table:table-cell office:value-type="float" office:value="697.275" calcext:value-type="float">
            <text:p>697,275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697.313" calcext:value-type="float">
            <text:p>697,313</text:p>
          </table:table-cell>
          <table:table-cell table:number-columns-repeated="1003"/>
        </table:table-row>
        <table:table-row table:style-name="ro1">
          <table:table-cell office:value-type="float" office:value="1565279" calcext:value-type="float">
            <text:p>1565279</text:p>
          </table:table-cell>
          <table:table-cell office:value-type="float" office:value="12150358736" calcext:value-type="float">
            <text:p>12150358736</text:p>
          </table:table-cell>
          <table:table-cell office:value-type="float" office:value="407" calcext:value-type="float">
            <text:p>407</text:p>
          </table:table-cell>
          <table:table-cell office:value-type="float" office:value="63700" calcext:value-type="float">
            <text:p>637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903.6" calcext:value-type="float">
            <text:p>8903,6</text:p>
          </table:table-cell>
          <table:table-cell office:value-type="float" office:value="6144" calcext:value-type="float">
            <text:p>6144</text:p>
          </table:table-cell>
          <table:table-cell office:value-type="float" office:value="5885.9" calcext:value-type="float">
            <text:p>5885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22469" calcext:value-type="float">
            <text:p>522469</text:p>
          </table:table-cell>
          <table:table-cell office:value-type="float" office:value="724.808" calcext:value-type="float">
            <text:p>724,808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724.844" calcext:value-type="float">
            <text:p>724,844</text:p>
          </table:table-cell>
          <table:table-cell table:number-columns-repeated="1003"/>
        </table:table-row>
        <table:table-row table:style-name="ro1">
          <table:table-cell office:value-type="float" office:value="1625477" calcext:value-type="float">
            <text:p>1625477</text:p>
          </table:table-cell>
          <table:table-cell office:value-type="float" office:value="12603226754" calcext:value-type="float">
            <text:p>12603226754</text:p>
          </table:table-cell>
          <table:table-cell office:value-type="float" office:value="407" calcext:value-type="float">
            <text:p>407</text:p>
          </table:table-cell>
          <table:table-cell office:value-type="float" office:value="63920" calcext:value-type="float">
            <text:p>639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463.8" calcext:value-type="float">
            <text:p>10463,8</text:p>
          </table:table-cell>
          <table:table-cell office:value-type="float" office:value="6144" calcext:value-type="float">
            <text:p>6144</text:p>
          </table:table-cell>
          <table:table-cell office:value-type="float" office:value="5888.1" calcext:value-type="float">
            <text:p>5888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41942" calcext:value-type="float">
            <text:p>541942</text:p>
          </table:table-cell>
          <table:table-cell office:value-type="float" office:value="752.304" calcext:value-type="float">
            <text:p>752,304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752.339" calcext:value-type="float">
            <text:p>752,339</text:p>
          </table:table-cell>
          <table:table-cell table:number-columns-repeated="1003"/>
        </table:table-row>
        <table:table-row table:style-name="ro1">
          <table:table-cell office:value-type="float" office:value="1685718" calcext:value-type="float">
            <text:p>1685718</text:p>
          </table:table-cell>
          <table:table-cell office:value-type="float" office:value="13054203566" calcext:value-type="float">
            <text:p>13054203566</text:p>
          </table:table-cell>
          <table:table-cell office:value-type="float" office:value="407" calcext:value-type="float">
            <text:p>407</text:p>
          </table:table-cell>
          <table:table-cell office:value-type="float" office:value="63920" calcext:value-type="float">
            <text:p>639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26.8" calcext:value-type="float">
            <text:p>1926,8</text:p>
          </table:table-cell>
          <table:table-cell office:value-type="float" office:value="6144" calcext:value-type="float">
            <text:p>6144</text:p>
          </table:table-cell>
          <table:table-cell office:value-type="float" office:value="5888.1" calcext:value-type="float">
            <text:p>5888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61335" calcext:value-type="float">
            <text:p>561335</text:p>
          </table:table-cell>
          <table:table-cell office:value-type="float" office:value="779.76" calcext:value-type="float">
            <text:p>779,76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779.802" calcext:value-type="float">
            <text:p>779,802</text:p>
          </table:table-cell>
          <table:table-cell table:number-columns-repeated="1003"/>
        </table:table-row>
        <table:table-row table:style-name="ro1">
          <table:table-cell office:value-type="float" office:value="1745908" calcext:value-type="float">
            <text:p>1745908</text:p>
          </table:table-cell>
          <table:table-cell office:value-type="float" office:value="13498218146" calcext:value-type="float">
            <text:p>13498218146</text:p>
          </table:table-cell>
          <table:table-cell office:value-type="float" office:value="407" calcext:value-type="float">
            <text:p>407</text:p>
          </table:table-cell>
          <table:table-cell office:value-type="float" office:value="63920" calcext:value-type="float">
            <text:p>639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366.8" calcext:value-type="float">
            <text:p>3366,8</text:p>
          </table:table-cell>
          <table:table-cell office:value-type="float" office:value="6144" calcext:value-type="float">
            <text:p>6144</text:p>
          </table:table-cell>
          <table:table-cell office:value-type="float" office:value="5889" calcext:value-type="float">
            <text:p>588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80428" calcext:value-type="float">
            <text:p>580428</text:p>
          </table:table-cell>
          <table:table-cell office:value-type="float" office:value="807.346" calcext:value-type="float">
            <text:p>807,346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807.387" calcext:value-type="float">
            <text:p>807,387</text:p>
          </table:table-cell>
          <table:table-cell table:number-columns-repeated="1003"/>
        </table:table-row>
        <table:table-row table:style-name="ro1">
          <table:table-cell office:value-type="float" office:value="1806156" calcext:value-type="float">
            <text:p>1806156</text:p>
          </table:table-cell>
          <table:table-cell office:value-type="float" office:value="13940692772" calcext:value-type="float">
            <text:p>13940692772</text:p>
          </table:table-cell>
          <table:table-cell office:value-type="float" office:value="407" calcext:value-type="float">
            <text:p>407</text:p>
          </table:table-cell>
          <table:table-cell office:value-type="float" office:value="63920" calcext:value-type="float">
            <text:p>639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886.9" calcext:value-type="float">
            <text:p>4886,9</text:p>
          </table:table-cell>
          <table:table-cell office:value-type="float" office:value="6144" calcext:value-type="float">
            <text:p>6144</text:p>
          </table:table-cell>
          <table:table-cell office:value-type="float" office:value="5889" calcext:value-type="float">
            <text:p>588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599450" calcext:value-type="float">
            <text:p>599450</text:p>
          </table:table-cell>
          <table:table-cell office:value-type="float" office:value="834.856" calcext:value-type="float">
            <text:p>834,856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834.897" calcext:value-type="float">
            <text:p>834,897</text:p>
          </table:table-cell>
          <table:table-cell table:number-columns-repeated="1003"/>
        </table:table-row>
        <table:table-row table:style-name="ro1">
          <table:table-cell office:value-type="float" office:value="1866358" calcext:value-type="float">
            <text:p>1866358</text:p>
          </table:table-cell>
          <table:table-cell office:value-type="float" office:value="14400760746" calcext:value-type="float">
            <text:p>14400760746</text:p>
          </table:table-cell>
          <table:table-cell office:value-type="float" office:value="408" calcext:value-type="float">
            <text:p>408</text:p>
          </table:table-cell>
          <table:table-cell office:value-type="float" office:value="63972" calcext:value-type="float">
            <text:p>6397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495.1" calcext:value-type="float">
            <text:p>6495,1</text:p>
          </table:table-cell>
          <table:table-cell office:value-type="float" office:value="6144" calcext:value-type="float">
            <text:p>6144</text:p>
          </table:table-cell>
          <table:table-cell office:value-type="float" office:value="5890.7" calcext:value-type="float">
            <text:p>5890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619238" calcext:value-type="float">
            <text:p>619238</text:p>
          </table:table-cell>
          <table:table-cell office:value-type="float" office:value="862.411" calcext:value-type="float">
            <text:p>862,411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862.452" calcext:value-type="float">
            <text:p>862,452</text:p>
          </table:table-cell>
          <table:table-cell table:number-columns-repeated="1003"/>
        </table:table-row>
        <table:table-row table:style-name="ro1">
          <table:table-cell office:value-type="float" office:value="1926562" calcext:value-type="float">
            <text:p>1926562</text:p>
          </table:table-cell>
          <table:table-cell office:value-type="float" office:value="14859023514" calcext:value-type="float">
            <text:p>14859023514</text:p>
          </table:table-cell>
          <table:table-cell office:value-type="float" office:value="408" calcext:value-type="float">
            <text:p>408</text:p>
          </table:table-cell>
          <table:table-cell office:value-type="float" office:value="63972" calcext:value-type="float">
            <text:p>6397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895.2" calcext:value-type="float">
            <text:p>7895,2</text:p>
          </table:table-cell>
          <table:table-cell office:value-type="float" office:value="6144" calcext:value-type="float">
            <text:p>6144</text:p>
          </table:table-cell>
          <table:table-cell office:value-type="float" office:value="5893.6" calcext:value-type="float">
            <text:p>5893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638940" calcext:value-type="float">
            <text:p>638940</text:p>
          </table:table-cell>
          <table:table-cell office:value-type="float" office:value="889.829" calcext:value-type="float">
            <text:p>889,829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889.87" calcext:value-type="float">
            <text:p>889,87</text:p>
          </table:table-cell>
          <table:table-cell table:number-columns-repeated="1003"/>
        </table:table-row>
        <table:table-row table:style-name="ro1">
          <table:table-cell office:value-type="float" office:value="1986764" calcext:value-type="float">
            <text:p>1986764</text:p>
          </table:table-cell>
          <table:table-cell office:value-type="float" office:value="15314919066" calcext:value-type="float">
            <text:p>15314919066</text:p>
          </table:table-cell>
          <table:table-cell office:value-type="float" office:value="408" calcext:value-type="float">
            <text:p>408</text:p>
          </table:table-cell>
          <table:table-cell office:value-type="float" office:value="63976" calcext:value-type="float">
            <text:p>639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679.3" calcext:value-type="float">
            <text:p>9679,3</text:p>
          </table:table-cell>
          <table:table-cell office:value-type="float" office:value="6144" calcext:value-type="float">
            <text:p>6144</text:p>
          </table:table-cell>
          <table:table-cell office:value-type="float" office:value="5893.6" calcext:value-type="float">
            <text:p>5893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658543" calcext:value-type="float">
            <text:p>658543</text:p>
          </table:table-cell>
          <table:table-cell office:value-type="float" office:value="917.269" calcext:value-type="float">
            <text:p>917,269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,041</text:p>
          </table:table-cell>
          <table:table-cell office:value-type="float" office:value="917.31" calcext:value-type="float">
            <text:p>917,31</text:p>
          </table:table-cell>
          <table:table-cell table:number-columns-repeated="1003"/>
        </table:table-row>
        <table:table-row table:style-name="ro1">
          <table:table-cell office:value-type="float" office:value="2046984" calcext:value-type="float">
            <text:p>2046984</text:p>
          </table:table-cell>
          <table:table-cell office:value-type="float" office:value="15766161392" calcext:value-type="float">
            <text:p>15766161392</text:p>
          </table:table-cell>
          <table:table-cell office:value-type="float" office:value="408" calcext:value-type="float">
            <text:p>408</text:p>
          </table:table-cell>
          <table:table-cell office:value-type="float" office:value="63976" calcext:value-type="float">
            <text:p>639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127.3" calcext:value-type="float">
            <text:p>1127,3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677946" calcext:value-type="float">
            <text:p>677946</text:p>
          </table:table-cell>
          <table:table-cell office:value-type="float" office:value="944.68" calcext:value-type="float">
            <text:p>944,68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944.735" calcext:value-type="float">
            <text:p>944,735</text:p>
          </table:table-cell>
          <table:table-cell table:number-columns-repeated="1003"/>
        </table:table-row>
        <table:table-row table:style-name="ro1">
          <table:table-cell office:value-type="float" office:value="2107180" calcext:value-type="float">
            <text:p>2107180</text:p>
          </table:table-cell>
          <table:table-cell office:value-type="float" office:value="16202468032" calcext:value-type="float">
            <text:p>16202468032</text:p>
          </table:table-cell>
          <table:table-cell office:value-type="float" office:value="408" calcext:value-type="float">
            <text:p>408</text:p>
          </table:table-cell>
          <table:table-cell office:value-type="float" office:value="63976" calcext:value-type="float">
            <text:p>6397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191.4" calcext:value-type="float">
            <text:p>3191,4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696705" calcext:value-type="float">
            <text:p>696705</text:p>
          </table:table-cell>
          <table:table-cell office:value-type="float" office:value="972.164" calcext:value-type="float">
            <text:p>972,164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972.218" calcext:value-type="float">
            <text:p>972,218</text:p>
          </table:table-cell>
          <table:table-cell table:number-columns-repeated="1003"/>
        </table:table-row>
        <table:table-row table:style-name="ro1">
          <table:table-cell office:value-type="float" office:value="2167387" calcext:value-type="float">
            <text:p>2167387</text:p>
          </table:table-cell>
          <table:table-cell office:value-type="float" office:value="16657299872" calcext:value-type="float">
            <text:p>16657299872</text:p>
          </table:table-cell>
          <table:table-cell office:value-type="float" office:value="408" calcext:value-type="float">
            <text:p>408</text:p>
          </table:table-cell>
          <table:table-cell office:value-type="float" office:value="63976" calcext:value-type="float">
            <text:p>639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1264" calcext:value-type="float">
            <text:p>11264</text:p>
          </table:table-cell>
          <table:table-cell office:value-type="float" office:value="4711.5" calcext:value-type="float">
            <text:p>4711,5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716264" calcext:value-type="float">
            <text:p>716264</text:p>
          </table:table-cell>
          <table:table-cell office:value-type="float" office:value="999.735" calcext:value-type="float">
            <text:p>999,735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999.789" calcext:value-type="float">
            <text:p>999,789</text:p>
          </table:table-cell>
          <table:table-cell table:number-columns-repeated="1003"/>
        </table:table-row>
        <table:table-row table:style-name="ro1">
          <table:table-cell office:value-type="float" office:value="2227600" calcext:value-type="float">
            <text:p>2227600</text:p>
          </table:table-cell>
          <table:table-cell office:value-type="float" office:value="17116303524" calcext:value-type="float">
            <text:p>17116303524</text:p>
          </table:table-cell>
          <table:table-cell office:value-type="float" office:value="408" calcext:value-type="float">
            <text:p>408</text:p>
          </table:table-cell>
          <table:table-cell office:value-type="float" office:value="63984" calcext:value-type="float">
            <text:p>639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543.6" calcext:value-type="float">
            <text:p>6543,6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736002" calcext:value-type="float">
            <text:p>736002</text:p>
          </table:table-cell>
          <table:table-cell office:value-type="float" office:value="1027.229" calcext:value-type="float">
            <text:p>1027,229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1027.283" calcext:value-type="float">
            <text:p>1027,283</text:p>
          </table:table-cell>
          <table:table-cell table:number-columns-repeated="1003"/>
        </table:table-row>
        <table:table-row table:style-name="ro1">
          <table:table-cell office:value-type="float" office:value="2287785" calcext:value-type="float">
            <text:p>2287785</text:p>
          </table:table-cell>
          <table:table-cell office:value-type="float" office:value="17575291962" calcext:value-type="float">
            <text:p>17575291962</text:p>
          </table:table-cell>
          <table:table-cell office:value-type="float" office:value="408" calcext:value-type="float">
            <text:p>408</text:p>
          </table:table-cell>
          <table:table-cell office:value-type="float" office:value="63984" calcext:value-type="float">
            <text:p>639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343.8" calcext:value-type="float">
            <text:p>8343,8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755738" calcext:value-type="float">
            <text:p>755738</text:p>
          </table:table-cell>
          <table:table-cell office:value-type="float" office:value="1054.739" calcext:value-type="float">
            <text:p>1054,739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1054.794" calcext:value-type="float">
            <text:p>1054,794</text:p>
          </table:table-cell>
          <table:table-cell table:number-columns-repeated="1003"/>
        </table:table-row>
        <table:table-row table:style-name="ro1">
          <table:table-cell office:value-type="float" office:value="2347973" calcext:value-type="float">
            <text:p>2347973</text:p>
          </table:table-cell>
          <table:table-cell office:value-type="float" office:value="18040743148" calcext:value-type="float">
            <text:p>18040743148</text:p>
          </table:table-cell>
          <table:table-cell office:value-type="float" office:value="408" calcext:value-type="float">
            <text:p>408</text:p>
          </table:table-cell>
          <table:table-cell office:value-type="float" office:value="63984" calcext:value-type="float">
            <text:p>639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999.9" calcext:value-type="float">
            <text:p>9999,9</text:p>
          </table:table-cell>
          <table:table-cell office:value-type="float" office:value="6144" calcext:value-type="float">
            <text:p>6144</text:p>
          </table:table-cell>
          <table:table-cell office:value-type="float" office:value="5897.1" calcext:value-type="float">
            <text:p>5897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775753" calcext:value-type="float">
            <text:p>775753</text:p>
          </table:table-cell>
          <table:table-cell office:value-type="float" office:value="1082.18" calcext:value-type="float">
            <text:p>1082,18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,054</text:p>
          </table:table-cell>
          <table:table-cell office:value-type="float" office:value="1082.234" calcext:value-type="float">
            <text:p>1082,234</text:p>
          </table:table-cell>
          <table:table-cell table:number-columns-repeated="1003"/>
        </table:table-row>
        <table:table-row table:style-name="ro1">
          <table:table-cell office:value-type="float" office:value="2408172" calcext:value-type="float">
            <text:p>2408172</text:p>
          </table:table-cell>
          <table:table-cell office:value-type="float" office:value="18498866584" calcext:value-type="float">
            <text:p>18498866584</text:p>
          </table:table-cell>
          <table:table-cell office:value-type="float" office:value="408" calcext:value-type="float">
            <text:p>408</text:p>
          </table:table-cell>
          <table:table-cell office:value-type="float" office:value="63984" calcext:value-type="float">
            <text:p>639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454.8" calcext:value-type="float">
            <text:p>1454,8</text:p>
          </table:table-cell>
          <table:table-cell office:value-type="float" office:value="6144" calcext:value-type="float">
            <text:p>6144</text:p>
          </table:table-cell>
          <table:table-cell office:value-type="float" office:value="5898.3" calcext:value-type="float">
            <text:p>5898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795451" calcext:value-type="float">
            <text:p>795451</text:p>
          </table:table-cell>
          <table:table-cell office:value-type="float" office:value="1109.613" calcext:value-type="float">
            <text:p>1109,613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109.672" calcext:value-type="float">
            <text:p>1109,672</text:p>
          </table:table-cell>
          <table:table-cell table:number-columns-repeated="1003"/>
        </table:table-row>
        <table:table-row table:style-name="ro1">
          <table:table-cell office:value-type="float" office:value="2468369" calcext:value-type="float">
            <text:p>2468369</text:p>
          </table:table-cell>
          <table:table-cell office:value-type="float" office:value="18962782610" calcext:value-type="float">
            <text:p>18962782610</text:p>
          </table:table-cell>
          <table:table-cell office:value-type="float" office:value="409" calcext:value-type="float">
            <text:p>409</text:p>
          </table:table-cell>
          <table:table-cell office:value-type="float" office:value="64032" calcext:value-type="float">
            <text:p>640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334.9" calcext:value-type="float">
            <text:p>3334,9</text:p>
          </table:table-cell>
          <table:table-cell office:value-type="float" office:value="6144" calcext:value-type="float">
            <text:p>6144</text:p>
          </table:table-cell>
          <table:table-cell office:value-type="float" office:value="5899" calcext:value-type="float">
            <text:p>589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815400" calcext:value-type="float">
            <text:p>815400</text:p>
          </table:table-cell>
          <table:table-cell office:value-type="float" office:value="1137.072" calcext:value-type="float">
            <text:p>1137,072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137.131" calcext:value-type="float">
            <text:p>1137,131</text:p>
          </table:table-cell>
          <table:table-cell table:number-columns-repeated="1003"/>
        </table:table-row>
        <table:table-row table:style-name="ro1">
          <table:table-cell office:value-type="float" office:value="2528570" calcext:value-type="float">
            <text:p>2528570</text:p>
          </table:table-cell>
          <table:table-cell office:value-type="float" office:value="19424067810" calcext:value-type="float">
            <text:p>19424067810</text:p>
          </table:table-cell>
          <table:table-cell office:value-type="float" office:value="408" calcext:value-type="float">
            <text:p>408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239" calcext:value-type="float">
            <text:p>5239</text:p>
          </table:table-cell>
          <table:table-cell office:value-type="float" office:value="6144" calcext:value-type="float">
            <text:p>6144</text:p>
          </table:table-cell>
          <table:table-cell office:value-type="float" office:value="5899.4" calcext:value-type="float">
            <text:p>5899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835233" calcext:value-type="float">
            <text:p>835233</text:p>
          </table:table-cell>
          <table:table-cell office:value-type="float" office:value="1164.539" calcext:value-type="float">
            <text:p>1164,539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164.599" calcext:value-type="float">
            <text:p>1164,599</text:p>
          </table:table-cell>
          <table:table-cell table:number-columns-repeated="1003"/>
        </table:table-row>
        <table:table-row table:style-name="ro1">
          <table:table-cell office:value-type="float" office:value="2588772" calcext:value-type="float">
            <text:p>2588772</text:p>
          </table:table-cell>
          <table:table-cell office:value-type="float" office:value="19886889718" calcext:value-type="float">
            <text:p>19886889718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775.2" calcext:value-type="float">
            <text:p>6775,2</text:p>
          </table:table-cell>
          <table:table-cell office:value-type="float" office:value="6144" calcext:value-type="float">
            <text:p>6144</text:p>
          </table:table-cell>
          <table:table-cell office:value-type="float" office:value="5900.4" calcext:value-type="float">
            <text:p>5900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855133" calcext:value-type="float">
            <text:p>855133</text:p>
          </table:table-cell>
          <table:table-cell office:value-type="float" office:value="1192.01" calcext:value-type="float">
            <text:p>1192,0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192.07" calcext:value-type="float">
            <text:p>1192,07</text:p>
          </table:table-cell>
          <table:table-cell table:number-columns-repeated="1003"/>
        </table:table-row>
        <table:table-row table:style-name="ro1">
          <table:table-cell office:value-type="float" office:value="2648989" calcext:value-type="float">
            <text:p>2648989</text:p>
          </table:table-cell>
          <table:table-cell office:value-type="float" office:value="20351054172" calcext:value-type="float">
            <text:p>20351054172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391.3" calcext:value-type="float">
            <text:p>8391,3</text:p>
          </table:table-cell>
          <table:table-cell office:value-type="float" office:value="6144" calcext:value-type="float">
            <text:p>6144</text:p>
          </table:table-cell>
          <table:table-cell office:value-type="float" office:value="5900.4" calcext:value-type="float">
            <text:p>5900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875093" calcext:value-type="float">
            <text:p>875093</text:p>
          </table:table-cell>
          <table:table-cell office:value-type="float" office:value="1219.491" calcext:value-type="float">
            <text:p>1219,49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219.551" calcext:value-type="float">
            <text:p>1219,551</text:p>
          </table:table-cell>
          <table:table-cell table:number-columns-repeated="1003"/>
        </table:table-row>
        <table:table-row table:style-name="ro1">
          <table:table-cell office:value-type="float" office:value="2709203" calcext:value-type="float">
            <text:p>2709203</text:p>
          </table:table-cell>
          <table:table-cell office:value-type="float" office:value="20816110542" calcext:value-type="float">
            <text:p>20816110542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895.4" calcext:value-type="float">
            <text:p>9895,4</text:p>
          </table:table-cell>
          <table:table-cell office:value-type="float" office:value="6144" calcext:value-type="float">
            <text:p>6144</text:p>
          </table:table-cell>
          <table:table-cell office:value-type="float" office:value="5900.8" calcext:value-type="float">
            <text:p>5900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895091" calcext:value-type="float">
            <text:p>895091</text:p>
          </table:table-cell>
          <table:table-cell office:value-type="float" office:value="1246.831" calcext:value-type="float">
            <text:p>1246,83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1246.892" calcext:value-type="float">
            <text:p>1246,892</text:p>
          </table:table-cell>
          <table:table-cell table:number-columns-repeated="1003"/>
        </table:table-row>
        <table:table-row table:style-name="ro1">
          <table:table-cell office:value-type="float" office:value="2769404" calcext:value-type="float">
            <text:p>2769404</text:p>
          </table:table-cell>
          <table:table-cell office:value-type="float" office:value="21275766662" calcext:value-type="float">
            <text:p>21275766662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311.8" calcext:value-type="float">
            <text:p>1311,8</text:p>
          </table:table-cell>
          <table:table-cell office:value-type="float" office:value="6144" calcext:value-type="float">
            <text:p>6144</text:p>
          </table:table-cell>
          <table:table-cell office:value-type="float" office:value="5905.3" calcext:value-type="float">
            <text:p>5905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914859" calcext:value-type="float">
            <text:p>914859</text:p>
          </table:table-cell>
          <table:table-cell office:value-type="float" office:value="1274.302" calcext:value-type="float">
            <text:p>1274,302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274.368" calcext:value-type="float">
            <text:p>1274,368</text:p>
          </table:table-cell>
          <table:table-cell table:number-columns-repeated="1003"/>
        </table:table-row>
        <table:table-row table:style-name="ro1">
          <table:table-cell office:value-type="float" office:value="2829608" calcext:value-type="float">
            <text:p>2829608</text:p>
          </table:table-cell>
          <table:table-cell office:value-type="float" office:value="21737632622" calcext:value-type="float">
            <text:p>21737632622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943.9" calcext:value-type="float">
            <text:p>2943,9</text:p>
          </table:table-cell>
          <table:table-cell office:value-type="float" office:value="6144" calcext:value-type="float">
            <text:p>6144</text:p>
          </table:table-cell>
          <table:table-cell office:value-type="float" office:value="5905.3" calcext:value-type="float">
            <text:p>5905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934719" calcext:value-type="float">
            <text:p>934719</text:p>
          </table:table-cell>
          <table:table-cell office:value-type="float" office:value="1301.853" calcext:value-type="float">
            <text:p>1301,853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301.922" calcext:value-type="float">
            <text:p>1301,922</text:p>
          </table:table-cell>
          <table:table-cell table:number-columns-repeated="1003"/>
        </table:table-row>
        <table:table-row table:style-name="ro1">
          <table:table-cell office:value-type="float" office:value="2889802" calcext:value-type="float">
            <text:p>2889802</text:p>
          </table:table-cell>
          <table:table-cell office:value-type="float" office:value="22199520132" calcext:value-type="float">
            <text:p>22199520132</text:p>
          </table:table-cell>
          <table:table-cell office:value-type="float" office:value="409" calcext:value-type="float">
            <text:p>409</text:p>
          </table:table-cell>
          <table:table-cell office:value-type="float" office:value="64748" calcext:value-type="float">
            <text:p>647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1264" calcext:value-type="float">
            <text:p>11264</text:p>
          </table:table-cell>
          <table:table-cell office:value-type="float" office:value="4568" calcext:value-type="float">
            <text:p>4568</text:p>
          </table:table-cell>
          <table:table-cell office:value-type="float" office:value="6144" calcext:value-type="float">
            <text:p>6144</text:p>
          </table:table-cell>
          <table:table-cell office:value-type="float" office:value="5905.3" calcext:value-type="float">
            <text:p>5905,3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954579" calcext:value-type="float">
            <text:p>954579</text:p>
          </table:table-cell>
          <table:table-cell office:value-type="float" office:value="1329.441" calcext:value-type="float">
            <text:p>1329,441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329.51" calcext:value-type="float">
            <text:p>1329,51</text:p>
          </table:table-cell>
          <table:table-cell table:number-columns-repeated="1003"/>
        </table:table-row>
        <table:table-row table:style-name="ro1">
          <table:table-cell office:value-type="float" office:value="2949994" calcext:value-type="float">
            <text:p>2949994</text:p>
          </table:table-cell>
          <table:table-cell office:value-type="float" office:value="22666621500" calcext:value-type="float">
            <text:p>22666621500</text:p>
          </table:table-cell>
          <table:table-cell office:value-type="float" office:value="409" calcext:value-type="float">
            <text:p>409</text:p>
          </table:table-cell>
          <table:table-cell office:value-type="float" office:value="67276" calcext:value-type="float">
            <text:p>6727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400.2" calcext:value-type="float">
            <text:p>6400,2</text:p>
          </table:table-cell>
          <table:table-cell office:value-type="float" office:value="6144" calcext:value-type="float">
            <text:p>6144</text:p>
          </table:table-cell>
          <table:table-cell office:value-type="float" office:value="5907.8" calcext:value-type="float">
            <text:p>5907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974667" calcext:value-type="float">
            <text:p>974667</text:p>
          </table:table-cell>
          <table:table-cell office:value-type="float" office:value="1357.002" calcext:value-type="float">
            <text:p>1357,002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357.068" calcext:value-type="float">
            <text:p>1357,068</text:p>
          </table:table-cell>
          <table:table-cell table:number-columns-repeated="1003"/>
        </table:table-row>
        <table:table-row table:style-name="ro1">
          <table:table-cell office:value-type="float" office:value="3010182" calcext:value-type="float">
            <text:p>3010182</text:p>
          </table:table-cell>
          <table:table-cell office:value-type="float" office:value="23130788636" calcext:value-type="float">
            <text:p>23130788636</text:p>
          </table:table-cell>
          <table:table-cell office:value-type="float" office:value="410" calcext:value-type="float">
            <text:p>410</text:p>
          </table:table-cell>
          <table:table-cell office:value-type="float" office:value="67280" calcext:value-type="float">
            <text:p>672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064.2" calcext:value-type="float">
            <text:p>8064,2</text:p>
          </table:table-cell>
          <table:table-cell office:value-type="float" office:value="6144" calcext:value-type="float">
            <text:p>6144</text:p>
          </table:table-cell>
          <table:table-cell office:value-type="float" office:value="5908.6" calcext:value-type="float">
            <text:p>5908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994620" calcext:value-type="float">
            <text:p>994620</text:p>
          </table:table-cell>
          <table:table-cell office:value-type="float" office:value="1384.497" calcext:value-type="float">
            <text:p>1384,497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384.563" calcext:value-type="float">
            <text:p>1384,563</text:p>
          </table:table-cell>
          <table:table-cell table:number-columns-repeated="1003"/>
        </table:table-row>
        <table:table-row table:style-name="ro1">
          <table:table-cell office:value-type="float" office:value="3070388" calcext:value-type="float">
            <text:p>3070388</text:p>
          </table:table-cell>
          <table:table-cell office:value-type="float" office:value="23596609126" calcext:value-type="float">
            <text:p>23596609126</text:p>
          </table:table-cell>
          <table:table-cell office:value-type="float" office:value="410" calcext:value-type="float">
            <text:p>410</text:p>
          </table:table-cell>
          <table:table-cell office:value-type="float" office:value="67280" calcext:value-type="float">
            <text:p>672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744.3" calcext:value-type="float">
            <text:p>9744,3</text:p>
          </table:table-cell>
          <table:table-cell office:value-type="float" office:value="6144" calcext:value-type="float">
            <text:p>6144</text:p>
          </table:table-cell>
          <table:table-cell office:value-type="float" office:value="5908.6" calcext:value-type="float">
            <text:p>5908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14648" calcext:value-type="float">
            <text:p>1014648</text:p>
          </table:table-cell>
          <table:table-cell office:value-type="float" office:value="1411.802" calcext:value-type="float">
            <text:p>1411,802</text:p>
          </table:table-cell>
          <table:table-cell office:value-type="float" office:value="8" calcext:value-type="float">
            <text:p>8</text:p>
          </table:table-cell>
          <table:table-cell office:value-type="float" office:value="0.066" calcext:value-type="float">
            <text:p>0,066</text:p>
          </table:table-cell>
          <table:table-cell office:value-type="float" office:value="1411.868" calcext:value-type="float">
            <text:p>1411,868</text:p>
          </table:table-cell>
          <table:table-cell table:number-columns-repeated="1003"/>
        </table:table-row>
        <table:table-row table:style-name="ro1">
          <table:table-cell office:value-type="float" office:value="3130596" calcext:value-type="float">
            <text:p>3130596</text:p>
          </table:table-cell>
          <table:table-cell office:value-type="float" office:value="24056975688" calcext:value-type="float">
            <text:p>24056975688</text:p>
          </table:table-cell>
          <table:table-cell office:value-type="float" office:value="410" calcext:value-type="float">
            <text:p>410</text:p>
          </table:table-cell>
          <table:table-cell office:value-type="float" office:value="67280" calcext:value-type="float">
            <text:p>672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503.6" calcext:value-type="float">
            <text:p>1503,6</text:p>
          </table:table-cell>
          <table:table-cell office:value-type="float" office:value="6144" calcext:value-type="float">
            <text:p>6144</text:p>
          </table:table-cell>
          <table:table-cell office:value-type="float" office:value="5908.6" calcext:value-type="float">
            <text:p>5908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34447" calcext:value-type="float">
            <text:p>1034447</text:p>
          </table:table-cell>
          <table:table-cell office:value-type="float" office:value="1439.195" calcext:value-type="float">
            <text:p>1439,195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439.268" calcext:value-type="float">
            <text:p>1439,268</text:p>
          </table:table-cell>
          <table:table-cell table:number-columns-repeated="1003"/>
        </table:table-row>
        <table:table-row table:style-name="ro1">
          <table:table-cell office:value-type="float" office:value="3190809" calcext:value-type="float">
            <text:p>3190809</text:p>
          </table:table-cell>
          <table:table-cell office:value-type="float" office:value="24521294698" calcext:value-type="float">
            <text:p>24521294698</text:p>
          </table:table-cell>
          <table:table-cell office:value-type="float" office:value="410" calcext:value-type="float">
            <text:p>410</text:p>
          </table:table-cell>
          <table:table-cell office:value-type="float" office:value="67280" calcext:value-type="float">
            <text:p>672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047.7" calcext:value-type="float">
            <text:p>3047,7</text:p>
          </table:table-cell>
          <table:table-cell office:value-type="float" office:value="6144" calcext:value-type="float">
            <text:p>6144</text:p>
          </table:table-cell>
          <table:table-cell office:value-type="float" office:value="5909.7" calcext:value-type="float">
            <text:p>5909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54412" calcext:value-type="float">
            <text:p>1054412</text:p>
          </table:table-cell>
          <table:table-cell office:value-type="float" office:value="1466.767" calcext:value-type="float">
            <text:p>1466,767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466.84" calcext:value-type="float">
            <text:p>1466,84</text:p>
          </table:table-cell>
          <table:table-cell table:number-columns-repeated="1003"/>
        </table:table-row>
        <table:table-row table:style-name="ro1">
          <table:table-cell office:value-type="float" office:value="3250996" calcext:value-type="float">
            <text:p>3250996</text:p>
          </table:table-cell>
          <table:table-cell office:value-type="float" office:value="24984393780" calcext:value-type="float">
            <text:p>24984393780</text:p>
          </table:table-cell>
          <table:table-cell office:value-type="float" office:value="410" calcext:value-type="float">
            <text:p>410</text:p>
          </table:table-cell>
          <table:table-cell office:value-type="float" office:value="67280" calcext:value-type="float">
            <text:p>6728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703.8" calcext:value-type="float">
            <text:p>4703,8</text:p>
          </table:table-cell>
          <table:table-cell office:value-type="float" office:value="6144" calcext:value-type="float">
            <text:p>6144</text:p>
          </table:table-cell>
          <table:table-cell office:value-type="float" office:value="5909.7" calcext:value-type="float">
            <text:p>5909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74326" calcext:value-type="float">
            <text:p>1074326</text:p>
          </table:table-cell>
          <table:table-cell office:value-type="float" office:value="1494.344" calcext:value-type="float">
            <text:p>1494,344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494.417" calcext:value-type="float">
            <text:p>1494,417</text:p>
          </table:table-cell>
          <table:table-cell table:number-columns-repeated="1003"/>
        </table:table-row>
        <table:table-row table:style-name="ro1">
          <table:table-cell office:value-type="float" office:value="3311192" calcext:value-type="float">
            <text:p>3311192</text:p>
          </table:table-cell>
          <table:table-cell office:value-type="float" office:value="25450867858" calcext:value-type="float">
            <text:p>25450867858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903.8" calcext:value-type="float">
            <text:p>5903,8</text:p>
          </table:table-cell>
          <table:table-cell office:value-type="float" office:value="6400" calcext:value-type="float">
            <text:p>6400</text:p>
          </table:table-cell>
          <table:table-cell office:value-type="float" office:value="5910.2" calcext:value-type="float">
            <text:p>5910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094383" calcext:value-type="float">
            <text:p>1094383</text:p>
          </table:table-cell>
          <table:table-cell office:value-type="float" office:value="1521.863" calcext:value-type="float">
            <text:p>1521,863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521.935" calcext:value-type="float">
            <text:p>1521,935</text:p>
          </table:table-cell>
          <table:table-cell table:number-columns-repeated="1003"/>
        </table:table-row>
        <table:table-row table:style-name="ro1">
          <table:table-cell office:value-type="float" office:value="3371383" calcext:value-type="float">
            <text:p>3371383</text:p>
          </table:table-cell>
          <table:table-cell office:value-type="float" office:value="25918013448" calcext:value-type="float">
            <text:p>25918013448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640" calcext:value-type="float">
            <text:p>7640</text:p>
          </table:table-cell>
          <table:table-cell office:value-type="float" office:value="6400" calcext:value-type="float">
            <text:p>6400</text:p>
          </table:table-cell>
          <table:table-cell office:value-type="float" office:value="5910.9" calcext:value-type="float">
            <text:p>5910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114470" calcext:value-type="float">
            <text:p>1114470</text:p>
          </table:table-cell>
          <table:table-cell office:value-type="float" office:value="1549.362" calcext:value-type="float">
            <text:p>1549,362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549.435" calcext:value-type="float">
            <text:p>1549,435</text:p>
          </table:table-cell>
          <table:table-cell table:number-columns-repeated="1003"/>
        </table:table-row>
        <table:table-row table:style-name="ro1">
          <table:table-cell office:value-type="float" office:value="3431578" calcext:value-type="float">
            <text:p>3431578</text:p>
          </table:table-cell>
          <table:table-cell office:value-type="float" office:value="26385387454" calcext:value-type="float">
            <text:p>26385387454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360.1" calcext:value-type="float">
            <text:p>9360,1</text:p>
          </table:table-cell>
          <table:table-cell office:value-type="float" office:value="6400" calcext:value-type="float">
            <text:p>6400</text:p>
          </table:table-cell>
          <table:table-cell office:value-type="float" office:value="5910.9" calcext:value-type="float">
            <text:p>5910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134566" calcext:value-type="float">
            <text:p>1134566</text:p>
          </table:table-cell>
          <table:table-cell office:value-type="float" office:value="1576.776" calcext:value-type="float">
            <text:p>1576,776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576.849" calcext:value-type="float">
            <text:p>1576,849</text:p>
          </table:table-cell>
          <table:table-cell table:number-columns-repeated="1003"/>
        </table:table-row>
        <table:table-row table:style-name="ro1">
          <table:table-cell office:value-type="float" office:value="3491808" calcext:value-type="float">
            <text:p>3491808</text:p>
          </table:table-cell>
          <table:table-cell office:value-type="float" office:value="26847890746" calcext:value-type="float">
            <text:p>26847890746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1112.2" calcext:value-type="float">
            <text:p>11112,2</text:p>
          </table:table-cell>
          <table:table-cell office:value-type="float" office:value="6400" calcext:value-type="float">
            <text:p>6400</text:p>
          </table:table-cell>
          <table:table-cell office:value-type="float" office:value="5910.9" calcext:value-type="float">
            <text:p>5910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154454" calcext:value-type="float">
            <text:p>1154454</text:p>
          </table:table-cell>
          <table:table-cell office:value-type="float" office:value="1604.165" calcext:value-type="float">
            <text:p>1604,165</text:p>
          </table:table-cell>
          <table:table-cell office:value-type="float" office:value="9" calcext:value-type="float">
            <text:p>9</text:p>
          </table:table-cell>
          <table:table-cell office:value-type="float" office:value="0.073" calcext:value-type="float">
            <text:p>0,073</text:p>
          </table:table-cell>
          <table:table-cell office:value-type="float" office:value="1604.238" calcext:value-type="float">
            <text:p>1604,238</text:p>
          </table:table-cell>
          <table:table-cell table:number-columns-repeated="1003"/>
        </table:table-row>
        <table:table-row table:style-name="ro1">
          <table:table-cell office:value-type="float" office:value="3552005" calcext:value-type="float">
            <text:p>3552005</text:p>
          </table:table-cell>
          <table:table-cell office:value-type="float" office:value="27314175042" calcext:value-type="float">
            <text:p>27314175042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848.9" calcext:value-type="float">
            <text:p>2848,9</text:p>
          </table:table-cell>
          <table:table-cell office:value-type="float" office:value="6400" calcext:value-type="float">
            <text:p>6400</text:p>
          </table:table-cell>
          <table:table-cell office:value-type="float" office:value="5911.6" calcext:value-type="float">
            <text:p>5911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174504" calcext:value-type="float">
            <text:p>1174504</text:p>
          </table:table-cell>
          <table:table-cell office:value-type="float" office:value="1631.645" calcext:value-type="float">
            <text:p>1631,645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table-cell office:value-type="float" office:value="1631.724" calcext:value-type="float">
            <text:p>1631,724</text:p>
          </table:table-cell>
          <table:table-cell table:number-columns-repeated="1003"/>
        </table:table-row>
        <table:table-row table:style-name="ro1">
          <table:table-cell office:value-type="float" office:value="3612210" calcext:value-type="float">
            <text:p>3612210</text:p>
          </table:table-cell>
          <table:table-cell office:value-type="float" office:value="27775554798" calcext:value-type="float">
            <text:p>27775554798</text:p>
          </table:table-cell>
          <table:table-cell office:value-type="float" office:value="410" calcext:value-type="float">
            <text:p>410</text:p>
          </table:table-cell>
          <table:table-cell office:value-type="float" office:value="67300" calcext:value-type="float">
            <text:p>673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305" calcext:value-type="float">
            <text:p>4305</text:p>
          </table:table-cell>
          <table:table-cell office:value-type="float" office:value="6400" calcext:value-type="float">
            <text:p>6400</text:p>
          </table:table-cell>
          <table:table-cell office:value-type="float" office:value="5914.5" calcext:value-type="float">
            <text:p>5914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194344" calcext:value-type="float">
            <text:p>1194344</text:p>
          </table:table-cell>
          <table:table-cell office:value-type="float" office:value="1659.123" calcext:value-type="float">
            <text:p>1659,123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table-cell office:value-type="float" office:value="1659.202" calcext:value-type="float">
            <text:p>1659,202</text:p>
          </table:table-cell>
          <table:table-cell table:number-columns-repeated="1003"/>
        </table:table-row>
        <table:table-row table:style-name="ro1">
          <table:table-cell office:value-type="float" office:value="3672399" calcext:value-type="float">
            <text:p>3672399</text:p>
          </table:table-cell>
          <table:table-cell office:value-type="float" office:value="28235768534" calcext:value-type="float">
            <text:p>28235768534</text:p>
          </table:table-cell>
          <table:table-cell office:value-type="float" office:value="410" calcext:value-type="float">
            <text:p>410</text:p>
          </table:table-cell>
          <table:table-cell office:value-type="float" office:value="67348" calcext:value-type="float">
            <text:p>673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305.1" calcext:value-type="float">
            <text:p>6305,1</text:p>
          </table:table-cell>
          <table:table-cell office:value-type="float" office:value="6400" calcext:value-type="float">
            <text:p>6400</text:p>
          </table:table-cell>
          <table:table-cell office:value-type="float" office:value="5914.8" calcext:value-type="float">
            <text:p>5914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14132" calcext:value-type="float">
            <text:p>1214132</text:p>
          </table:table-cell>
          <table:table-cell office:value-type="float" office:value="1686.576" calcext:value-type="float">
            <text:p>1686,576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table-cell office:value-type="float" office:value="1686.654" calcext:value-type="float">
            <text:p>1686,654</text:p>
          </table:table-cell>
          <table:table-cell table:number-columns-repeated="1003"/>
        </table:table-row>
        <table:table-row table:style-name="ro1">
          <table:table-cell office:value-type="float" office:value="3732610" calcext:value-type="float">
            <text:p>3732610</text:p>
          </table:table-cell>
          <table:table-cell office:value-type="float" office:value="28700334572" calcext:value-type="float">
            <text:p>28700334572</text:p>
          </table:table-cell>
          <table:table-cell office:value-type="float" office:value="410" calcext:value-type="float">
            <text:p>410</text:p>
          </table:table-cell>
          <table:table-cell office:value-type="float" office:value="67348" calcext:value-type="float">
            <text:p>673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017.2" calcext:value-type="float">
            <text:p>8017,2</text:p>
          </table:table-cell>
          <table:table-cell office:value-type="float" office:value="6400" calcext:value-type="float">
            <text:p>6400</text:p>
          </table:table-cell>
          <table:table-cell office:value-type="float" office:value="5922.8" calcext:value-type="float">
            <text:p>5922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34111" calcext:value-type="float">
            <text:p>1234111</text:p>
          </table:table-cell>
          <table:table-cell office:value-type="float" office:value="1713.996" calcext:value-type="float">
            <text:p>1713,996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table-cell office:value-type="float" office:value="1714.075" calcext:value-type="float">
            <text:p>1714,075</text:p>
          </table:table-cell>
          <table:table-cell table:number-columns-repeated="1003"/>
        </table:table-row>
        <table:table-row table:style-name="ro1">
          <table:table-cell office:value-type="float" office:value="3792800" calcext:value-type="float">
            <text:p>3792800</text:p>
          </table:table-cell>
          <table:table-cell office:value-type="float" office:value="29166550832" calcext:value-type="float">
            <text:p>29166550832</text:p>
          </table:table-cell>
          <table:table-cell office:value-type="float" office:value="411" calcext:value-type="float">
            <text:p>411</text:p>
          </table:table-cell>
          <table:table-cell office:value-type="float" office:value="67348" calcext:value-type="float">
            <text:p>6734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593.4" calcext:value-type="float">
            <text:p>9593,4</text:p>
          </table:table-cell>
          <table:table-cell office:value-type="float" office:value="6400" calcext:value-type="float">
            <text:p>6400</text:p>
          </table:table-cell>
          <table:table-cell office:value-type="float" office:value="5924.4" calcext:value-type="float">
            <text:p>5924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54155" calcext:value-type="float">
            <text:p>1254155</text:p>
          </table:table-cell>
          <table:table-cell office:value-type="float" office:value="1741.372" calcext:value-type="float">
            <text:p>1741,372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table-cell office:value-type="float" office:value="1741.45" calcext:value-type="float">
            <text:p>1741,45</text:p>
          </table:table-cell>
          <table:table-cell table:number-columns-repeated="1003"/>
        </table:table-row>
        <table:table-row table:style-name="ro1">
          <table:table-cell office:value-type="float" office:value="3852992" calcext:value-type="float">
            <text:p>3852992</text:p>
          </table:table-cell>
          <table:table-cell office:value-type="float" office:value="29633648376" calcext:value-type="float">
            <text:p>29633648376</text:p>
          </table:table-cell>
          <table:table-cell office:value-type="float" office:value="411" calcext:value-type="float">
            <text:p>411</text:p>
          </table:table-cell>
          <table:table-cell office:value-type="float" office:value="67424" calcext:value-type="float">
            <text:p>6742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119.7" calcext:value-type="float">
            <text:p>1119,7</text:p>
          </table:table-cell>
          <table:table-cell office:value-type="float" office:value="6400" calcext:value-type="float">
            <text:p>6400</text:p>
          </table:table-cell>
          <table:table-cell office:value-type="float" office:value="5934.2" calcext:value-type="float">
            <text:p>5934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74239" calcext:value-type="float">
            <text:p>1274239</text:p>
          </table:table-cell>
          <table:table-cell office:value-type="float" office:value="1768.73" calcext:value-type="float">
            <text:p>1768,73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768.815" calcext:value-type="float">
            <text:p>1768,815</text:p>
          </table:table-cell>
          <table:table-cell table:number-columns-repeated="1003"/>
        </table:table-row>
        <table:table-row table:style-name="ro1">
          <table:table-cell office:value-type="float" office:value="3913188" calcext:value-type="float">
            <text:p>3913188</text:p>
          </table:table-cell>
          <table:table-cell office:value-type="float" office:value="30091630734" calcext:value-type="float">
            <text:p>30091630734</text:p>
          </table:table-cell>
          <table:table-cell office:value-type="float" office:value="411" calcext:value-type="float">
            <text:p>411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623.9" calcext:value-type="float">
            <text:p>2623,9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293934" calcext:value-type="float">
            <text:p>1293934</text:p>
          </table:table-cell>
          <table:table-cell office:value-type="float" office:value="1796.249" calcext:value-type="float">
            <text:p>1796,249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796.334" calcext:value-type="float">
            <text:p>1796,334</text:p>
          </table:table-cell>
          <table:table-cell table:number-columns-repeated="1003"/>
        </table:table-row>
        <table:table-row table:style-name="ro1">
          <table:table-cell office:value-type="float" office:value="3973406" calcext:value-type="float">
            <text:p>3973406</text:p>
          </table:table-cell>
          <table:table-cell office:value-type="float" office:value="30544823322" calcext:value-type="float">
            <text:p>30544823322</text:p>
          </table:table-cell>
          <table:table-cell office:value-type="float" office:value="411" calcext:value-type="float">
            <text:p>411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384" calcext:value-type="float">
            <text:p>4384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313421" calcext:value-type="float">
            <text:p>1313421</text:p>
          </table:table-cell>
          <table:table-cell office:value-type="float" office:value="1823.658" calcext:value-type="float">
            <text:p>1823,658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823.743" calcext:value-type="float">
            <text:p>1823,743</text:p>
          </table:table-cell>
          <table:table-cell table:number-columns-repeated="1003"/>
        </table:table-row>
        <table:table-row table:style-name="ro1">
          <table:table-cell office:value-type="float" office:value="4033605" calcext:value-type="float">
            <text:p>4033605</text:p>
          </table:table-cell>
          <table:table-cell office:value-type="float" office:value="30998059918" calcext:value-type="float">
            <text:p>30998059918</text:p>
          </table:table-cell>
          <table:table-cell office:value-type="float" office:value="411" calcext:value-type="float">
            <text:p>411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992.1" calcext:value-type="float">
            <text:p>5992,1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332910" calcext:value-type="float">
            <text:p>1332910</text:p>
          </table:table-cell>
          <table:table-cell office:value-type="float" office:value="1851.01" calcext:value-type="float">
            <text:p>1851,01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851.096" calcext:value-type="float">
            <text:p>1851,096</text:p>
          </table:table-cell>
          <table:table-cell table:number-columns-repeated="1003"/>
        </table:table-row>
        <table:table-row table:style-name="ro1">
          <table:table-cell office:value-type="float" office:value="4093819" calcext:value-type="float">
            <text:p>4093819</text:p>
          </table:table-cell>
          <table:table-cell office:value-type="float" office:value="31434358974" calcext:value-type="float">
            <text:p>31434358974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528.2" calcext:value-type="float">
            <text:p>7528,2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351671" calcext:value-type="float">
            <text:p>1351671</text:p>
          </table:table-cell>
          <table:table-cell office:value-type="float" office:value="1878.547" calcext:value-type="float">
            <text:p>1878,547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878.632" calcext:value-type="float">
            <text:p>1878,632</text:p>
          </table:table-cell>
          <table:table-cell table:number-columns-repeated="1003"/>
        </table:table-row>
        <table:table-row table:style-name="ro1">
          <table:table-cell office:value-type="float" office:value="4154017" calcext:value-type="float">
            <text:p>4154017</text:p>
          </table:table-cell>
          <table:table-cell office:value-type="float" office:value="31864375928" calcext:value-type="float">
            <text:p>31864375928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936.3" calcext:value-type="float">
            <text:p>8936,3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370162" calcext:value-type="float">
            <text:p>1370162</text:p>
          </table:table-cell>
          <table:table-cell office:value-type="float" office:value="1906.164" calcext:value-type="float">
            <text:p>1906,164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906.249" calcext:value-type="float">
            <text:p>1906,249</text:p>
          </table:table-cell>
          <table:table-cell table:number-columns-repeated="1003"/>
        </table:table-row>
        <table:table-row table:style-name="ro1">
          <table:table-cell office:value-type="float" office:value="4214240" calcext:value-type="float">
            <text:p>4214240</text:p>
          </table:table-cell>
          <table:table-cell office:value-type="float" office:value="32293528120" calcext:value-type="float">
            <text:p>32293528120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144.4" calcext:value-type="float">
            <text:p>10144,4</text:p>
          </table:table-cell>
          <table:table-cell office:value-type="float" office:value="6400" calcext:value-type="float">
            <text:p>6400</text:p>
          </table:table-cell>
          <table:table-cell office:value-type="float" office:value="5935.6" calcext:value-type="float">
            <text:p>5935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388615" calcext:value-type="float">
            <text:p>1388615</text:p>
          </table:table-cell>
          <table:table-cell office:value-type="float" office:value="1933.66" calcext:value-type="float">
            <text:p>1933,66</text:p>
          </table:table-cell>
          <table:table-cell office:value-type="float" office:value="11" calcext:value-type="float">
            <text:p>11</text:p>
          </table:table-cell>
          <table:table-cell office:value-type="float" office:value="0.085" calcext:value-type="float">
            <text:p>0,085</text:p>
          </table:table-cell>
          <table:table-cell office:value-type="float" office:value="1933.745" calcext:value-type="float">
            <text:p>1933,745</text:p>
          </table:table-cell>
          <table:table-cell table:number-columns-repeated="1003"/>
        </table:table-row>
        <table:table-row table:style-name="ro1">
          <table:table-cell office:value-type="float" office:value="4274455" calcext:value-type="float">
            <text:p>4274455</text:p>
          </table:table-cell>
          <table:table-cell office:value-type="float" office:value="32730861986" calcext:value-type="float">
            <text:p>32730861986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448.8" calcext:value-type="float">
            <text:p>1448,8</text:p>
          </table:table-cell>
          <table:table-cell office:value-type="float" office:value="6400" calcext:value-type="float">
            <text:p>6400</text:p>
          </table:table-cell>
          <table:table-cell office:value-type="float" office:value="5936.1" calcext:value-type="float">
            <text:p>5936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407419" calcext:value-type="float">
            <text:p>1407419</text:p>
          </table:table-cell>
          <table:table-cell office:value-type="float" office:value="1961.065" calcext:value-type="float">
            <text:p>1961,065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1961.157" calcext:value-type="float">
            <text:p>1961,157</text:p>
          </table:table-cell>
          <table:table-cell table:number-columns-repeated="1003"/>
        </table:table-row>
        <table:table-row table:style-name="ro1">
          <table:table-cell office:value-type="float" office:value="4334679" calcext:value-type="float">
            <text:p>4334679</text:p>
          </table:table-cell>
          <table:table-cell office:value-type="float" office:value="33182157502" calcext:value-type="float">
            <text:p>33182157502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880.9" calcext:value-type="float">
            <text:p>2880,9</text:p>
          </table:table-cell>
          <table:table-cell office:value-type="float" office:value="6400" calcext:value-type="float">
            <text:p>6400</text:p>
          </table:table-cell>
          <table:table-cell office:value-type="float" office:value="5936.1" calcext:value-type="float">
            <text:p>5936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426825" calcext:value-type="float">
            <text:p>1426825</text:p>
          </table:table-cell>
          <table:table-cell office:value-type="float" office:value="1988.575" calcext:value-type="float">
            <text:p>1988,575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1988.667" calcext:value-type="float">
            <text:p>1988,667</text:p>
          </table:table-cell>
          <table:table-cell table:number-columns-repeated="1003"/>
        </table:table-row>
        <table:table-row table:style-name="ro1">
          <table:table-cell office:value-type="float" office:value="4394887" calcext:value-type="float">
            <text:p>4394887</text:p>
          </table:table-cell>
          <table:table-cell office:value-type="float" office:value="33621907350" calcext:value-type="float">
            <text:p>33621907350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361" calcext:value-type="float">
            <text:p>4361</text:p>
          </table:table-cell>
          <table:table-cell office:value-type="float" office:value="6400" calcext:value-type="float">
            <text:p>6400</text:p>
          </table:table-cell>
          <table:table-cell office:value-type="float" office:value="5936.4" calcext:value-type="float">
            <text:p>5936,4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445735" calcext:value-type="float">
            <text:p>1445735</text:p>
          </table:table-cell>
          <table:table-cell office:value-type="float" office:value="2016.068" calcext:value-type="float">
            <text:p>2016,068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2016.16" calcext:value-type="float">
            <text:p>2016,16</text:p>
          </table:table-cell>
          <table:table-cell table:number-columns-repeated="1003"/>
        </table:table-row>
        <table:table-row table:style-name="ro1">
          <table:table-cell office:value-type="float" office:value="4455086" calcext:value-type="float">
            <text:p>4455086</text:p>
          </table:table-cell>
          <table:table-cell office:value-type="float" office:value="34066250048" calcext:value-type="float">
            <text:p>34066250048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865.1" calcext:value-type="float">
            <text:p>5865,1</text:p>
          </table:table-cell>
          <table:table-cell office:value-type="float" office:value="6400" calcext:value-type="float">
            <text:p>6400</text:p>
          </table:table-cell>
          <table:table-cell office:value-type="float" office:value="5936.8" calcext:value-type="float">
            <text:p>5936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464840" calcext:value-type="float">
            <text:p>1464840</text:p>
          </table:table-cell>
          <table:table-cell office:value-type="float" office:value="2043.526" calcext:value-type="float">
            <text:p>2043,526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2043.617" calcext:value-type="float">
            <text:p>2043,617</text:p>
          </table:table-cell>
          <table:table-cell table:number-columns-repeated="1003"/>
        </table:table-row>
        <table:table-row table:style-name="ro1">
          <table:table-cell office:value-type="float" office:value="4515311" calcext:value-type="float">
            <text:p>4515311</text:p>
          </table:table-cell>
          <table:table-cell office:value-type="float" office:value="34495081578" calcext:value-type="float">
            <text:p>34495081578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697.2" calcext:value-type="float">
            <text:p>7697,2</text:p>
          </table:table-cell>
          <table:table-cell office:value-type="float" office:value="6400" calcext:value-type="float">
            <text:p>6400</text:p>
          </table:table-cell>
          <table:table-cell office:value-type="float" office:value="5937.2" calcext:value-type="float">
            <text:p>5937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483283" calcext:value-type="float">
            <text:p>1483283</text:p>
          </table:table-cell>
          <table:table-cell office:value-type="float" office:value="2071.047" calcext:value-type="float">
            <text:p>2071,047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2071.139" calcext:value-type="float">
            <text:p>2071,139</text:p>
          </table:table-cell>
          <table:table-cell table:number-columns-repeated="1003"/>
        </table:table-row>
        <table:table-row table:style-name="ro1">
          <table:table-cell office:value-type="float" office:value="4575522" calcext:value-type="float">
            <text:p>4575522</text:p>
          </table:table-cell>
          <table:table-cell office:value-type="float" office:value="34921955514" calcext:value-type="float">
            <text:p>34921955514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9025.3" calcext:value-type="float">
            <text:p>9025,3</text:p>
          </table:table-cell>
          <table:table-cell office:value-type="float" office:value="6400" calcext:value-type="float">
            <text:p>6400</text:p>
          </table:table-cell>
          <table:table-cell office:value-type="float" office:value="5937.2" calcext:value-type="float">
            <text:p>5937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01635" calcext:value-type="float">
            <text:p>1501635</text:p>
          </table:table-cell>
          <table:table-cell office:value-type="float" office:value="2098.63" calcext:value-type="float">
            <text:p>2098,63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2098.722" calcext:value-type="float">
            <text:p>2098,722</text:p>
          </table:table-cell>
          <table:table-cell table:number-columns-repeated="1003"/>
        </table:table-row>
        <table:table-row table:style-name="ro1">
          <table:table-cell office:value-type="float" office:value="4635736" calcext:value-type="float">
            <text:p>4635736</text:p>
          </table:table-cell>
          <table:table-cell office:value-type="float" office:value="35347256562" calcext:value-type="float">
            <text:p>35347256562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297.4" calcext:value-type="float">
            <text:p>10297,4</text:p>
          </table:table-cell>
          <table:table-cell office:value-type="float" office:value="6400" calcext:value-type="float">
            <text:p>6400</text:p>
          </table:table-cell>
          <table:table-cell office:value-type="float" office:value="5937.2" calcext:value-type="float">
            <text:p>5937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19924" calcext:value-type="float">
            <text:p>1519924</text:p>
          </table:table-cell>
          <table:table-cell office:value-type="float" office:value="2126.24" calcext:value-type="float">
            <text:p>2126,24</text:p>
          </table:table-cell>
          <table:table-cell office:value-type="float" office:value="12" calcext:value-type="float">
            <text:p>12</text:p>
          </table:table-cell>
          <table:table-cell office:value-type="float" office:value="0.092" calcext:value-type="float">
            <text:p>0,092</text:p>
          </table:table-cell>
          <table:table-cell office:value-type="float" office:value="2126.332" calcext:value-type="float">
            <text:p>2126,332</text:p>
          </table:table-cell>
          <table:table-cell table:number-columns-repeated="1003"/>
        </table:table-row>
        <table:table-row table:style-name="ro1">
          <table:table-cell office:value-type="float" office:value="4695951" calcext:value-type="float">
            <text:p>4695951</text:p>
          </table:table-cell>
          <table:table-cell office:value-type="float" office:value="35765005244" calcext:value-type="float">
            <text:p>35765005244</text:p>
          </table:table-cell>
          <table:table-cell office:value-type="float" office:value="410" calcext:value-type="float">
            <text:p>410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416.7" calcext:value-type="float">
            <text:p>1416,7</text:p>
          </table:table-cell>
          <table:table-cell office:value-type="float" office:value="6400" calcext:value-type="float">
            <text:p>6400</text:p>
          </table:table-cell>
          <table:table-cell office:value-type="float" office:value="5937.2" calcext:value-type="float">
            <text:p>5937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37888" calcext:value-type="float">
            <text:p>1537888</text:p>
          </table:table-cell>
          <table:table-cell office:value-type="float" office:value="2153.992" calcext:value-type="float">
            <text:p>2153,992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154.09" calcext:value-type="float">
            <text:p>2154,09</text:p>
          </table:table-cell>
          <table:table-cell table:number-columns-repeated="1003"/>
        </table:table-row>
        <table:table-row table:style-name="ro1">
          <table:table-cell office:value-type="float" office:value="4756188" calcext:value-type="float">
            <text:p>4756188</text:p>
          </table:table-cell>
          <table:table-cell office:value-type="float" office:value="36165051466" calcext:value-type="float">
            <text:p>36165051466</text:p>
          </table:table-cell>
          <table:table-cell office:value-type="float" office:value="409" calcext:value-type="float">
            <text:p>409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696.7" calcext:value-type="float">
            <text:p>2696,7</text:p>
          </table:table-cell>
          <table:table-cell office:value-type="float" office:value="6400" calcext:value-type="float">
            <text:p>6400</text:p>
          </table:table-cell>
          <table:table-cell office:value-type="float" office:value="5937.2" calcext:value-type="float">
            <text:p>5937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55088" calcext:value-type="float">
            <text:p>1555088</text:p>
          </table:table-cell>
          <table:table-cell office:value-type="float" office:value="2181.654" calcext:value-type="float">
            <text:p>2181,654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181.752" calcext:value-type="float">
            <text:p>2181,752</text:p>
          </table:table-cell>
          <table:table-cell table:number-columns-repeated="1003"/>
        </table:table-row>
        <table:table-row table:style-name="ro1">
          <table:table-cell office:value-type="float" office:value="4816400" calcext:value-type="float">
            <text:p>4816400</text:p>
          </table:table-cell>
          <table:table-cell office:value-type="float" office:value="36582310714" calcext:value-type="float">
            <text:p>36582310714</text:p>
          </table:table-cell>
          <table:table-cell office:value-type="float" office:value="409" calcext:value-type="float">
            <text:p>409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280.8" calcext:value-type="float">
            <text:p>4280,8</text:p>
          </table:table-cell>
          <table:table-cell office:value-type="float" office:value="6400" calcext:value-type="float">
            <text:p>6400</text:p>
          </table:table-cell>
          <table:table-cell office:value-type="float" office:value="5938.2" calcext:value-type="float">
            <text:p>5938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73030" calcext:value-type="float">
            <text:p>1573030</text:p>
          </table:table-cell>
          <table:table-cell office:value-type="float" office:value="2209.292" calcext:value-type="float">
            <text:p>2209,292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209.39" calcext:value-type="float">
            <text:p>2209,39</text:p>
          </table:table-cell>
          <table:table-cell table:number-columns-repeated="1003"/>
        </table:table-row>
        <table:table-row table:style-name="ro1">
          <table:table-cell office:value-type="float" office:value="4876609" calcext:value-type="float">
            <text:p>4876609</text:p>
          </table:table-cell>
          <table:table-cell office:value-type="float" office:value="37014323962" calcext:value-type="float">
            <text:p>37014323962</text:p>
          </table:table-cell>
          <table:table-cell office:value-type="float" office:value="409" calcext:value-type="float">
            <text:p>409</text:p>
          </table:table-cell>
          <table:table-cell office:value-type="float" office:value="67444" calcext:value-type="float">
            <text:p>674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745" calcext:value-type="float">
            <text:p>5745</text:p>
          </table:table-cell>
          <table:table-cell office:value-type="float" office:value="6400" calcext:value-type="float">
            <text:p>6400</text:p>
          </table:table-cell>
          <table:table-cell office:value-type="float" office:value="5938.6" calcext:value-type="float">
            <text:p>5938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591606" calcext:value-type="float">
            <text:p>1591606</text:p>
          </table:table-cell>
          <table:table-cell office:value-type="float" office:value="2236.888" calcext:value-type="float">
            <text:p>2236,888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236.988" calcext:value-type="float">
            <text:p>2236,988</text:p>
          </table:table-cell>
          <table:table-cell table:number-columns-repeated="1003"/>
        </table:table-row>
        <table:table-row table:style-name="ro1">
          <table:table-cell office:value-type="float" office:value="4936826" calcext:value-type="float">
            <text:p>4936826</text:p>
          </table:table-cell>
          <table:table-cell office:value-type="float" office:value="37456645978" calcext:value-type="float">
            <text:p>37456645978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321.1" calcext:value-type="float">
            <text:p>7321,1</text:p>
          </table:table-cell>
          <table:table-cell office:value-type="float" office:value="6400" calcext:value-type="float">
            <text:p>6400</text:p>
          </table:table-cell>
          <table:table-cell office:value-type="float" office:value="5938.9" calcext:value-type="float">
            <text:p>5938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610624" calcext:value-type="float">
            <text:p>1610624</text:p>
          </table:table-cell>
          <table:table-cell office:value-type="float" office:value="2264.374" calcext:value-type="float">
            <text:p>2264,374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264.472" calcext:value-type="float">
            <text:p>2264,472</text:p>
          </table:table-cell>
          <table:table-cell table:number-columns-repeated="1003"/>
        </table:table-row>
        <table:table-row table:style-name="ro1">
          <table:table-cell office:value-type="float" office:value="4997032" calcext:value-type="float">
            <text:p>4997032</text:p>
          </table:table-cell>
          <table:table-cell office:value-type="float" office:value="37895392640" calcext:value-type="float">
            <text:p>37895392640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825.2" calcext:value-type="float">
            <text:p>8825,2</text:p>
          </table:table-cell>
          <table:table-cell office:value-type="float" office:value="6400" calcext:value-type="float">
            <text:p>6400</text:p>
          </table:table-cell>
          <table:table-cell office:value-type="float" office:value="5938.9" calcext:value-type="float">
            <text:p>5938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629491" calcext:value-type="float">
            <text:p>1629491</text:p>
          </table:table-cell>
          <table:table-cell office:value-type="float" office:value="2291.808" calcext:value-type="float">
            <text:p>2291,808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291.906" calcext:value-type="float">
            <text:p>2291,906</text:p>
          </table:table-cell>
          <table:table-cell table:number-columns-repeated="1003"/>
        </table:table-row>
        <table:table-row table:style-name="ro1">
          <table:table-cell office:value-type="float" office:value="5057237" calcext:value-type="float">
            <text:p>5057237</text:p>
          </table:table-cell>
          <table:table-cell office:value-type="float" office:value="38342874348" calcext:value-type="float">
            <text:p>38342874348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489.3" calcext:value-type="float">
            <text:p>10489,3</text:p>
          </table:table-cell>
          <table:table-cell office:value-type="float" office:value="6400" calcext:value-type="float">
            <text:p>6400</text:p>
          </table:table-cell>
          <table:table-cell office:value-type="float" office:value="5942.7" calcext:value-type="float">
            <text:p>5942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648732" calcext:value-type="float">
            <text:p>1648732</text:p>
          </table:table-cell>
          <table:table-cell office:value-type="float" office:value="2319.203" calcext:value-type="float">
            <text:p>2319,203</text:p>
          </table:table-cell>
          <table:table-cell office:value-type="float" office:value="13" calcext:value-type="float">
            <text:p>13</text:p>
          </table:table-cell>
          <table:table-cell office:value-type="float" office:value="0.098" calcext:value-type="float">
            <text:p>0,098</text:p>
          </table:table-cell>
          <table:table-cell office:value-type="float" office:value="2319.3" calcext:value-type="float">
            <text:p>2319,3</text:p>
          </table:table-cell>
          <table:table-cell table:number-columns-repeated="1003"/>
        </table:table-row>
        <table:table-row table:style-name="ro1">
          <table:table-cell office:value-type="float" office:value="5117442" calcext:value-type="float">
            <text:p>5117442</text:p>
          </table:table-cell>
          <table:table-cell office:value-type="float" office:value="38787066964" calcext:value-type="float">
            <text:p>3878706696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20.6" calcext:value-type="float">
            <text:p>1920,6</text:p>
          </table:table-cell>
          <table:table-cell office:value-type="float" office:value="6400" calcext:value-type="float">
            <text:p>6400</text:p>
          </table:table-cell>
          <table:table-cell office:value-type="float" office:value="5942.7" calcext:value-type="float">
            <text:p>5942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667834" calcext:value-type="float">
            <text:p>1667834</text:p>
          </table:table-cell>
          <table:table-cell office:value-type="float" office:value="2346.673" calcext:value-type="float">
            <text:p>2346,673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346.776" calcext:value-type="float">
            <text:p>2346,776</text:p>
          </table:table-cell>
          <table:table-cell table:number-columns-repeated="1003"/>
        </table:table-row>
        <table:table-row table:style-name="ro1">
          <table:table-cell office:value-type="float" office:value="5177642" calcext:value-type="float">
            <text:p>5177642</text:p>
          </table:table-cell>
          <table:table-cell office:value-type="float" office:value="39240143774" calcext:value-type="float">
            <text:p>3924014377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472.8" calcext:value-type="float">
            <text:p>3472,8</text:p>
          </table:table-cell>
          <table:table-cell office:value-type="float" office:value="6400" calcext:value-type="float">
            <text:p>6400</text:p>
          </table:table-cell>
          <table:table-cell office:value-type="float" office:value="5942.7" calcext:value-type="float">
            <text:p>5942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687316" calcext:value-type="float">
            <text:p>1687316</text:p>
          </table:table-cell>
          <table:table-cell office:value-type="float" office:value="2374.073" calcext:value-type="float">
            <text:p>2374,073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374.177" calcext:value-type="float">
            <text:p>2374,177</text:p>
          </table:table-cell>
          <table:table-cell table:number-columns-repeated="1003"/>
        </table:table-row>
        <table:table-row table:style-name="ro1">
          <table:table-cell office:value-type="float" office:value="5237846" calcext:value-type="float">
            <text:p>5237846</text:p>
          </table:table-cell>
          <table:table-cell office:value-type="float" office:value="39694263630" calcext:value-type="float">
            <text:p>39694263630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264.8" calcext:value-type="float">
            <text:p>5264,8</text:p>
          </table:table-cell>
          <table:table-cell office:value-type="float" office:value="6400" calcext:value-type="float">
            <text:p>6400</text:p>
          </table:table-cell>
          <table:table-cell office:value-type="float" office:value="5943.2" calcext:value-type="float">
            <text:p>5943,2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06842" calcext:value-type="float">
            <text:p>1706842</text:p>
          </table:table-cell>
          <table:table-cell office:value-type="float" office:value="2401.602" calcext:value-type="float">
            <text:p>2401,602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401.705" calcext:value-type="float">
            <text:p>2401,705</text:p>
          </table:table-cell>
          <table:table-cell table:number-columns-repeated="1003"/>
        </table:table-row>
        <table:table-row table:style-name="ro1">
          <table:table-cell office:value-type="float" office:value="5298048" calcext:value-type="float">
            <text:p>5298048</text:p>
          </table:table-cell>
          <table:table-cell office:value-type="float" office:value="40151559654" calcext:value-type="float">
            <text:p>4015155965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056.9" calcext:value-type="float">
            <text:p>7056,9</text:p>
          </table:table-cell>
          <table:table-cell office:value-type="float" office:value="6400" calcext:value-type="float">
            <text:p>6400</text:p>
          </table:table-cell>
          <table:table-cell office:value-type="float" office:value="5943.8" calcext:value-type="float">
            <text:p>5943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26504" calcext:value-type="float">
            <text:p>1726504</text:p>
          </table:table-cell>
          <table:table-cell office:value-type="float" office:value="2429.041" calcext:value-type="float">
            <text:p>2429,041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429.144" calcext:value-type="float">
            <text:p>2429,144</text:p>
          </table:table-cell>
          <table:table-cell table:number-columns-repeated="1003"/>
        </table:table-row>
        <table:table-row table:style-name="ro1">
          <table:table-cell office:value-type="float" office:value="5358246" calcext:value-type="float">
            <text:p>5358246</text:p>
          </table:table-cell>
          <table:table-cell office:value-type="float" office:value="40608788998" calcext:value-type="float">
            <text:p>40608788998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617" calcext:value-type="float">
            <text:p>8617</text:p>
          </table:table-cell>
          <table:table-cell office:value-type="float" office:value="6400" calcext:value-type="float">
            <text:p>6400</text:p>
          </table:table-cell>
          <table:table-cell office:value-type="float" office:value="5943.8" calcext:value-type="float">
            <text:p>5943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46169" calcext:value-type="float">
            <text:p>1746169</text:p>
          </table:table-cell>
          <table:table-cell office:value-type="float" office:value="2456.487" calcext:value-type="float">
            <text:p>2456,487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456.591" calcext:value-type="float">
            <text:p>2456,591</text:p>
          </table:table-cell>
          <table:table-cell table:number-columns-repeated="1003"/>
        </table:table-row>
        <table:table-row table:style-name="ro1">
          <table:table-cell office:value-type="float" office:value="5418437" calcext:value-type="float">
            <text:p>5418437</text:p>
          </table:table-cell>
          <table:table-cell office:value-type="float" office:value="41069669490" calcext:value-type="float">
            <text:p>41069669490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449.2" calcext:value-type="float">
            <text:p>10449,2</text:p>
          </table:table-cell>
          <table:table-cell office:value-type="float" office:value="6400" calcext:value-type="float">
            <text:p>6400</text:p>
          </table:table-cell>
          <table:table-cell office:value-type="float" office:value="5943.8" calcext:value-type="float">
            <text:p>5943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65983" calcext:value-type="float">
            <text:p>1765983</text:p>
          </table:table-cell>
          <table:table-cell office:value-type="float" office:value="2483.78" calcext:value-type="float">
            <text:p>2483,78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,103</text:p>
          </table:table-cell>
          <table:table-cell office:value-type="float" office:value="2483.883" calcext:value-type="float">
            <text:p>2483,883</text:p>
          </table:table-cell>
          <table:table-cell table:number-columns-repeated="1003"/>
        </table:table-row>
        <table:table-row table:style-name="ro1">
          <table:table-cell office:value-type="float" office:value="5478637" calcext:value-type="float">
            <text:p>5478637</text:p>
          </table:table-cell>
          <table:table-cell office:value-type="float" office:value="41519289256" calcext:value-type="float">
            <text:p>4151928925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59.8" calcext:value-type="float">
            <text:p>1959,8</text:p>
          </table:table-cell>
          <table:table-cell office:value-type="float" office:value="6400" calcext:value-type="float">
            <text:p>6400</text:p>
          </table:table-cell>
          <table:table-cell office:value-type="float" office:value="5943.8" calcext:value-type="float">
            <text:p>5943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785316" calcext:value-type="float">
            <text:p>1785316</text:p>
          </table:table-cell>
          <table:table-cell office:value-type="float" office:value="2511.176" calcext:value-type="float">
            <text:p>2511,176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511.29" calcext:value-type="float">
            <text:p>2511,29</text:p>
          </table:table-cell>
          <table:table-cell table:number-columns-repeated="1003"/>
        </table:table-row>
        <table:table-row table:style-name="ro1">
          <table:table-cell office:value-type="float" office:value="5538828" calcext:value-type="float">
            <text:p>5538828</text:p>
          </table:table-cell>
          <table:table-cell office:value-type="float" office:value="41977856316" calcext:value-type="float">
            <text:p>4197785631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655.9" calcext:value-type="float">
            <text:p>3655,9</text:p>
          </table:table-cell>
          <table:table-cell office:value-type="float" office:value="6400" calcext:value-type="float">
            <text:p>6400</text:p>
          </table:table-cell>
          <table:table-cell office:value-type="float" office:value="5943.8" calcext:value-type="float">
            <text:p>5943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805034" calcext:value-type="float">
            <text:p>1805034</text:p>
          </table:table-cell>
          <table:table-cell office:value-type="float" office:value="2538.596" calcext:value-type="float">
            <text:p>2538,596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538.705" calcext:value-type="float">
            <text:p>2538,705</text:p>
          </table:table-cell>
          <table:table-cell table:number-columns-repeated="1003"/>
        </table:table-row>
        <table:table-row table:style-name="ro1">
          <table:table-cell office:value-type="float" office:value="5599032" calcext:value-type="float">
            <text:p>5599032</text:p>
          </table:table-cell>
          <table:table-cell office:value-type="float" office:value="42435839286" calcext:value-type="float">
            <text:p>4243583928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216" calcext:value-type="float">
            <text:p>5216</text:p>
          </table:table-cell>
          <table:table-cell office:value-type="float" office:value="6400" calcext:value-type="float">
            <text:p>6400</text:p>
          </table:table-cell>
          <table:table-cell office:value-type="float" office:value="5944.9" calcext:value-type="float">
            <text:p>5944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824726" calcext:value-type="float">
            <text:p>1824726</text:p>
          </table:table-cell>
          <table:table-cell office:value-type="float" office:value="2566.106" calcext:value-type="float">
            <text:p>2566,106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566.215" calcext:value-type="float">
            <text:p>2566,215</text:p>
          </table:table-cell>
          <table:table-cell table:number-columns-repeated="1003"/>
        </table:table-row>
        <table:table-row table:style-name="ro1">
          <table:table-cell office:value-type="float" office:value="5659252" calcext:value-type="float">
            <text:p>5659252</text:p>
          </table:table-cell>
          <table:table-cell office:value-type="float" office:value="42896981898" calcext:value-type="float">
            <text:p>42896981898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816.1" calcext:value-type="float">
            <text:p>6816,1</text:p>
          </table:table-cell>
          <table:table-cell office:value-type="float" office:value="6400" calcext:value-type="float">
            <text:p>6400</text:p>
          </table:table-cell>
          <table:table-cell office:value-type="float" office:value="5944.9" calcext:value-type="float">
            <text:p>5944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844558" calcext:value-type="float">
            <text:p>1844558</text:p>
          </table:table-cell>
          <table:table-cell office:value-type="float" office:value="2593.453" calcext:value-type="float">
            <text:p>2593,453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593.562" calcext:value-type="float">
            <text:p>2593,562</text:p>
          </table:table-cell>
          <table:table-cell table:number-columns-repeated="1003"/>
        </table:table-row>
        <table:table-row table:style-name="ro1">
          <table:table-cell office:value-type="float" office:value="5719440" calcext:value-type="float">
            <text:p>5719440</text:p>
          </table:table-cell>
          <table:table-cell office:value-type="float" office:value="43361381526" calcext:value-type="float">
            <text:p>4336138152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768.2" calcext:value-type="float">
            <text:p>8768,2</text:p>
          </table:table-cell>
          <table:table-cell office:value-type="float" office:value="6400" calcext:value-type="float">
            <text:p>6400</text:p>
          </table:table-cell>
          <table:table-cell office:value-type="float" office:value="5944.9" calcext:value-type="float">
            <text:p>5944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864528" calcext:value-type="float">
            <text:p>1864528</text:p>
          </table:table-cell>
          <table:table-cell office:value-type="float" office:value="2620.854" calcext:value-type="float">
            <text:p>2620,854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620.963" calcext:value-type="float">
            <text:p>2620,963</text:p>
          </table:table-cell>
          <table:table-cell table:number-columns-repeated="1003"/>
        </table:table-row>
        <table:table-row table:style-name="ro1">
          <table:table-cell office:value-type="float" office:value="5779628" calcext:value-type="float">
            <text:p>5779628</text:p>
          </table:table-cell>
          <table:table-cell office:value-type="float" office:value="43823179386" calcext:value-type="float">
            <text:p>4382317938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592.3" calcext:value-type="float">
            <text:p>10592,3</text:p>
          </table:table-cell>
          <table:table-cell office:value-type="float" office:value="6400" calcext:value-type="float">
            <text:p>6400</text:p>
          </table:table-cell>
          <table:table-cell office:value-type="float" office:value="5945.8" calcext:value-type="float">
            <text:p>5945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884381" calcext:value-type="float">
            <text:p>1884381</text:p>
          </table:table-cell>
          <table:table-cell office:value-type="float" office:value="2648.209" calcext:value-type="float">
            <text:p>2648,209</text:p>
          </table:table-cell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,109</text:p>
          </table:table-cell>
          <table:table-cell office:value-type="float" office:value="2648.318" calcext:value-type="float">
            <text:p>2648,318</text:p>
          </table:table-cell>
          <table:table-cell table:number-columns-repeated="1003"/>
        </table:table-row>
        <table:table-row table:style-name="ro1">
          <table:table-cell office:value-type="float" office:value="5839817" calcext:value-type="float">
            <text:p>5839817</text:p>
          </table:table-cell>
          <table:table-cell office:value-type="float" office:value="44281256884" calcext:value-type="float">
            <text:p>4428125688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44" calcext:value-type="float">
            <text:p>1944</text:p>
          </table:table-cell>
          <table:table-cell office:value-type="float" office:value="6400" calcext:value-type="float">
            <text:p>6400</text:p>
          </table:table-cell>
          <table:table-cell office:value-type="float" office:value="5945.8" calcext:value-type="float">
            <text:p>5945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04080" calcext:value-type="float">
            <text:p>1904080</text:p>
          </table:table-cell>
          <table:table-cell office:value-type="float" office:value="2675.709" calcext:value-type="float">
            <text:p>2675,709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675.824" calcext:value-type="float">
            <text:p>2675,824</text:p>
          </table:table-cell>
          <table:table-cell table:number-columns-repeated="1003"/>
        </table:table-row>
        <table:table-row table:style-name="ro1">
          <table:table-cell office:value-type="float" office:value="5900016" calcext:value-type="float">
            <text:p>5900016</text:p>
          </table:table-cell>
          <table:table-cell office:value-type="float" office:value="44746775224" calcext:value-type="float">
            <text:p>4474677522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448.1" calcext:value-type="float">
            <text:p>3448,1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24097" calcext:value-type="float">
            <text:p>1924097</text:p>
          </table:table-cell>
          <table:table-cell office:value-type="float" office:value="2703.111" calcext:value-type="float">
            <text:p>2703,111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703.227" calcext:value-type="float">
            <text:p>2703,227</text:p>
          </table:table-cell>
          <table:table-cell table:number-columns-repeated="1003"/>
        </table:table-row>
        <table:table-row table:style-name="ro1">
          <table:table-cell office:value-type="float" office:value="5960214" calcext:value-type="float">
            <text:p>5960214</text:p>
          </table:table-cell>
          <table:table-cell office:value-type="float" office:value="45218432490" calcext:value-type="float">
            <text:p>45218432490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448.2" calcext:value-type="float">
            <text:p>5448,2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44377" calcext:value-type="float">
            <text:p>1944377</text:p>
          </table:table-cell>
          <table:table-cell office:value-type="float" office:value="2730.532" calcext:value-type="float">
            <text:p>2730,532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730.648" calcext:value-type="float">
            <text:p>2730,648</text:p>
          </table:table-cell>
          <table:table-cell table:number-columns-repeated="1003"/>
        </table:table-row>
        <table:table-row table:style-name="ro1">
          <table:table-cell office:value-type="float" office:value="6020411" calcext:value-type="float">
            <text:p>6020411</text:p>
          </table:table-cell>
          <table:table-cell office:value-type="float" office:value="45692442916" calcext:value-type="float">
            <text:p>45692442916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896.3" calcext:value-type="float">
            <text:p>6896,3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64761" calcext:value-type="float">
            <text:p>1964761</text:p>
          </table:table-cell>
          <table:table-cell office:value-type="float" office:value="2757.973" calcext:value-type="float">
            <text:p>2757,973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758.088" calcext:value-type="float">
            <text:p>2758,088</text:p>
          </table:table-cell>
          <table:table-cell table:number-columns-repeated="1003"/>
        </table:table-row>
        <table:table-row table:style-name="ro1">
          <table:table-cell office:value-type="float" office:value="6080608" calcext:value-type="float">
            <text:p>6080608</text:p>
          </table:table-cell>
          <table:table-cell office:value-type="float" office:value="46159468224" calcext:value-type="float">
            <text:p>46159468224</text:p>
          </table:table-cell>
          <table:table-cell office:value-type="float" office:value="409" calcext:value-type="float">
            <text:p>409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696.4" calcext:value-type="float">
            <text:p>8696,4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1984842" calcext:value-type="float">
            <text:p>1984842</text:p>
          </table:table-cell>
          <table:table-cell office:value-type="float" office:value="2785.318" calcext:value-type="float">
            <text:p>2785,318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785.434" calcext:value-type="float">
            <text:p>2785,434</text:p>
          </table:table-cell>
          <table:table-cell table:number-columns-repeated="1003"/>
        </table:table-row>
        <table:table-row table:style-name="ro1">
          <table:table-cell office:value-type="float" office:value="6140801" calcext:value-type="float">
            <text:p>6140801</text:p>
          </table:table-cell>
          <table:table-cell office:value-type="float" office:value="46630079754" calcext:value-type="float">
            <text:p>46630079754</text:p>
          </table:table-cell>
          <table:table-cell office:value-type="float" office:value="410" calcext:value-type="float">
            <text:p>410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328.5" calcext:value-type="float">
            <text:p>10328,5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005078" calcext:value-type="float">
            <text:p>2005078</text:p>
          </table:table-cell>
          <table:table-cell office:value-type="float" office:value="2812.746" calcext:value-type="float">
            <text:p>2812,746</text:p>
          </table:table-cell>
          <table:table-cell office:value-type="float" office:value="16" calcext:value-type="float">
            <text:p>16</text:p>
          </table:table-cell>
          <table:table-cell office:value-type="float" office:value="0.116" calcext:value-type="float">
            <text:p>0,116</text:p>
          </table:table-cell>
          <table:table-cell office:value-type="float" office:value="2812.862" calcext:value-type="float">
            <text:p>2812,862</text:p>
          </table:table-cell>
          <table:table-cell table:number-columns-repeated="1003"/>
        </table:table-row>
        <table:table-row table:style-name="ro1">
          <table:table-cell office:value-type="float" office:value="6201005" calcext:value-type="float">
            <text:p>6201005</text:p>
          </table:table-cell>
          <table:table-cell office:value-type="float" office:value="47096187174" calcext:value-type="float">
            <text:p>47096187174</text:p>
          </table:table-cell>
          <table:table-cell office:value-type="float" office:value="410" calcext:value-type="float">
            <text:p>410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967.9" calcext:value-type="float">
            <text:p>1967,9</text:p>
          </table:table-cell>
          <table:table-cell office:value-type="float" office:value="6400" calcext:value-type="float">
            <text:p>6400</text:p>
          </table:table-cell>
          <table:table-cell office:value-type="float" office:value="5947.6" calcext:value-type="float">
            <text:p>5947,6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025121" calcext:value-type="float">
            <text:p>2025121</text:p>
          </table:table-cell>
          <table:table-cell office:value-type="float" office:value="2840.216" calcext:value-type="float">
            <text:p>2840,216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840.337" calcext:value-type="float">
            <text:p>2840,337</text:p>
          </table:table-cell>
          <table:table-cell table:number-columns-repeated="1003"/>
        </table:table-row>
        <table:table-row table:style-name="ro1">
          <table:table-cell office:value-type="float" office:value="6261207" calcext:value-type="float">
            <text:p>6261207</text:p>
          </table:table-cell>
          <table:table-cell office:value-type="float" office:value="47564020334" calcext:value-type="float">
            <text:p>47564020334</text:p>
          </table:table-cell>
          <table:table-cell office:value-type="float" office:value="410" calcext:value-type="float">
            <text:p>410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752" calcext:value-type="float">
            <text:p>3752</text:p>
          </table:table-cell>
          <table:table-cell office:value-type="float" office:value="6400" calcext:value-type="float">
            <text:p>6400</text:p>
          </table:table-cell>
          <table:table-cell office:value-type="float" office:value="5947.9" calcext:value-type="float">
            <text:p>5947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045237" calcext:value-type="float">
            <text:p>2045237</text:p>
          </table:table-cell>
          <table:table-cell office:value-type="float" office:value="2867.697" calcext:value-type="float">
            <text:p>2867,697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867.819" calcext:value-type="float">
            <text:p>2867,819</text:p>
          </table:table-cell>
          <table:table-cell table:number-columns-repeated="1003"/>
        </table:table-row>
        <table:table-row table:style-name="ro1">
          <table:table-cell office:value-type="float" office:value="6321392" calcext:value-type="float">
            <text:p>6321392</text:p>
          </table:table-cell>
          <table:table-cell office:value-type="float" office:value="48035723596" calcext:value-type="float">
            <text:p>48035723596</text:p>
          </table:table-cell>
          <table:table-cell office:value-type="float" office:value="410" calcext:value-type="float">
            <text:p>410</text:p>
          </table:table-cell>
          <table:table-cell office:value-type="float" office:value="67520" calcext:value-type="float">
            <text:p>675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440.1" calcext:value-type="float">
            <text:p>5440,1</text:p>
          </table:table-cell>
          <table:table-cell office:value-type="float" office:value="6400" calcext:value-type="float">
            <text:p>6400</text:p>
          </table:table-cell>
          <table:table-cell office:value-type="float" office:value="5947.9" calcext:value-type="float">
            <text:p>5947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065521" calcext:value-type="float">
            <text:p>2065521</text:p>
          </table:table-cell>
          <table:table-cell office:value-type="float" office:value="2895.121" calcext:value-type="float">
            <text:p>2895,121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895.242" calcext:value-type="float">
            <text:p>2895,242</text:p>
          </table:table-cell>
          <table:table-cell table:number-columns-repeated="1003"/>
        </table:table-row>
        <table:table-row table:style-name="ro1">
          <table:table-cell office:value-type="float" office:value="6381587" calcext:value-type="float">
            <text:p>6381587</text:p>
          </table:table-cell>
          <table:table-cell office:value-type="float" office:value="48504008148" calcext:value-type="float">
            <text:p>48504008148</text:p>
          </table:table-cell>
          <table:table-cell office:value-type="float" office:value="410" calcext:value-type="float">
            <text:p>410</text:p>
          </table:table-cell>
          <table:table-cell office:value-type="float" office:value="67532" calcext:value-type="float">
            <text:p>675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168.2" calcext:value-type="float">
            <text:p>7168,2</text:p>
          </table:table-cell>
          <table:table-cell office:value-type="float" office:value="6400" calcext:value-type="float">
            <text:p>6400</text:p>
          </table:table-cell>
          <table:table-cell office:value-type="float" office:value="5947.9" calcext:value-type="float">
            <text:p>5947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085657" calcext:value-type="float">
            <text:p>2085657</text:p>
          </table:table-cell>
          <table:table-cell office:value-type="float" office:value="2922.572" calcext:value-type="float">
            <text:p>2922,572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922.694" calcext:value-type="float">
            <text:p>2922,694</text:p>
          </table:table-cell>
          <table:table-cell table:number-columns-repeated="1003"/>
        </table:table-row>
        <table:table-row table:style-name="ro1">
          <table:table-cell office:value-type="float" office:value="6441809" calcext:value-type="float">
            <text:p>6441809</text:p>
          </table:table-cell>
          <table:table-cell office:value-type="float" office:value="48970550030" calcext:value-type="float">
            <text:p>48970550030</text:p>
          </table:table-cell>
          <table:table-cell office:value-type="float" office:value="410" calcext:value-type="float">
            <text:p>410</text:p>
          </table:table-cell>
          <table:table-cell office:value-type="float" office:value="67532" calcext:value-type="float">
            <text:p>675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856.3" calcext:value-type="float">
            <text:p>8856,3</text:p>
          </table:table-cell>
          <table:table-cell office:value-type="float" office:value="6400" calcext:value-type="float">
            <text:p>6400</text:p>
          </table:table-cell>
          <table:table-cell office:value-type="float" office:value="5949.1" calcext:value-type="float">
            <text:p>5949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05718" calcext:value-type="float">
            <text:p>2105718</text:p>
          </table:table-cell>
          <table:table-cell office:value-type="float" office:value="2949.965" calcext:value-type="float">
            <text:p>2949,965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950.086" calcext:value-type="float">
            <text:p>2950,086</text:p>
          </table:table-cell>
          <table:table-cell table:number-columns-repeated="1003"/>
        </table:table-row>
        <table:table-row table:style-name="ro1">
          <table:table-cell office:value-type="float" office:value="6502004" calcext:value-type="float">
            <text:p>6502004</text:p>
          </table:table-cell>
          <table:table-cell office:value-type="float" office:value="49436065200" calcext:value-type="float">
            <text:p>49436065200</text:p>
          </table:table-cell>
          <table:table-cell office:value-type="float" office:value="410" calcext:value-type="float">
            <text:p>410</text:p>
          </table:table-cell>
          <table:table-cell office:value-type="float" office:value="67532" calcext:value-type="float">
            <text:p>67532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448.3" calcext:value-type="float">
            <text:p>10448,3</text:p>
          </table:table-cell>
          <table:table-cell office:value-type="float" office:value="6400" calcext:value-type="float">
            <text:p>6400</text:p>
          </table:table-cell>
          <table:table-cell office:value-type="float" office:value="5949.1" calcext:value-type="float">
            <text:p>5949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25734" calcext:value-type="float">
            <text:p>2125734</text:p>
          </table:table-cell>
          <table:table-cell office:value-type="float" office:value="2977.232" calcext:value-type="float">
            <text:p>2977,232</text:p>
          </table:table-cell>
          <table:table-cell office:value-type="float" office:value="17" calcext:value-type="float">
            <text:p>17</text:p>
          </table:table-cell>
          <table:table-cell office:value-type="float" office:value="0.121" calcext:value-type="float">
            <text:p>0,121</text:p>
          </table:table-cell>
          <table:table-cell office:value-type="float" office:value="2977.354" calcext:value-type="float">
            <text:p>2977,354</text:p>
          </table:table-cell>
          <table:table-cell table:number-columns-repeated="1003"/>
        </table:table-row>
        <table:table-row table:style-name="ro1">
          <table:table-cell office:value-type="float" office:value="6562190" calcext:value-type="float">
            <text:p>6562190</text:p>
          </table:table-cell>
          <table:table-cell office:value-type="float" office:value="49902068982" calcext:value-type="float">
            <text:p>49902068982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631.1" calcext:value-type="float">
            <text:p>1631,1</text:p>
          </table:table-cell>
          <table:table-cell office:value-type="float" office:value="6400" calcext:value-type="float">
            <text:p>6400</text:p>
          </table:table-cell>
          <table:table-cell office:value-type="float" office:value="5949.1" calcext:value-type="float">
            <text:p>5949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45772" calcext:value-type="float">
            <text:p>2145772</text:p>
          </table:table-cell>
          <table:table-cell office:value-type="float" office:value="3004.633" calcext:value-type="float">
            <text:p>3004,633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004.762" calcext:value-type="float">
            <text:p>3004,762</text:p>
          </table:table-cell>
          <table:table-cell table:number-columns-repeated="1003"/>
        </table:table-row>
        <table:table-row table:style-name="ro1">
          <table:table-cell office:value-type="float" office:value="6622377" calcext:value-type="float">
            <text:p>6622377</text:p>
          </table:table-cell>
          <table:table-cell office:value-type="float" office:value="50367399300" calcext:value-type="float">
            <text:p>50367399300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3511.2" calcext:value-type="float">
            <text:p>3511,2</text:p>
          </table:table-cell>
          <table:table-cell office:value-type="float" office:value="6400" calcext:value-type="float">
            <text:p>6400</text:p>
          </table:table-cell>
          <table:table-cell office:value-type="float" office:value="5949.1" calcext:value-type="float">
            <text:p>5949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65781" calcext:value-type="float">
            <text:p>2165781</text:p>
          </table:table-cell>
          <table:table-cell office:value-type="float" office:value="3032.106" calcext:value-type="float">
            <text:p>3032,106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032.237" calcext:value-type="float">
            <text:p>3032,237</text:p>
          </table:table-cell>
          <table:table-cell table:number-columns-repeated="1003"/>
        </table:table-row>
        <table:table-row table:style-name="ro1">
          <table:table-cell office:value-type="float" office:value="6682571" calcext:value-type="float">
            <text:p>6682571</text:p>
          </table:table-cell>
          <table:table-cell office:value-type="float" office:value="50833592896" calcext:value-type="float">
            <text:p>50833592896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5311.3" calcext:value-type="float">
            <text:p>5311,3</text:p>
          </table:table-cell>
          <table:table-cell office:value-type="float" office:value="6400" calcext:value-type="float">
            <text:p>6400</text:p>
          </table:table-cell>
          <table:table-cell office:value-type="float" office:value="5949.1" calcext:value-type="float">
            <text:p>5949,1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185827" calcext:value-type="float">
            <text:p>2185827</text:p>
          </table:table-cell>
          <table:table-cell office:value-type="float" office:value="3059.606" calcext:value-type="float">
            <text:p>3059,606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059.735" calcext:value-type="float">
            <text:p>3059,735</text:p>
          </table:table-cell>
          <table:table-cell table:number-columns-repeated="1003"/>
        </table:table-row>
        <table:table-row table:style-name="ro1">
          <table:table-cell office:value-type="float" office:value="6742762" calcext:value-type="float">
            <text:p>6742762</text:p>
          </table:table-cell>
          <table:table-cell office:value-type="float" office:value="51301414052" calcext:value-type="float">
            <text:p>51301414052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871.4" calcext:value-type="float">
            <text:p>6871,4</text:p>
          </table:table-cell>
          <table:table-cell office:value-type="float" office:value="6400" calcext:value-type="float">
            <text:p>6400</text:p>
          </table:table-cell>
          <table:table-cell office:value-type="float" office:value="5949.7" calcext:value-type="float">
            <text:p>5949,7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205942" calcext:value-type="float">
            <text:p>2205942</text:p>
          </table:table-cell>
          <table:table-cell office:value-type="float" office:value="3086.977" calcext:value-type="float">
            <text:p>3086,977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087.106" calcext:value-type="float">
            <text:p>3087,106</text:p>
          </table:table-cell>
          <table:table-cell table:number-columns-repeated="1003"/>
        </table:table-row>
        <table:table-row table:style-name="ro1">
          <table:table-cell office:value-type="float" office:value="6802947" calcext:value-type="float">
            <text:p>6802947</text:p>
          </table:table-cell>
          <table:table-cell office:value-type="float" office:value="51769514038" calcext:value-type="float">
            <text:p>51769514038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8663.6" calcext:value-type="float">
            <text:p>8663,6</text:p>
          </table:table-cell>
          <table:table-cell office:value-type="float" office:value="6400" calcext:value-type="float">
            <text:p>6400</text:p>
          </table:table-cell>
          <table:table-cell office:value-type="float" office:value="5950" calcext:value-type="float">
            <text:p>5950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226070" calcext:value-type="float">
            <text:p>2226070</text:p>
          </table:table-cell>
          <table:table-cell office:value-type="float" office:value="3114.419" calcext:value-type="float">
            <text:p>3114,419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114.548" calcext:value-type="float">
            <text:p>3114,548</text:p>
          </table:table-cell>
          <table:table-cell table:number-columns-repeated="1003"/>
        </table:table-row>
        <table:table-row table:style-name="ro1">
          <table:table-cell office:value-type="float" office:value="6863146" calcext:value-type="float">
            <text:p>6863146</text:p>
          </table:table-cell>
          <table:table-cell office:value-type="float" office:value="52240201856" calcext:value-type="float">
            <text:p>52240201856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10719.7" calcext:value-type="float">
            <text:p>10719,7</text:p>
          </table:table-cell>
          <table:table-cell office:value-type="float" office:value="6400" calcext:value-type="float">
            <text:p>6400</text:p>
          </table:table-cell>
          <table:table-cell office:value-type="float" office:value="5950.9" calcext:value-type="float">
            <text:p>5950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246309" calcext:value-type="float">
            <text:p>2246309</text:p>
          </table:table-cell>
          <table:table-cell office:value-type="float" office:value="3141.796" calcext:value-type="float">
            <text:p>3141,796</text:p>
          </table:table-cell>
          <table:table-cell office:value-type="float" office:value="18" calcext:value-type="float">
            <text:p>18</text:p>
          </table:table-cell>
          <table:table-cell office:value-type="float" office:value="0.129" calcext:value-type="float">
            <text:p>0,129</text:p>
          </table:table-cell>
          <table:table-cell office:value-type="float" office:value="3141.925" calcext:value-type="float">
            <text:p>3141,925</text:p>
          </table:table-cell>
          <table:table-cell table:number-columns-repeated="1003"/>
        </table:table-row>
        <table:table-row table:style-name="ro1">
          <table:table-cell office:value-type="float" office:value="6923333" calcext:value-type="float">
            <text:p>6923333</text:p>
          </table:table-cell>
          <table:table-cell office:value-type="float" office:value="52711383956" calcext:value-type="float">
            <text:p>52711383956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2472.1" calcext:value-type="float">
            <text:p>2472,1</text:p>
          </table:table-cell>
          <table:table-cell office:value-type="float" office:value="6400" calcext:value-type="float">
            <text:p>6400</text:p>
          </table:table-cell>
          <table:table-cell office:value-type="float" office:value="5951.5" calcext:value-type="float">
            <text:p>5951,5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266571" calcext:value-type="float">
            <text:p>2266571</text:p>
          </table:table-cell>
          <table:table-cell office:value-type="float" office:value="3169.385" calcext:value-type="float">
            <text:p>3169,385</text:p>
          </table:table-cell>
          <table:table-cell office:value-type="float" office:value="19" calcext:value-type="float">
            <text:p>19</text:p>
          </table:table-cell>
          <table:table-cell office:value-type="float" office:value="0.136" calcext:value-type="float">
            <text:p>0,136</text:p>
          </table:table-cell>
          <table:table-cell office:value-type="float" office:value="3169.521" calcext:value-type="float">
            <text:p>3169,521</text:p>
          </table:table-cell>
          <table:table-cell table:number-columns-repeated="1003"/>
        </table:table-row>
        <table:table-row table:style-name="ro1">
          <table:table-cell office:value-type="float" office:value="6983533" calcext:value-type="float">
            <text:p>6983533</text:p>
          </table:table-cell>
          <table:table-cell office:value-type="float" office:value="53183577620" calcext:value-type="float">
            <text:p>53183577620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4192.2" calcext:value-type="float">
            <text:p>4192,2</text:p>
          </table:table-cell>
          <table:table-cell office:value-type="float" office:value="6400" calcext:value-type="float">
            <text:p>6400</text:p>
          </table:table-cell>
          <table:table-cell office:value-type="float" office:value="5951.8" calcext:value-type="float">
            <text:p>5951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286874" calcext:value-type="float">
            <text:p>2286874</text:p>
          </table:table-cell>
          <table:table-cell office:value-type="float" office:value="3196.852" calcext:value-type="float">
            <text:p>3196,852</text:p>
          </table:table-cell>
          <table:table-cell office:value-type="float" office:value="19" calcext:value-type="float">
            <text:p>19</text:p>
          </table:table-cell>
          <table:table-cell office:value-type="float" office:value="0.136" calcext:value-type="float">
            <text:p>0,136</text:p>
          </table:table-cell>
          <table:table-cell office:value-type="float" office:value="3196.988" calcext:value-type="float">
            <text:p>3196,988</text:p>
          </table:table-cell>
          <table:table-cell table:number-columns-repeated="1003"/>
        </table:table-row>
        <table:table-row table:style-name="ro1">
          <table:table-cell office:value-type="float" office:value="7043739" calcext:value-type="float">
            <text:p>7043739</text:p>
          </table:table-cell>
          <table:table-cell office:value-type="float" office:value="53654306278" calcext:value-type="float">
            <text:p>53654306278</text:p>
          </table:table-cell>
          <table:table-cell office:value-type="float" office:value="410" calcext:value-type="float">
            <text:p>410</text:p>
          </table:table-cell>
          <table:table-cell office:value-type="float" office:value="67584" calcext:value-type="float">
            <text:p>6758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6008.3" calcext:value-type="float">
            <text:p>6008,3</text:p>
          </table:table-cell>
          <table:table-cell office:value-type="float" office:value="6400" calcext:value-type="float">
            <text:p>6400</text:p>
          </table:table-cell>
          <table:table-cell office:value-type="float" office:value="5952.8" calcext:value-type="float">
            <text:p>5952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307116" calcext:value-type="float">
            <text:p>2307116</text:p>
          </table:table-cell>
          <table:table-cell office:value-type="float" office:value="3224.371" calcext:value-type="float">
            <text:p>3224,371</text:p>
          </table:table-cell>
          <table:table-cell office:value-type="float" office:value="19" calcext:value-type="float">
            <text:p>19</text:p>
          </table:table-cell>
          <table:table-cell office:value-type="float" office:value="0.136" calcext:value-type="float">
            <text:p>0,136</text:p>
          </table:table-cell>
          <table:table-cell office:value-type="float" office:value="3224.508" calcext:value-type="float">
            <text:p>3224,508</text:p>
          </table:table-cell>
          <table:table-cell table:number-columns-repeated="1003"/>
        </table:table-row>
        <table:table-row table:style-name="ro1">
          <table:table-cell office:value-type="float" office:value="7103928" calcext:value-type="float">
            <text:p>7103928</text:p>
          </table:table-cell>
          <table:table-cell office:value-type="float" office:value="54119218732" calcext:value-type="float">
            <text:p>54119218732</text:p>
          </table:table-cell>
          <table:table-cell office:value-type="float" office:value="410" calcext:value-type="float">
            <text:p>410</text:p>
          </table:table-cell>
          <table:table-cell office:value-type="float" office:value="67588" calcext:value-type="float">
            <text:p>6758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office:value-type="float" office:value="7880.4" calcext:value-type="float">
            <text:p>7880,4</text:p>
          </table:table-cell>
          <table:table-cell office:value-type="float" office:value="6400" calcext:value-type="float">
            <text:p>6400</text:p>
          </table:table-cell>
          <table:table-cell office:value-type="float" office:value="5952.8" calcext:value-type="float">
            <text:p>5952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327106" calcext:value-type="float">
            <text:p>2327106</text:p>
          </table:table-cell>
          <table:table-cell office:value-type="float" office:value="3251.737" calcext:value-type="float">
            <text:p>3251,737</text:p>
          </table:table-cell>
          <table:table-cell office:value-type="float" office:value="19" calcext:value-type="float">
            <text:p>19</text:p>
          </table:table-cell>
          <table:table-cell office:value-type="float" office:value="0.136" calcext:value-type="float">
            <text:p>0,136</text:p>
          </table:table-cell>
          <table:table-cell office:value-type="float" office:value="3251.873" calcext:value-type="float">
            <text:p>3251,873</text:p>
          </table:table-cell>
          <table:table-cell table:number-columns-repeated="1003"/>
        </table:table-row>
        <table:table-row table:style-name="ro1">
          <table:table-cell office:value-type="float" office:value="7164123" calcext:value-type="float">
            <text:p>7164123</text:p>
          </table:table-cell>
          <table:table-cell office:value-type="float" office:value="54580641820" calcext:value-type="float">
            <text:p>54580641820</text:p>
          </table:table-cell>
          <table:table-cell office:value-type="float" office:value="410" calcext:value-type="float">
            <text:p>410</text:p>
          </table:table-cell>
          <table:table-cell office:value-type="float" office:value="67588" calcext:value-type="float">
            <text:p>6758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1264" calcext:value-type="float">
            <text:p>11264</text:p>
          </table:table-cell>
          <table:table-cell office:value-type="float" office:value="9592.6" calcext:value-type="float">
            <text:p>9592,6</text:p>
          </table:table-cell>
          <table:table-cell office:value-type="float" office:value="6400" calcext:value-type="float">
            <text:p>6400</text:p>
          </table:table-cell>
          <table:table-cell office:value-type="float" office:value="5952.8" calcext:value-type="float">
            <text:p>5952,8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346949" calcext:value-type="float">
            <text:p>2346949</text:p>
          </table:table-cell>
          <table:table-cell office:value-type="float" office:value="3279.118" calcext:value-type="float">
            <text:p>3279,118</text:p>
          </table:table-cell>
          <table:table-cell office:value-type="float" office:value="19" calcext:value-type="float">
            <text:p>19</text:p>
          </table:table-cell>
          <table:table-cell office:value-type="float" office:value="0.136" calcext:value-type="float">
            <text:p>0,136</text:p>
          </table:table-cell>
          <table:table-cell office:value-type="float" office:value="3279.254" calcext:value-type="float">
            <text:p>3279,254</text:p>
          </table:table-cell>
          <table:table-cell table:number-columns-repeated="1003"/>
        </table:table-row>
        <table:table-row table:style-name="ro1">
          <table:table-cell office:value-type="float" office:value="7224377" calcext:value-type="float">
            <text:p>7224377</text:p>
          </table:table-cell>
          <table:table-cell office:value-type="float" office:value="54853411380" calcext:value-type="float">
            <text:p>54853411380</text:p>
          </table:table-cell>
          <table:table-cell office:value-type="float" office:value="409" calcext:value-type="float">
            <text:p>409</text:p>
          </table:table-cell>
          <table:table-cell office:value-type="float" office:value="67304" calcext:value-type="float">
            <text:p>67304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28.1" calcext:value-type="float">
            <text:p>28,1</text:p>
          </table:table-cell>
          <table:table-cell office:value-type="float" office:value="11264" calcext:value-type="float">
            <text:p>11264</text:p>
          </table:table-cell>
          <table:table-cell office:value-type="float" office:value="941.2" calcext:value-type="float">
            <text:p>941,2</text:p>
          </table:table-cell>
          <table:table-cell office:value-type="float" office:value="6400" calcext:value-type="float">
            <text:p>6400</text:p>
          </table:table-cell>
          <table:table-cell office:value-type="float" office:value="5952.9" calcext:value-type="float">
            <text:p>5952,9</text:p>
          </table:table-cell>
          <table:table-cell office:value-type="float" office:value="768" calcext:value-type="float">
            <text:p>768</text:p>
          </table:table-cell>
          <table:table-cell office:value-type="float" office:value="659.8" calcext:value-type="float">
            <text:p>659,8</text:p>
          </table:table-cell>
          <table:table-cell office:value-type="float" office:value="2358686" calcext:value-type="float">
            <text:p>2358686</text:p>
          </table:table-cell>
          <table:table-cell office:value-type="float" office:value="3295.459" calcext:value-type="float">
            <text:p>3295,459</text:p>
          </table:table-cell>
          <table:table-cell office:value-type="float" office:value="22" calcext:value-type="float">
            <text:p>22</text:p>
          </table:table-cell>
          <table:table-cell office:value-type="float" office:value="0.161" calcext:value-type="float">
            <text:p>0,161</text:p>
          </table:table-cell>
          <table:table-cell office:value-type="float" office:value="3295.62" calcext:value-type="float">
            <text:p>3295,62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1" draw:text-style-name="P1" svg:width="270.13mm" svg:height="158.04mm" svg:x="209.59mm" svg:y="4.52mm">
            <loext:p draw:notify-on-update-of-ranges="graph.A2:graph.A122 graph.B1:graph.B1 graph.B2:graph.B121 graph.C1:graph.C1 graph.C2:graph.C122 graph.E1:graph.E1 graph.E2:graph.E122 graph.D1:graph.D1 graph.D2:graph.D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7" table:default-cell-style-name="ce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18" table:default-cell-style-name="ce4"/>
        <table:table-row table:style-name="ro1">
          <table:table-cell table:style-name="ce3" office:value-type="string" calcext:value-type="string">
            <text:p>Time (min)</text:p>
          </table:table-cell>
          <table:table-cell table:style-name="ce5" office:value-type="string" calcext:value-type="string">
            <text:p>Hashes / s</text:p>
          </table:table-cell>
          <table:table-cell office:value-type="string" calcext:value-type="string">
            <text:p>Process memory (MB)</text:p>
          </table:table-cell>
          <table:table-cell office:value-type="string" calcext:value-type="string">
            <text:p>Heap utilization (MB)</text:p>
          </table:table-cell>
          <table:table-cell office:value-type="string" calcext:value-type="string">
            <text:p>Heap and meta space (MB)</text:p>
          </table:table-cell>
          <table:table-cell table:number-columns-repeated="1019"/>
        </table:table-row>
        <table:table-row table:style-name="ro1">
          <table:table-cell table:style-name="ce3" table:formula="of:=ROUND([stats.A2] / 1000 / 60)" office:value-type="float" office:value="0" calcext:value-type="float">
            <text:p>0</text:p>
          </table:table-cell>
          <table:table-cell table:style-name="ce5" table:formula="of:=[stats.B2]" office:value-type="float" office:value="0" calcext:value-type="float">
            <text:p>0,00</text:p>
          </table:table-cell>
          <table:table-cell table:formula="of:=ROUND([stats.D2] / 1024)" office:value-type="float" office:value="34" calcext:value-type="float">
            <text:p>34</text:p>
          </table:table-cell>
          <table:table-cell table:formula="of:=ROUND(([stats.G2]+[stats.H2]+[stats.J2]+[stats.L2]) / 1024)" office:value-type="float" office:value="3" calcext:value-type="float">
            <text:p>3</text:p>
          </table:table-cell>
          <table:table-cell table:formula="of:=ROUND(([stats.E2]+[stats.F2]+[stats.I2]+[stats.K2]+[stats.M2]+[stats.O2]) / 1024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table:formula="of:=ROUND([stats.A3] / 1000 / 60)" office:value-type="float" office:value="1" calcext:value-type="float">
            <text:p>1</text:p>
          </table:table-cell>
          <table:table-cell table:style-name="ce5" table:formula="of:=1000 * ([stats.B3]-[stats.B2])/([stats.A3]-[stats.A2])" office:value-type="float" office:value="8268098.52233106" calcext:value-type="float">
            <text:p>8.268.098,52</text:p>
          </table:table-cell>
          <table:table-cell table:formula="of:=ROUND([stats.D3] / 1024)" office:value-type="float" office:value="47" calcext:value-type="float">
            <text:p>47</text:p>
          </table:table-cell>
          <table:table-cell table:formula="of:=ROUND(([stats.G3]+[stats.H3]+[stats.J3]+[stats.L3]) / 1024)" office:value-type="float" office:value="4" calcext:value-type="float">
            <text:p>4</text:p>
          </table:table-cell>
          <table:table-cell table:formula="of:=ROUND(([stats.E3]+[stats.F3]+[stats.I3]+[stats.K3]+[stats.M3]+[stats.O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] / 1000 / 60)" office:value-type="float" office:value="2" calcext:value-type="float">
            <text:p>2</text:p>
          </table:table-cell>
          <table:table-cell table:style-name="ce5" table:formula="of:=1000 * ([stats.B4]-[stats.B3])/([stats.A4]-[stats.A3])" office:value-type="float" office:value="8363124.78819894" calcext:value-type="float">
            <text:p>8.363.124,79</text:p>
          </table:table-cell>
          <table:table-cell table:formula="of:=ROUND([stats.D4] / 1024)" office:value-type="float" office:value="50" calcext:value-type="float">
            <text:p>50</text:p>
          </table:table-cell>
          <table:table-cell table:formula="of:=ROUND(([stats.G4]+[stats.H4]+[stats.J4]+[stats.L4]) / 1024)" office:value-type="float" office:value="6" calcext:value-type="float">
            <text:p>6</text:p>
          </table:table-cell>
          <table:table-cell table:formula="of:=ROUND(([stats.E4]+[stats.F4]+[stats.I4]+[stats.K4]+[stats.M4]+[stats.O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] / 1000 / 60)" office:value-type="float" office:value="3" calcext:value-type="float">
            <text:p>3</text:p>
          </table:table-cell>
          <table:table-cell table:style-name="ce5" table:formula="of:=1000 * ([stats.B5]-[stats.B4])/([stats.A5]-[stats.A4])" office:value-type="float" office:value="8393849.47593974" calcext:value-type="float">
            <text:p>8.393.849,48</text:p>
          </table:table-cell>
          <table:table-cell table:formula="of:=ROUND([stats.D5] / 1024)" office:value-type="float" office:value="54" calcext:value-type="float">
            <text:p>54</text:p>
          </table:table-cell>
          <table:table-cell table:formula="of:=ROUND(([stats.G5]+[stats.H5]+[stats.J5]+[stats.L5]) / 1024)" office:value-type="float" office:value="8" calcext:value-type="float">
            <text:p>8</text:p>
          </table:table-cell>
          <table:table-cell table:formula="of:=ROUND(([stats.E5]+[stats.F5]+[stats.I5]+[stats.K5]+[stats.M5]+[stats.O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] / 1000 / 60)" office:value-type="float" office:value="4" calcext:value-type="float">
            <text:p>4</text:p>
          </table:table-cell>
          <table:table-cell table:style-name="ce5" table:formula="of:=1000 * ([stats.B6]-[stats.B5])/([stats.A6]-[stats.A5])" office:value-type="float" office:value="8417724.92979512" calcext:value-type="float">
            <text:p>8.417.724,93</text:p>
          </table:table-cell>
          <table:table-cell table:formula="of:=ROUND([stats.D6] / 1024)" office:value-type="float" office:value="56" calcext:value-type="float">
            <text:p>56</text:p>
          </table:table-cell>
          <table:table-cell table:formula="of:=ROUND(([stats.G6]+[stats.H6]+[stats.J6]+[stats.L6]) / 1024)" office:value-type="float" office:value="9" calcext:value-type="float">
            <text:p>9</text:p>
          </table:table-cell>
          <table:table-cell table:formula="of:=ROUND(([stats.E6]+[stats.F6]+[stats.I6]+[stats.K6]+[stats.M6]+[stats.O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] / 1000 / 60)" office:value-type="float" office:value="5" calcext:value-type="float">
            <text:p>5</text:p>
          </table:table-cell>
          <table:table-cell table:style-name="ce5" table:formula="of:=1000 * ([stats.B7]-[stats.B6])/([stats.A7]-[stats.A6])" office:value-type="float" office:value="8315358.36018737" calcext:value-type="float">
            <text:p>8.315.358,36</text:p>
          </table:table-cell>
          <table:table-cell table:formula="of:=ROUND([stats.D7] / 1024)" office:value-type="float" office:value="57" calcext:value-type="float">
            <text:p>57</text:p>
          </table:table-cell>
          <table:table-cell table:formula="of:=ROUND(([stats.G7]+[stats.H7]+[stats.J7]+[stats.L7]) / 1024)" office:value-type="float" office:value="2" calcext:value-type="float">
            <text:p>2</text:p>
          </table:table-cell>
          <table:table-cell table:formula="of:=ROUND(([stats.E7]+[stats.F7]+[stats.I7]+[stats.K7]+[stats.M7]+[stats.O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] / 1000 / 60)" office:value-type="float" office:value="6" calcext:value-type="float">
            <text:p>6</text:p>
          </table:table-cell>
          <table:table-cell table:style-name="ce5" table:formula="of:=1000 * ([stats.B8]-[stats.B7])/([stats.A8]-[stats.A7])" office:value-type="float" office:value="8064118.86845734" calcext:value-type="float">
            <text:p>8.064.118,87</text:p>
          </table:table-cell>
          <table:table-cell table:formula="of:=ROUND([stats.D8] / 1024)" office:value-type="float" office:value="58" calcext:value-type="float">
            <text:p>58</text:p>
          </table:table-cell>
          <table:table-cell table:formula="of:=ROUND(([stats.G8]+[stats.H8]+[stats.J8]+[stats.L8]) / 1024)" office:value-type="float" office:value="4" calcext:value-type="float">
            <text:p>4</text:p>
          </table:table-cell>
          <table:table-cell table:formula="of:=ROUND(([stats.E8]+[stats.F8]+[stats.I8]+[stats.K8]+[stats.M8]+[stats.O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] / 1000 / 60)" office:value-type="float" office:value="7" calcext:value-type="float">
            <text:p>7</text:p>
          </table:table-cell>
          <table:table-cell table:style-name="ce5" table:formula="of:=1000 * ([stats.B9]-[stats.B8])/([stats.A9]-[stats.A8])" office:value-type="float" office:value="8142823.45904635" calcext:value-type="float">
            <text:p>8.142.823,46</text:p>
          </table:table-cell>
          <table:table-cell table:formula="of:=ROUND([stats.D9] / 1024)" office:value-type="float" office:value="58" calcext:value-type="float">
            <text:p>58</text:p>
          </table:table-cell>
          <table:table-cell table:formula="of:=ROUND(([stats.G9]+[stats.H9]+[stats.J9]+[stats.L9]) / 1024)" office:value-type="float" office:value="6" calcext:value-type="float">
            <text:p>6</text:p>
          </table:table-cell>
          <table:table-cell table:formula="of:=ROUND(([stats.E9]+[stats.F9]+[stats.I9]+[stats.K9]+[stats.M9]+[stats.O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] / 1000 / 60)" office:value-type="float" office:value="8" calcext:value-type="float">
            <text:p>8</text:p>
          </table:table-cell>
          <table:table-cell table:style-name="ce5" table:formula="of:=1000 * ([stats.B10]-[stats.B9])/([stats.A10]-[stats.A9])" office:value-type="float" office:value="8113228.68062479" calcext:value-type="float">
            <text:p>8.113.228,68</text:p>
          </table:table-cell>
          <table:table-cell table:formula="of:=ROUND([stats.D10] / 1024)" office:value-type="float" office:value="58" calcext:value-type="float">
            <text:p>58</text:p>
          </table:table-cell>
          <table:table-cell table:formula="of:=ROUND(([stats.G10]+[stats.H10]+[stats.J10]+[stats.L10]) / 1024)" office:value-type="float" office:value="8" calcext:value-type="float">
            <text:p>8</text:p>
          </table:table-cell>
          <table:table-cell table:formula="of:=ROUND(([stats.E10]+[stats.F10]+[stats.I10]+[stats.K10]+[stats.M10]+[stats.O1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] / 1000 / 60)" office:value-type="float" office:value="9" calcext:value-type="float">
            <text:p>9</text:p>
          </table:table-cell>
          <table:table-cell table:style-name="ce5" table:formula="of:=1000 * ([stats.B11]-[stats.B10])/([stats.A11]-[stats.A10])" office:value-type="float" office:value="8166979.2109458" calcext:value-type="float">
            <text:p>8.166.979,21</text:p>
          </table:table-cell>
          <table:table-cell table:formula="of:=ROUND([stats.D11] / 1024)" office:value-type="float" office:value="60" calcext:value-type="float">
            <text:p>60</text:p>
          </table:table-cell>
          <table:table-cell table:formula="of:=ROUND(([stats.G11]+[stats.H11]+[stats.J11]+[stats.L11]) / 1024)" office:value-type="float" office:value="10" calcext:value-type="float">
            <text:p>10</text:p>
          </table:table-cell>
          <table:table-cell table:formula="of:=ROUND(([stats.E11]+[stats.F11]+[stats.I11]+[stats.K11]+[stats.M11]+[stats.O1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2] / 1000 / 60)" office:value-type="float" office:value="10" calcext:value-type="float">
            <text:p>10</text:p>
          </table:table-cell>
          <table:table-cell table:style-name="ce5" table:formula="of:=1000 * ([stats.B12]-[stats.B11])/([stats.A12]-[stats.A11])" office:value-type="float" office:value="8257953.35238222" calcext:value-type="float">
            <text:p>8.257.953,35</text:p>
          </table:table-cell>
          <table:table-cell table:formula="of:=ROUND([stats.D12] / 1024)" office:value-type="float" office:value="60" calcext:value-type="float">
            <text:p>60</text:p>
          </table:table-cell>
          <table:table-cell table:formula="of:=ROUND(([stats.G12]+[stats.H12]+[stats.J12]+[stats.L12]) / 1024)" office:value-type="float" office:value="2" calcext:value-type="float">
            <text:p>2</text:p>
          </table:table-cell>
          <table:table-cell table:formula="of:=ROUND(([stats.E12]+[stats.F12]+[stats.I12]+[stats.K12]+[stats.M12]+[stats.O1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3] / 1000 / 60)" office:value-type="float" office:value="11" calcext:value-type="float">
            <text:p>11</text:p>
          </table:table-cell>
          <table:table-cell table:style-name="ce5" table:formula="of:=1000 * ([stats.B13]-[stats.B12])/([stats.A13]-[stats.A12])" office:value-type="float" office:value="8291250.80166813" calcext:value-type="float">
            <text:p>8.291.250,80</text:p>
          </table:table-cell>
          <table:table-cell table:formula="of:=ROUND([stats.D13] / 1024)" office:value-type="float" office:value="62" calcext:value-type="float">
            <text:p>62</text:p>
          </table:table-cell>
          <table:table-cell table:formula="of:=ROUND(([stats.G13]+[stats.H13]+[stats.J13]+[stats.L13]) / 1024)" office:value-type="float" office:value="4" calcext:value-type="float">
            <text:p>4</text:p>
          </table:table-cell>
          <table:table-cell table:formula="of:=ROUND(([stats.E13]+[stats.F13]+[stats.I13]+[stats.K13]+[stats.M13]+[stats.O1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4] / 1000 / 60)" office:value-type="float" office:value="12" calcext:value-type="float">
            <text:p>12</text:p>
          </table:table-cell>
          <table:table-cell table:style-name="ce5" table:formula="of:=1000 * ([stats.B14]-[stats.B13])/([stats.A14]-[stats.A13])" office:value-type="float" office:value="8186789.36177282" calcext:value-type="float">
            <text:p>8.186.789,36</text:p>
          </table:table-cell>
          <table:table-cell table:formula="of:=ROUND([stats.D14] / 1024)" office:value-type="float" office:value="62" calcext:value-type="float">
            <text:p>62</text:p>
          </table:table-cell>
          <table:table-cell table:formula="of:=ROUND(([stats.G14]+[stats.H14]+[stats.J14]+[stats.L14]) / 1024)" office:value-type="float" office:value="7" calcext:value-type="float">
            <text:p>7</text:p>
          </table:table-cell>
          <table:table-cell table:formula="of:=ROUND(([stats.E14]+[stats.F14]+[stats.I14]+[stats.K14]+[stats.M14]+[stats.O1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5] / 1000 / 60)" office:value-type="float" office:value="13" calcext:value-type="float">
            <text:p>13</text:p>
          </table:table-cell>
          <table:table-cell table:style-name="ce5" table:formula="of:=1000 * ([stats.B15]-[stats.B14])/([stats.A15]-[stats.A14])" office:value-type="float" office:value="7688363.58503413" calcext:value-type="float">
            <text:p>7.688.363,59</text:p>
          </table:table-cell>
          <table:table-cell table:formula="of:=ROUND([stats.D15] / 1024)" office:value-type="float" office:value="62" calcext:value-type="float">
            <text:p>62</text:p>
          </table:table-cell>
          <table:table-cell table:formula="of:=ROUND(([stats.G15]+[stats.H15]+[stats.J15]+[stats.L15]) / 1024)" office:value-type="float" office:value="9" calcext:value-type="float">
            <text:p>9</text:p>
          </table:table-cell>
          <table:table-cell table:formula="of:=ROUND(([stats.E15]+[stats.F15]+[stats.I15]+[stats.K15]+[stats.M15]+[stats.O1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6] / 1000 / 60)" office:value-type="float" office:value="14" calcext:value-type="float">
            <text:p>14</text:p>
          </table:table-cell>
          <table:table-cell table:style-name="ce5" table:formula="of:=1000 * ([stats.B16]-[stats.B15])/([stats.A16]-[stats.A15])" office:value-type="float" office:value="7728246.22130685" calcext:value-type="float">
            <text:p>7.728.246,22</text:p>
          </table:table-cell>
          <table:table-cell table:formula="of:=ROUND([stats.D16] / 1024)" office:value-type="float" office:value="62" calcext:value-type="float">
            <text:p>62</text:p>
          </table:table-cell>
          <table:table-cell table:formula="of:=ROUND(([stats.G16]+[stats.H16]+[stats.J16]+[stats.L16]) / 1024)" office:value-type="float" office:value="11" calcext:value-type="float">
            <text:p>11</text:p>
          </table:table-cell>
          <table:table-cell table:formula="of:=ROUND(([stats.E16]+[stats.F16]+[stats.I16]+[stats.K16]+[stats.M16]+[stats.O1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7] / 1000 / 60)" office:value-type="float" office:value="15" calcext:value-type="float">
            <text:p>15</text:p>
          </table:table-cell>
          <table:table-cell table:style-name="ce5" table:formula="of:=1000 * ([stats.B17]-[stats.B16])/([stats.A17]-[stats.A16])" office:value-type="float" office:value="7397561.22194721" calcext:value-type="float">
            <text:p>7.397.561,22</text:p>
          </table:table-cell>
          <table:table-cell table:formula="of:=ROUND([stats.D17] / 1024)" office:value-type="float" office:value="62" calcext:value-type="float">
            <text:p>62</text:p>
          </table:table-cell>
          <table:table-cell table:formula="of:=ROUND(([stats.G17]+[stats.H17]+[stats.J17]+[stats.L17]) / 1024)" office:value-type="float" office:value="2" calcext:value-type="float">
            <text:p>2</text:p>
          </table:table-cell>
          <table:table-cell table:formula="of:=ROUND(([stats.E17]+[stats.F17]+[stats.I17]+[stats.K17]+[stats.M17]+[stats.O1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8] / 1000 / 60)" office:value-type="float" office:value="16" calcext:value-type="float">
            <text:p>16</text:p>
          </table:table-cell>
          <table:table-cell table:style-name="ce5" table:formula="of:=1000 * ([stats.B18]-[stats.B17])/([stats.A18]-[stats.A17])" office:value-type="float" office:value="7448941.20774151" calcext:value-type="float">
            <text:p>7.448.941,21</text:p>
          </table:table-cell>
          <table:table-cell table:formula="of:=ROUND([stats.D18] / 1024)" office:value-type="float" office:value="62" calcext:value-type="float">
            <text:p>62</text:p>
          </table:table-cell>
          <table:table-cell table:formula="of:=ROUND(([stats.G18]+[stats.H18]+[stats.J18]+[stats.L18]) / 1024)" office:value-type="float" office:value="4" calcext:value-type="float">
            <text:p>4</text:p>
          </table:table-cell>
          <table:table-cell table:formula="of:=ROUND(([stats.E18]+[stats.F18]+[stats.I18]+[stats.K18]+[stats.M18]+[stats.O1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9] / 1000 / 60)" office:value-type="float" office:value="17" calcext:value-type="float">
            <text:p>17</text:p>
          </table:table-cell>
          <table:table-cell table:style-name="ce5" table:formula="of:=1000 * ([stats.B19]-[stats.B18])/([stats.A19]-[stats.A18])" office:value-type="float" office:value="7391676.74318174" calcext:value-type="float">
            <text:p>7.391.676,74</text:p>
          </table:table-cell>
          <table:table-cell table:formula="of:=ROUND([stats.D19] / 1024)" office:value-type="float" office:value="62" calcext:value-type="float">
            <text:p>62</text:p>
          </table:table-cell>
          <table:table-cell table:formula="of:=ROUND(([stats.G19]+[stats.H19]+[stats.J19]+[stats.L19]) / 1024)" office:value-type="float" office:value="6" calcext:value-type="float">
            <text:p>6</text:p>
          </table:table-cell>
          <table:table-cell table:formula="of:=ROUND(([stats.E19]+[stats.F19]+[stats.I19]+[stats.K19]+[stats.M19]+[stats.O1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0] / 1000 / 60)" office:value-type="float" office:value="18" calcext:value-type="float">
            <text:p>18</text:p>
          </table:table-cell>
          <table:table-cell table:style-name="ce5" table:formula="of:=1000 * ([stats.B20]-[stats.B19])/([stats.A20]-[stats.A19])" office:value-type="float" office:value="6977354.68013021" calcext:value-type="float">
            <text:p>6.977.354,68</text:p>
          </table:table-cell>
          <table:table-cell table:formula="of:=ROUND([stats.D20] / 1024)" office:value-type="float" office:value="62" calcext:value-type="float">
            <text:p>62</text:p>
          </table:table-cell>
          <table:table-cell table:formula="of:=ROUND(([stats.G20]+[stats.H20]+[stats.J20]+[stats.L20]) / 1024)" office:value-type="float" office:value="7" calcext:value-type="float">
            <text:p>7</text:p>
          </table:table-cell>
          <table:table-cell table:formula="of:=ROUND(([stats.E20]+[stats.F20]+[stats.I20]+[stats.K20]+[stats.M20]+[stats.O2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1] / 1000 / 60)" office:value-type="float" office:value="19" calcext:value-type="float">
            <text:p>19</text:p>
          </table:table-cell>
          <table:table-cell table:style-name="ce5" table:formula="of:=1000 * ([stats.B21]-[stats.B20])/([stats.A21]-[stats.A20])" office:value-type="float" office:value="7113273.79330964" calcext:value-type="float">
            <text:p>7.113.273,79</text:p>
          </table:table-cell>
          <table:table-cell table:formula="of:=ROUND([stats.D21] / 1024)" office:value-type="float" office:value="62" calcext:value-type="float">
            <text:p>62</text:p>
          </table:table-cell>
          <table:table-cell table:formula="of:=ROUND(([stats.G21]+[stats.H21]+[stats.J21]+[stats.L21]) / 1024)" office:value-type="float" office:value="8" calcext:value-type="float">
            <text:p>8</text:p>
          </table:table-cell>
          <table:table-cell table:formula="of:=ROUND(([stats.E21]+[stats.F21]+[stats.I21]+[stats.K21]+[stats.M21]+[stats.O2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2] / 1000 / 60)" office:value-type="float" office:value="20" calcext:value-type="float">
            <text:p>20</text:p>
          </table:table-cell>
          <table:table-cell table:style-name="ce5" table:formula="of:=1000 * ([stats.B22]-[stats.B21])/([stats.A22]-[stats.A21])" office:value-type="float" office:value="7219339.6122988" calcext:value-type="float">
            <text:p>7.219.339,61</text:p>
          </table:table-cell>
          <table:table-cell table:formula="of:=ROUND([stats.D22] / 1024)" office:value-type="float" office:value="62" calcext:value-type="float">
            <text:p>62</text:p>
          </table:table-cell>
          <table:table-cell table:formula="of:=ROUND(([stats.G22]+[stats.H22]+[stats.J22]+[stats.L22]) / 1024)" office:value-type="float" office:value="10" calcext:value-type="float">
            <text:p>10</text:p>
          </table:table-cell>
          <table:table-cell table:formula="of:=ROUND(([stats.E22]+[stats.F22]+[stats.I22]+[stats.K22]+[stats.M22]+[stats.O2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3] / 1000 / 60)" office:value-type="float" office:value="21" calcext:value-type="float">
            <text:p>21</text:p>
          </table:table-cell>
          <table:table-cell table:style-name="ce5" table:formula="of:=1000 * ([stats.B23]-[stats.B22])/([stats.A23]-[stats.A22])" office:value-type="float" office:value="7306625.94025538" calcext:value-type="float">
            <text:p>7.306.625,94</text:p>
          </table:table-cell>
          <table:table-cell table:formula="of:=ROUND([stats.D23] / 1024)" office:value-type="float" office:value="62" calcext:value-type="float">
            <text:p>62</text:p>
          </table:table-cell>
          <table:table-cell table:formula="of:=ROUND(([stats.G23]+[stats.H23]+[stats.J23]+[stats.L23]) / 1024)" office:value-type="float" office:value="1" calcext:value-type="float">
            <text:p>1</text:p>
          </table:table-cell>
          <table:table-cell table:formula="of:=ROUND(([stats.E23]+[stats.F23]+[stats.I23]+[stats.K23]+[stats.M23]+[stats.O2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4] / 1000 / 60)" office:value-type="float" office:value="22" calcext:value-type="float">
            <text:p>22</text:p>
          </table:table-cell>
          <table:table-cell table:style-name="ce5" table:formula="of:=1000 * ([stats.B24]-[stats.B23])/([stats.A24]-[stats.A23])" office:value-type="float" office:value="7401063.64391297" calcext:value-type="float">
            <text:p>7.401.063,64</text:p>
          </table:table-cell>
          <table:table-cell table:formula="of:=ROUND([stats.D24] / 1024)" office:value-type="float" office:value="62" calcext:value-type="float">
            <text:p>62</text:p>
          </table:table-cell>
          <table:table-cell table:formula="of:=ROUND(([stats.G24]+[stats.H24]+[stats.J24]+[stats.L24]) / 1024)" office:value-type="float" office:value="3" calcext:value-type="float">
            <text:p>3</text:p>
          </table:table-cell>
          <table:table-cell table:formula="of:=ROUND(([stats.E24]+[stats.F24]+[stats.I24]+[stats.K24]+[stats.M24]+[stats.O2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5] / 1000 / 60)" office:value-type="float" office:value="23" calcext:value-type="float">
            <text:p>23</text:p>
          </table:table-cell>
          <table:table-cell table:style-name="ce5" table:formula="of:=1000 * ([stats.B25]-[stats.B24])/([stats.A25]-[stats.A24])" office:value-type="float" office:value="7236045.68409861" calcext:value-type="float">
            <text:p>7.236.045,68</text:p>
          </table:table-cell>
          <table:table-cell table:formula="of:=ROUND([stats.D25] / 1024)" office:value-type="float" office:value="62" calcext:value-type="float">
            <text:p>62</text:p>
          </table:table-cell>
          <table:table-cell table:formula="of:=ROUND(([stats.G25]+[stats.H25]+[stats.J25]+[stats.L25]) / 1024)" office:value-type="float" office:value="4" calcext:value-type="float">
            <text:p>4</text:p>
          </table:table-cell>
          <table:table-cell table:formula="of:=ROUND(([stats.E25]+[stats.F25]+[stats.I25]+[stats.K25]+[stats.M25]+[stats.O2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6] / 1000 / 60)" office:value-type="float" office:value="24" calcext:value-type="float">
            <text:p>24</text:p>
          </table:table-cell>
          <table:table-cell table:style-name="ce5" table:formula="of:=1000 * ([stats.B26]-[stats.B25])/([stats.A26]-[stats.A25])" office:value-type="float" office:value="7124536.01262144" calcext:value-type="float">
            <text:p>7.124.536,01</text:p>
          </table:table-cell>
          <table:table-cell table:formula="of:=ROUND([stats.D26] / 1024)" office:value-type="float" office:value="62" calcext:value-type="float">
            <text:p>62</text:p>
          </table:table-cell>
          <table:table-cell table:formula="of:=ROUND(([stats.G26]+[stats.H26]+[stats.J26]+[stats.L26]) / 1024)" office:value-type="float" office:value="6" calcext:value-type="float">
            <text:p>6</text:p>
          </table:table-cell>
          <table:table-cell table:formula="of:=ROUND(([stats.E26]+[stats.F26]+[stats.I26]+[stats.K26]+[stats.M26]+[stats.O2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7] / 1000 / 60)" office:value-type="float" office:value="25" calcext:value-type="float">
            <text:p>25</text:p>
          </table:table-cell>
          <table:table-cell table:style-name="ce5" table:formula="of:=1000 * ([stats.B27]-[stats.B26])/([stats.A27]-[stats.A26])" office:value-type="float" office:value="7365739.77905142" calcext:value-type="float">
            <text:p>7.365.739,78</text:p>
          </table:table-cell>
          <table:table-cell table:formula="of:=ROUND([stats.D27] / 1024)" office:value-type="float" office:value="62" calcext:value-type="float">
            <text:p>62</text:p>
          </table:table-cell>
          <table:table-cell table:formula="of:=ROUND(([stats.G27]+[stats.H27]+[stats.J27]+[stats.L27]) / 1024)" office:value-type="float" office:value="7" calcext:value-type="float">
            <text:p>7</text:p>
          </table:table-cell>
          <table:table-cell table:formula="of:=ROUND(([stats.E27]+[stats.F27]+[stats.I27]+[stats.K27]+[stats.M27]+[stats.O2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8] / 1000 / 60)" office:value-type="float" office:value="26" calcext:value-type="float">
            <text:p>26</text:p>
          </table:table-cell>
          <table:table-cell table:style-name="ce5" table:formula="of:=1000 * ([stats.B28]-[stats.B27])/([stats.A28]-[stats.A27])" office:value-type="float" office:value="7443673.63141111" calcext:value-type="float">
            <text:p>7.443.673,63</text:p>
          </table:table-cell>
          <table:table-cell table:formula="of:=ROUND([stats.D28] / 1024)" office:value-type="float" office:value="62" calcext:value-type="float">
            <text:p>62</text:p>
          </table:table-cell>
          <table:table-cell table:formula="of:=ROUND(([stats.G28]+[stats.H28]+[stats.J28]+[stats.L28]) / 1024)" office:value-type="float" office:value="9" calcext:value-type="float">
            <text:p>9</text:p>
          </table:table-cell>
          <table:table-cell table:formula="of:=ROUND(([stats.E28]+[stats.F28]+[stats.I28]+[stats.K28]+[stats.M28]+[stats.O2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29] / 1000 / 60)" office:value-type="float" office:value="27" calcext:value-type="float">
            <text:p>27</text:p>
          </table:table-cell>
          <table:table-cell table:style-name="ce5" table:formula="of:=1000 * ([stats.B29]-[stats.B28])/([stats.A29]-[stats.A28])" office:value-type="float" office:value="7522974.48420213" calcext:value-type="float">
            <text:p>7.522.974,48</text:p>
          </table:table-cell>
          <table:table-cell table:formula="of:=ROUND([stats.D29] / 1024)" office:value-type="float" office:value="62" calcext:value-type="float">
            <text:p>62</text:p>
          </table:table-cell>
          <table:table-cell table:formula="of:=ROUND(([stats.G29]+[stats.H29]+[stats.J29]+[stats.L29]) / 1024)" office:value-type="float" office:value="10" calcext:value-type="float">
            <text:p>10</text:p>
          </table:table-cell>
          <table:table-cell table:formula="of:=ROUND(([stats.E29]+[stats.F29]+[stats.I29]+[stats.K29]+[stats.M29]+[stats.O2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0] / 1000 / 60)" office:value-type="float" office:value="28" calcext:value-type="float">
            <text:p>28</text:p>
          </table:table-cell>
          <table:table-cell table:style-name="ce5" table:formula="of:=1000 * ([stats.B30]-[stats.B29])/([stats.A30]-[stats.A29])" office:value-type="float" office:value="7486210.58747365" calcext:value-type="float">
            <text:p>7.486.210,59</text:p>
          </table:table-cell>
          <table:table-cell table:formula="of:=ROUND([stats.D30] / 1024)" office:value-type="float" office:value="62" calcext:value-type="float">
            <text:p>62</text:p>
          </table:table-cell>
          <table:table-cell table:formula="of:=ROUND(([stats.G30]+[stats.H30]+[stats.J30]+[stats.L30]) / 1024)" office:value-type="float" office:value="2" calcext:value-type="float">
            <text:p>2</text:p>
          </table:table-cell>
          <table:table-cell table:formula="of:=ROUND(([stats.E30]+[stats.F30]+[stats.I30]+[stats.K30]+[stats.M30]+[stats.O3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1] / 1000 / 60)" office:value-type="float" office:value="29" calcext:value-type="float">
            <text:p>29</text:p>
          </table:table-cell>
          <table:table-cell table:style-name="ce5" table:formula="of:=1000 * ([stats.B31]-[stats.B30])/([stats.A31]-[stats.A30])" office:value-type="float" office:value="7376882.87090879" calcext:value-type="float">
            <text:p>7.376.882,87</text:p>
          </table:table-cell>
          <table:table-cell table:formula="of:=ROUND([stats.D31] / 1024)" office:value-type="float" office:value="62" calcext:value-type="float">
            <text:p>62</text:p>
          </table:table-cell>
          <table:table-cell table:formula="of:=ROUND(([stats.G31]+[stats.H31]+[stats.J31]+[stats.L31]) / 1024)" office:value-type="float" office:value="3" calcext:value-type="float">
            <text:p>3</text:p>
          </table:table-cell>
          <table:table-cell table:formula="of:=ROUND(([stats.E31]+[stats.F31]+[stats.I31]+[stats.K31]+[stats.M31]+[stats.O3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2] / 1000 / 60)" office:value-type="float" office:value="30" calcext:value-type="float">
            <text:p>30</text:p>
          </table:table-cell>
          <table:table-cell table:style-name="ce5" table:formula="of:=1000 * ([stats.B32]-[stats.B31])/([stats.A32]-[stats.A31])" office:value-type="float" office:value="7344220.98658877" calcext:value-type="float">
            <text:p>7.344.220,99</text:p>
          </table:table-cell>
          <table:table-cell table:formula="of:=ROUND([stats.D32] / 1024)" office:value-type="float" office:value="62" calcext:value-type="float">
            <text:p>62</text:p>
          </table:table-cell>
          <table:table-cell table:formula="of:=ROUND(([stats.G32]+[stats.H32]+[stats.J32]+[stats.L32]) / 1024)" office:value-type="float" office:value="5" calcext:value-type="float">
            <text:p>5</text:p>
          </table:table-cell>
          <table:table-cell table:formula="of:=ROUND(([stats.E32]+[stats.F32]+[stats.I32]+[stats.K32]+[stats.M32]+[stats.O3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3] / 1000 / 60)" office:value-type="float" office:value="31" calcext:value-type="float">
            <text:p>31</text:p>
          </table:table-cell>
          <table:table-cell table:style-name="ce5" table:formula="of:=1000 * ([stats.B33]-[stats.B32])/([stats.A33]-[stats.A32])" office:value-type="float" office:value="7642071.26009103" calcext:value-type="float">
            <text:p>7.642.071,26</text:p>
          </table:table-cell>
          <table:table-cell table:formula="of:=ROUND([stats.D33] / 1024)" office:value-type="float" office:value="62" calcext:value-type="float">
            <text:p>62</text:p>
          </table:table-cell>
          <table:table-cell table:formula="of:=ROUND(([stats.G33]+[stats.H33]+[stats.J33]+[stats.L33]) / 1024)" office:value-type="float" office:value="6" calcext:value-type="float">
            <text:p>6</text:p>
          </table:table-cell>
          <table:table-cell table:formula="of:=ROUND(([stats.E33]+[stats.F33]+[stats.I33]+[stats.K33]+[stats.M33]+[stats.O3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4] / 1000 / 60)" office:value-type="float" office:value="32" calcext:value-type="float">
            <text:p>32</text:p>
          </table:table-cell>
          <table:table-cell table:style-name="ce5" table:formula="of:=1000 * ([stats.B34]-[stats.B33])/([stats.A34]-[stats.A33])" office:value-type="float" office:value="7611832.5692645" calcext:value-type="float">
            <text:p>7.611.832,57</text:p>
          </table:table-cell>
          <table:table-cell table:formula="of:=ROUND([stats.D34] / 1024)" office:value-type="float" office:value="62" calcext:value-type="float">
            <text:p>62</text:p>
          </table:table-cell>
          <table:table-cell table:formula="of:=ROUND(([stats.G34]+[stats.H34]+[stats.J34]+[stats.L34]) / 1024)" office:value-type="float" office:value="8" calcext:value-type="float">
            <text:p>8</text:p>
          </table:table-cell>
          <table:table-cell table:formula="of:=ROUND(([stats.E34]+[stats.F34]+[stats.I34]+[stats.K34]+[stats.M34]+[stats.O3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5] / 1000 / 60)" office:value-type="float" office:value="33" calcext:value-type="float">
            <text:p>33</text:p>
          </table:table-cell>
          <table:table-cell table:style-name="ce5" table:formula="of:=1000 * ([stats.B35]-[stats.B34])/([stats.A35]-[stats.A34])" office:value-type="float" office:value="7572764.22710209" calcext:value-type="float">
            <text:p>7.572.764,23</text:p>
          </table:table-cell>
          <table:table-cell table:formula="of:=ROUND([stats.D35] / 1024)" office:value-type="float" office:value="62" calcext:value-type="float">
            <text:p>62</text:p>
          </table:table-cell>
          <table:table-cell table:formula="of:=ROUND(([stats.G35]+[stats.H35]+[stats.J35]+[stats.L35]) / 1024)" office:value-type="float" office:value="10" calcext:value-type="float">
            <text:p>10</text:p>
          </table:table-cell>
          <table:table-cell table:formula="of:=ROUND(([stats.E35]+[stats.F35]+[stats.I35]+[stats.K35]+[stats.M35]+[stats.O3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6] / 1000 / 60)" office:value-type="float" office:value="34" calcext:value-type="float">
            <text:p>34</text:p>
          </table:table-cell>
          <table:table-cell table:style-name="ce5" table:formula="of:=1000 * ([stats.B36]-[stats.B35])/([stats.A36]-[stats.A35])" office:value-type="float" office:value="7493230.25572899" calcext:value-type="float">
            <text:p>7.493.230,26</text:p>
          </table:table-cell>
          <table:table-cell table:formula="of:=ROUND([stats.D36] / 1024)" office:value-type="float" office:value="62" calcext:value-type="float">
            <text:p>62</text:p>
          </table:table-cell>
          <table:table-cell table:formula="of:=ROUND(([stats.G36]+[stats.H36]+[stats.J36]+[stats.L36]) / 1024)" office:value-type="float" office:value="1" calcext:value-type="float">
            <text:p>1</text:p>
          </table:table-cell>
          <table:table-cell table:formula="of:=ROUND(([stats.E36]+[stats.F36]+[stats.I36]+[stats.K36]+[stats.M36]+[stats.O3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7] / 1000 / 60)" office:value-type="float" office:value="35" calcext:value-type="float">
            <text:p>35</text:p>
          </table:table-cell>
          <table:table-cell table:style-name="ce5" table:formula="of:=1000 * ([stats.B37]-[stats.B36])/([stats.A37]-[stats.A36])" office:value-type="float" office:value="7248100.20599375" calcext:value-type="float">
            <text:p>7.248.100,21</text:p>
          </table:table-cell>
          <table:table-cell table:formula="of:=ROUND([stats.D37] / 1024)" office:value-type="float" office:value="62" calcext:value-type="float">
            <text:p>62</text:p>
          </table:table-cell>
          <table:table-cell table:formula="of:=ROUND(([stats.G37]+[stats.H37]+[stats.J37]+[stats.L37]) / 1024)" office:value-type="float" office:value="3" calcext:value-type="float">
            <text:p>3</text:p>
          </table:table-cell>
          <table:table-cell table:formula="of:=ROUND(([stats.E37]+[stats.F37]+[stats.I37]+[stats.K37]+[stats.M37]+[stats.O3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8] / 1000 / 60)" office:value-type="float" office:value="36" calcext:value-type="float">
            <text:p>36</text:p>
          </table:table-cell>
          <table:table-cell table:style-name="ce5" table:formula="of:=1000 * ([stats.B38]-[stats.B37])/([stats.A38]-[stats.A37])" office:value-type="float" office:value="7554467.7529191" calcext:value-type="float">
            <text:p>7.554.467,75</text:p>
          </table:table-cell>
          <table:table-cell table:formula="of:=ROUND([stats.D38] / 1024)" office:value-type="float" office:value="62" calcext:value-type="float">
            <text:p>62</text:p>
          </table:table-cell>
          <table:table-cell table:formula="of:=ROUND(([stats.G38]+[stats.H38]+[stats.J38]+[stats.L38]) / 1024)" office:value-type="float" office:value="9" calcext:value-type="float">
            <text:p>9</text:p>
          </table:table-cell>
          <table:table-cell table:formula="of:=ROUND(([stats.E38]+[stats.F38]+[stats.I38]+[stats.K38]+[stats.M38]+[stats.O3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39] / 1000 / 60)" office:value-type="float" office:value="37" calcext:value-type="float">
            <text:p>37</text:p>
          </table:table-cell>
          <table:table-cell table:style-name="ce5" table:formula="of:=1000 * ([stats.B39]-[stats.B38])/([stats.A39]-[stats.A38])" office:value-type="float" office:value="7622999.21943766" calcext:value-type="float">
            <text:p>7.622.999,22</text:p>
          </table:table-cell>
          <table:table-cell table:formula="of:=ROUND([stats.D39] / 1024)" office:value-type="float" office:value="62" calcext:value-type="float">
            <text:p>62</text:p>
          </table:table-cell>
          <table:table-cell table:formula="of:=ROUND(([stats.G39]+[stats.H39]+[stats.J39]+[stats.L39]) / 1024)" office:value-type="float" office:value="6" calcext:value-type="float">
            <text:p>6</text:p>
          </table:table-cell>
          <table:table-cell table:formula="of:=ROUND(([stats.E39]+[stats.F39]+[stats.I39]+[stats.K39]+[stats.M39]+[stats.O3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0] / 1000 / 60)" office:value-type="float" office:value="38" calcext:value-type="float">
            <text:p>38</text:p>
          </table:table-cell>
          <table:table-cell table:style-name="ce5" table:formula="of:=1000 * ([stats.B40]-[stats.B39])/([stats.A40]-[stats.A39])" office:value-type="float" office:value="7626292.89690122" calcext:value-type="float">
            <text:p>7.626.292,90</text:p>
          </table:table-cell>
          <table:table-cell table:formula="of:=ROUND([stats.D40] / 1024)" office:value-type="float" office:value="62" calcext:value-type="float">
            <text:p>62</text:p>
          </table:table-cell>
          <table:table-cell table:formula="of:=ROUND(([stats.G40]+[stats.H40]+[stats.J40]+[stats.L40]) / 1024)" office:value-type="float" office:value="8" calcext:value-type="float">
            <text:p>8</text:p>
          </table:table-cell>
          <table:table-cell table:formula="of:=ROUND(([stats.E40]+[stats.F40]+[stats.I40]+[stats.K40]+[stats.M40]+[stats.O4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1] / 1000 / 60)" office:value-type="float" office:value="39" calcext:value-type="float">
            <text:p>39</text:p>
          </table:table-cell>
          <table:table-cell table:style-name="ce5" table:formula="of:=1000 * ([stats.B41]-[stats.B40])/([stats.A41]-[stats.A40])" office:value-type="float" office:value="7733288.79510866" calcext:value-type="float">
            <text:p>7.733.288,80</text:p>
          </table:table-cell>
          <table:table-cell table:formula="of:=ROUND([stats.D41] / 1024)" office:value-type="float" office:value="62" calcext:value-type="float">
            <text:p>62</text:p>
          </table:table-cell>
          <table:table-cell table:formula="of:=ROUND(([stats.G41]+[stats.H41]+[stats.J41]+[stats.L41]) / 1024)" office:value-type="float" office:value="10" calcext:value-type="float">
            <text:p>10</text:p>
          </table:table-cell>
          <table:table-cell table:formula="of:=ROUND(([stats.E41]+[stats.F41]+[stats.I41]+[stats.K41]+[stats.M41]+[stats.O4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2] / 1000 / 60)" office:value-type="float" office:value="40" calcext:value-type="float">
            <text:p>40</text:p>
          </table:table-cell>
          <table:table-cell table:style-name="ce5" table:formula="of:=1000 * ([stats.B42]-[stats.B41])/([stats.A42]-[stats.A41])" office:value-type="float" office:value="7610150.26827688" calcext:value-type="float">
            <text:p>7.610.150,27</text:p>
          </table:table-cell>
          <table:table-cell table:formula="of:=ROUND([stats.D42] / 1024)" office:value-type="float" office:value="62" calcext:value-type="float">
            <text:p>62</text:p>
          </table:table-cell>
          <table:table-cell table:formula="of:=ROUND(([stats.G42]+[stats.H42]+[stats.J42]+[stats.L42]) / 1024)" office:value-type="float" office:value="1" calcext:value-type="float">
            <text:p>1</text:p>
          </table:table-cell>
          <table:table-cell table:formula="of:=ROUND(([stats.E42]+[stats.F42]+[stats.I42]+[stats.K42]+[stats.M42]+[stats.O4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3] / 1000 / 60)" office:value-type="float" office:value="41" calcext:value-type="float">
            <text:p>41</text:p>
          </table:table-cell>
          <table:table-cell table:style-name="ce5" table:formula="of:=1000 * ([stats.B43]-[stats.B42])/([stats.A43]-[stats.A42])" office:value-type="float" office:value="7706630.33041514" calcext:value-type="float">
            <text:p>7.706.630,33</text:p>
          </table:table-cell>
          <table:table-cell table:formula="of:=ROUND([stats.D43] / 1024)" office:value-type="float" office:value="63" calcext:value-type="float">
            <text:p>63</text:p>
          </table:table-cell>
          <table:table-cell table:formula="of:=ROUND(([stats.G43]+[stats.H43]+[stats.J43]+[stats.L43]) / 1024)" office:value-type="float" office:value="3" calcext:value-type="float">
            <text:p>3</text:p>
          </table:table-cell>
          <table:table-cell table:formula="of:=ROUND(([stats.E43]+[stats.F43]+[stats.I43]+[stats.K43]+[stats.M43]+[stats.O4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4] / 1000 / 60)" office:value-type="float" office:value="42" calcext:value-type="float">
            <text:p>42</text:p>
          </table:table-cell>
          <table:table-cell table:style-name="ce5" table:formula="of:=1000 * ([stats.B44]-[stats.B43])/([stats.A44]-[stats.A43])" office:value-type="float" office:value="7662417.56781449" calcext:value-type="float">
            <text:p>7.662.417,57</text:p>
          </table:table-cell>
          <table:table-cell table:formula="of:=ROUND([stats.D44] / 1024)" office:value-type="float" office:value="63" calcext:value-type="float">
            <text:p>63</text:p>
          </table:table-cell>
          <table:table-cell table:formula="of:=ROUND(([stats.G44]+[stats.H44]+[stats.J44]+[stats.L44]) / 1024)" office:value-type="float" office:value="5" calcext:value-type="float">
            <text:p>5</text:p>
          </table:table-cell>
          <table:table-cell table:formula="of:=ROUND(([stats.E44]+[stats.F44]+[stats.I44]+[stats.K44]+[stats.M44]+[stats.O4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5] / 1000 / 60)" office:value-type="float" office:value="43" calcext:value-type="float">
            <text:p>43</text:p>
          </table:table-cell>
          <table:table-cell table:style-name="ce5" table:formula="of:=1000 * ([stats.B45]-[stats.B44])/([stats.A45]-[stats.A44])" office:value-type="float" office:value="7687816.1522873" calcext:value-type="float">
            <text:p>7.687.816,15</text:p>
          </table:table-cell>
          <table:table-cell table:formula="of:=ROUND([stats.D45] / 1024)" office:value-type="float" office:value="63" calcext:value-type="float">
            <text:p>63</text:p>
          </table:table-cell>
          <table:table-cell table:formula="of:=ROUND(([stats.G45]+[stats.H45]+[stats.J45]+[stats.L45]) / 1024)" office:value-type="float" office:value="7" calcext:value-type="float">
            <text:p>7</text:p>
          </table:table-cell>
          <table:table-cell table:formula="of:=ROUND(([stats.E45]+[stats.F45]+[stats.I45]+[stats.K45]+[stats.M45]+[stats.O4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6] / 1000 / 60)" office:value-type="float" office:value="44" calcext:value-type="float">
            <text:p>44</text:p>
          </table:table-cell>
          <table:table-cell table:style-name="ce5" table:formula="of:=1000 * ([stats.B46]-[stats.B45])/([stats.A46]-[stats.A45])" office:value-type="float" office:value="7708196.25687098" calcext:value-type="float">
            <text:p>7.708.196,26</text:p>
          </table:table-cell>
          <table:table-cell table:formula="of:=ROUND([stats.D46] / 1024)" office:value-type="float" office:value="63" calcext:value-type="float">
            <text:p>63</text:p>
          </table:table-cell>
          <table:table-cell table:formula="of:=ROUND(([stats.G46]+[stats.H46]+[stats.J46]+[stats.L46]) / 1024)" office:value-type="float" office:value="8" calcext:value-type="float">
            <text:p>8</text:p>
          </table:table-cell>
          <table:table-cell table:formula="of:=ROUND(([stats.E46]+[stats.F46]+[stats.I46]+[stats.K46]+[stats.M46]+[stats.O4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7] / 1000 / 60)" office:value-type="float" office:value="45" calcext:value-type="float">
            <text:p>45</text:p>
          </table:table-cell>
          <table:table-cell table:style-name="ce5" table:formula="of:=1000 * ([stats.B47]-[stats.B46])/([stats.A47]-[stats.A46])" office:value-type="float" office:value="7723392.73258711" calcext:value-type="float">
            <text:p>7.723.392,73</text:p>
          </table:table-cell>
          <table:table-cell table:formula="of:=ROUND([stats.D47] / 1024)" office:value-type="float" office:value="63" calcext:value-type="float">
            <text:p>63</text:p>
          </table:table-cell>
          <table:table-cell table:formula="of:=ROUND(([stats.G47]+[stats.H47]+[stats.J47]+[stats.L47]) / 1024)" office:value-type="float" office:value="10" calcext:value-type="float">
            <text:p>10</text:p>
          </table:table-cell>
          <table:table-cell table:formula="of:=ROUND(([stats.E47]+[stats.F47]+[stats.I47]+[stats.K47]+[stats.M47]+[stats.O4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8] / 1000 / 60)" office:value-type="float" office:value="46" calcext:value-type="float">
            <text:p>46</text:p>
          </table:table-cell>
          <table:table-cell table:style-name="ce5" table:formula="of:=1000 * ([stats.B48]-[stats.B47])/([stats.A48]-[stats.A47])" office:value-type="float" office:value="7635356.88775934" calcext:value-type="float">
            <text:p>7.635.356,89</text:p>
          </table:table-cell>
          <table:table-cell table:formula="of:=ROUND([stats.D48] / 1024)" office:value-type="float" office:value="63" calcext:value-type="float">
            <text:p>63</text:p>
          </table:table-cell>
          <table:table-cell table:formula="of:=ROUND(([stats.G48]+[stats.H48]+[stats.J48]+[stats.L48]) / 1024)" office:value-type="float" office:value="1" calcext:value-type="float">
            <text:p>1</text:p>
          </table:table-cell>
          <table:table-cell table:formula="of:=ROUND(([stats.E48]+[stats.F48]+[stats.I48]+[stats.K48]+[stats.M48]+[stats.O4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49] / 1000 / 60)" office:value-type="float" office:value="47" calcext:value-type="float">
            <text:p>47</text:p>
          </table:table-cell>
          <table:table-cell table:style-name="ce5" table:formula="of:=1000 * ([stats.B49]-[stats.B48])/([stats.A49]-[stats.A48])" office:value-type="float" office:value="7671682.28024716" calcext:value-type="float">
            <text:p>7.671.682,28</text:p>
          </table:table-cell>
          <table:table-cell table:formula="of:=ROUND([stats.D49] / 1024)" office:value-type="float" office:value="63" calcext:value-type="float">
            <text:p>63</text:p>
          </table:table-cell>
          <table:table-cell table:formula="of:=ROUND(([stats.G49]+[stats.H49]+[stats.J49]+[stats.L49]) / 1024)" office:value-type="float" office:value="3" calcext:value-type="float">
            <text:p>3</text:p>
          </table:table-cell>
          <table:table-cell table:formula="of:=ROUND(([stats.E49]+[stats.F49]+[stats.I49]+[stats.K49]+[stats.M49]+[stats.O4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0] / 1000 / 60)" office:value-type="float" office:value="48" calcext:value-type="float">
            <text:p>48</text:p>
          </table:table-cell>
          <table:table-cell table:style-name="ce5" table:formula="of:=1000 * ([stats.B50]-[stats.B49])/([stats.A50]-[stats.A49])" office:value-type="float" office:value="7673314.78220421" calcext:value-type="float">
            <text:p>7.673.314,78</text:p>
          </table:table-cell>
          <table:table-cell table:formula="of:=ROUND([stats.D50] / 1024)" office:value-type="float" office:value="63" calcext:value-type="float">
            <text:p>63</text:p>
          </table:table-cell>
          <table:table-cell table:formula="of:=ROUND(([stats.G50]+[stats.H50]+[stats.J50]+[stats.L50]) / 1024)" office:value-type="float" office:value="9" calcext:value-type="float">
            <text:p>9</text:p>
          </table:table-cell>
          <table:table-cell table:formula="of:=ROUND(([stats.E50]+[stats.F50]+[stats.I50]+[stats.K50]+[stats.M50]+[stats.O5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1] / 1000 / 60)" office:value-type="float" office:value="49" calcext:value-type="float">
            <text:p>49</text:p>
          </table:table-cell>
          <table:table-cell table:style-name="ce5" table:formula="of:=1000 * ([stats.B51]-[stats.B50])/([stats.A51]-[stats.A50])" office:value-type="float" office:value="7760190.19138756" calcext:value-type="float">
            <text:p>7.760.190,19</text:p>
          </table:table-cell>
          <table:table-cell table:formula="of:=ROUND([stats.D51] / 1024)" office:value-type="float" office:value="66" calcext:value-type="float">
            <text:p>66</text:p>
          </table:table-cell>
          <table:table-cell table:formula="of:=ROUND(([stats.G51]+[stats.H51]+[stats.J51]+[stats.L51]) / 1024)" office:value-type="float" office:value="6" calcext:value-type="float">
            <text:p>6</text:p>
          </table:table-cell>
          <table:table-cell table:formula="of:=ROUND(([stats.E51]+[stats.F51]+[stats.I51]+[stats.K51]+[stats.M51]+[stats.O5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2] / 1000 / 60)" office:value-type="float" office:value="50" calcext:value-type="float">
            <text:p>50</text:p>
          </table:table-cell>
          <table:table-cell table:style-name="ce5" table:formula="of:=1000 * ([stats.B52]-[stats.B51])/([stats.A52]-[stats.A51])" office:value-type="float" office:value="7711954.80826743" calcext:value-type="float">
            <text:p>7.711.954,81</text:p>
          </table:table-cell>
          <table:table-cell table:formula="of:=ROUND([stats.D52] / 1024)" office:value-type="float" office:value="66" calcext:value-type="float">
            <text:p>66</text:p>
          </table:table-cell>
          <table:table-cell table:formula="of:=ROUND(([stats.G52]+[stats.H52]+[stats.J52]+[stats.L52]) / 1024)" office:value-type="float" office:value="8" calcext:value-type="float">
            <text:p>8</text:p>
          </table:table-cell>
          <table:table-cell table:formula="of:=ROUND(([stats.E52]+[stats.F52]+[stats.I52]+[stats.K52]+[stats.M52]+[stats.O5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3] / 1000 / 60)" office:value-type="float" office:value="51" calcext:value-type="float">
            <text:p>51</text:p>
          </table:table-cell>
          <table:table-cell table:style-name="ce5" table:formula="of:=1000 * ([stats.B53]-[stats.B52])/([stats.A53]-[stats.A52])" office:value-type="float" office:value="7737110.75308109" calcext:value-type="float">
            <text:p>7.737.110,75</text:p>
          </table:table-cell>
          <table:table-cell table:formula="of:=ROUND([stats.D53] / 1024)" office:value-type="float" office:value="66" calcext:value-type="float">
            <text:p>66</text:p>
          </table:table-cell>
          <table:table-cell table:formula="of:=ROUND(([stats.G53]+[stats.H53]+[stats.J53]+[stats.L53]) / 1024)" office:value-type="float" office:value="10" calcext:value-type="float">
            <text:p>10</text:p>
          </table:table-cell>
          <table:table-cell table:formula="of:=ROUND(([stats.E53]+[stats.F53]+[stats.I53]+[stats.K53]+[stats.M53]+[stats.O5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4] / 1000 / 60)" office:value-type="float" office:value="52" calcext:value-type="float">
            <text:p>52</text:p>
          </table:table-cell>
          <table:table-cell table:style-name="ce5" table:formula="of:=1000 * ([stats.B54]-[stats.B53])/([stats.A54]-[stats.A53])" office:value-type="float" office:value="7646268.96757906" calcext:value-type="float">
            <text:p>7.646.268,97</text:p>
          </table:table-cell>
          <table:table-cell table:formula="of:=ROUND([stats.D54] / 1024)" office:value-type="float" office:value="66" calcext:value-type="float">
            <text:p>66</text:p>
          </table:table-cell>
          <table:table-cell table:formula="of:=ROUND(([stats.G54]+[stats.H54]+[stats.J54]+[stats.L54]) / 1024)" office:value-type="float" office:value="2" calcext:value-type="float">
            <text:p>2</text:p>
          </table:table-cell>
          <table:table-cell table:formula="of:=ROUND(([stats.E54]+[stats.F54]+[stats.I54]+[stats.K54]+[stats.M54]+[stats.O5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5] / 1000 / 60)" office:value-type="float" office:value="53" calcext:value-type="float">
            <text:p>53</text:p>
          </table:table-cell>
          <table:table-cell table:style-name="ce5" table:formula="of:=1000 * ([stats.B55]-[stats.B54])/([stats.A55]-[stats.A54])" office:value-type="float" office:value="7711275.13991995" calcext:value-type="float">
            <text:p>7.711.275,14</text:p>
          </table:table-cell>
          <table:table-cell table:formula="of:=ROUND([stats.D55] / 1024)" office:value-type="float" office:value="66" calcext:value-type="float">
            <text:p>66</text:p>
          </table:table-cell>
          <table:table-cell table:formula="of:=ROUND(([stats.G55]+[stats.H55]+[stats.J55]+[stats.L55]) / 1024)" office:value-type="float" office:value="3" calcext:value-type="float">
            <text:p>3</text:p>
          </table:table-cell>
          <table:table-cell table:formula="of:=ROUND(([stats.E55]+[stats.F55]+[stats.I55]+[stats.K55]+[stats.M55]+[stats.O5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6] / 1000 / 60)" office:value-type="float" office:value="54" calcext:value-type="float">
            <text:p>54</text:p>
          </table:table-cell>
          <table:table-cell table:style-name="ce5" table:formula="of:=1000 * ([stats.B56]-[stats.B55])/([stats.A56]-[stats.A55])" office:value-type="float" office:value="7694337.34859687" calcext:value-type="float">
            <text:p>7.694.337,35</text:p>
          </table:table-cell>
          <table:table-cell table:formula="of:=ROUND([stats.D56] / 1024)" office:value-type="float" office:value="66" calcext:value-type="float">
            <text:p>66</text:p>
          </table:table-cell>
          <table:table-cell table:formula="of:=ROUND(([stats.G56]+[stats.H56]+[stats.J56]+[stats.L56]) / 1024)" office:value-type="float" office:value="5" calcext:value-type="float">
            <text:p>5</text:p>
          </table:table-cell>
          <table:table-cell table:formula="of:=ROUND(([stats.E56]+[stats.F56]+[stats.I56]+[stats.K56]+[stats.M56]+[stats.O5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7] / 1000 / 60)" office:value-type="float" office:value="55" calcext:value-type="float">
            <text:p>55</text:p>
          </table:table-cell>
          <table:table-cell table:style-name="ce5" table:formula="of:=1000 * ([stats.B57]-[stats.B56])/([stats.A57]-[stats.A56])" office:value-type="float" office:value="7749253.73778989" calcext:value-type="float">
            <text:p>7.749.253,74</text:p>
          </table:table-cell>
          <table:table-cell table:formula="of:=ROUND([stats.D57] / 1024)" office:value-type="float" office:value="66" calcext:value-type="float">
            <text:p>66</text:p>
          </table:table-cell>
          <table:table-cell table:formula="of:=ROUND(([stats.G57]+[stats.H57]+[stats.J57]+[stats.L57]) / 1024)" office:value-type="float" office:value="6" calcext:value-type="float">
            <text:p>6</text:p>
          </table:table-cell>
          <table:table-cell table:formula="of:=ROUND(([stats.E57]+[stats.F57]+[stats.I57]+[stats.K57]+[stats.M57]+[stats.O5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8] / 1000 / 60)" office:value-type="float" office:value="56" calcext:value-type="float">
            <text:p>56</text:p>
          </table:table-cell>
          <table:table-cell table:style-name="ce5" table:formula="of:=1000 * ([stats.B58]-[stats.B57])/([stats.A58]-[stats.A57])" office:value-type="float" office:value="7761053.8120317" calcext:value-type="float">
            <text:p>7.761.053,81</text:p>
          </table:table-cell>
          <table:table-cell table:formula="of:=ROUND([stats.D58] / 1024)" office:value-type="float" office:value="66" calcext:value-type="float">
            <text:p>66</text:p>
          </table:table-cell>
          <table:table-cell table:formula="of:=ROUND(([stats.G58]+[stats.H58]+[stats.J58]+[stats.L58]) / 1024)" office:value-type="float" office:value="8" calcext:value-type="float">
            <text:p>8</text:p>
          </table:table-cell>
          <table:table-cell table:formula="of:=ROUND(([stats.E58]+[stats.F58]+[stats.I58]+[stats.K58]+[stats.M58]+[stats.O5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59] / 1000 / 60)" office:value-type="float" office:value="57" calcext:value-type="float">
            <text:p>57</text:p>
          </table:table-cell>
          <table:table-cell table:style-name="ce5" table:formula="of:=1000 * ([stats.B59]-[stats.B58])/([stats.A59]-[stats.A58])" office:value-type="float" office:value="7764332.68543899" calcext:value-type="float">
            <text:p>7.764.332,69</text:p>
          </table:table-cell>
          <table:table-cell table:formula="of:=ROUND([stats.D59] / 1024)" office:value-type="float" office:value="66" calcext:value-type="float">
            <text:p>66</text:p>
          </table:table-cell>
          <table:table-cell table:formula="of:=ROUND(([stats.G59]+[stats.H59]+[stats.J59]+[stats.L59]) / 1024)" office:value-type="float" office:value="9" calcext:value-type="float">
            <text:p>9</text:p>
          </table:table-cell>
          <table:table-cell table:formula="of:=ROUND(([stats.E59]+[stats.F59]+[stats.I59]+[stats.K59]+[stats.M59]+[stats.O5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0] / 1000 / 60)" office:value-type="float" office:value="58" calcext:value-type="float">
            <text:p>58</text:p>
          </table:table-cell>
          <table:table-cell table:style-name="ce5" table:formula="of:=1000 * ([stats.B60]-[stats.B59])/([stats.A60]-[stats.A59])" office:value-type="float" office:value="7678952.2165034" calcext:value-type="float">
            <text:p>7.678.952,22</text:p>
          </table:table-cell>
          <table:table-cell table:formula="of:=ROUND([stats.D60] / 1024)" office:value-type="float" office:value="66" calcext:value-type="float">
            <text:p>66</text:p>
          </table:table-cell>
          <table:table-cell table:formula="of:=ROUND(([stats.G60]+[stats.H60]+[stats.J60]+[stats.L60]) / 1024)" office:value-type="float" office:value="11" calcext:value-type="float">
            <text:p>11</text:p>
          </table:table-cell>
          <table:table-cell table:formula="of:=ROUND(([stats.E60]+[stats.F60]+[stats.I60]+[stats.K60]+[stats.M60]+[stats.O6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1] / 1000 / 60)" office:value-type="float" office:value="59" calcext:value-type="float">
            <text:p>59</text:p>
          </table:table-cell>
          <table:table-cell table:style-name="ce5" table:formula="of:=1000 * ([stats.B61]-[stats.B60])/([stats.A61]-[stats.A60])" office:value-type="float" office:value="7745972.3242022" calcext:value-type="float">
            <text:p>7.745.972,32</text:p>
          </table:table-cell>
          <table:table-cell table:formula="of:=ROUND([stats.D61] / 1024)" office:value-type="float" office:value="66" calcext:value-type="float">
            <text:p>66</text:p>
          </table:table-cell>
          <table:table-cell table:formula="of:=ROUND(([stats.G61]+[stats.H61]+[stats.J61]+[stats.L61]) / 1024)" office:value-type="float" office:value="3" calcext:value-type="float">
            <text:p>3</text:p>
          </table:table-cell>
          <table:table-cell table:formula="of:=ROUND(([stats.E61]+[stats.F61]+[stats.I61]+[stats.K61]+[stats.M61]+[stats.O6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2] / 1000 / 60)" office:value-type="float" office:value="60" calcext:value-type="float">
            <text:p>60</text:p>
          </table:table-cell>
          <table:table-cell table:style-name="ce5" table:formula="of:=1000 * ([stats.B62]-[stats.B61])/([stats.A62]-[stats.A61])" office:value-type="float" office:value="7663479.04659081" calcext:value-type="float">
            <text:p>7.663.479,05</text:p>
          </table:table-cell>
          <table:table-cell table:formula="of:=ROUND([stats.D62] / 1024)" office:value-type="float" office:value="66" calcext:value-type="float">
            <text:p>66</text:p>
          </table:table-cell>
          <table:table-cell table:formula="of:=ROUND(([stats.G62]+[stats.H62]+[stats.J62]+[stats.L62]) / 1024)" office:value-type="float" office:value="4" calcext:value-type="float">
            <text:p>4</text:p>
          </table:table-cell>
          <table:table-cell table:formula="of:=ROUND(([stats.E62]+[stats.F62]+[stats.I62]+[stats.K62]+[stats.M62]+[stats.O6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3] / 1000 / 60)" office:value-type="float" office:value="61" calcext:value-type="float">
            <text:p>61</text:p>
          </table:table-cell>
          <table:table-cell table:style-name="ce5" table:formula="of:=1000 * ([stats.B63]-[stats.B62])/([stats.A63]-[stats.A62])" office:value-type="float" office:value="7646143.58105302" calcext:value-type="float">
            <text:p>7.646.143,58</text:p>
          </table:table-cell>
          <table:table-cell table:formula="of:=ROUND([stats.D63] / 1024)" office:value-type="float" office:value="66" calcext:value-type="float">
            <text:p>66</text:p>
          </table:table-cell>
          <table:table-cell table:formula="of:=ROUND(([stats.G63]+[stats.H63]+[stats.J63]+[stats.L63]) / 1024)" office:value-type="float" office:value="6" calcext:value-type="float">
            <text:p>6</text:p>
          </table:table-cell>
          <table:table-cell table:formula="of:=ROUND(([stats.E63]+[stats.F63]+[stats.I63]+[stats.K63]+[stats.M63]+[stats.O6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4] / 1000 / 60)" office:value-type="float" office:value="62" calcext:value-type="float">
            <text:p>62</text:p>
          </table:table-cell>
          <table:table-cell table:style-name="ce5" table:formula="of:=1000 * ([stats.B64]-[stats.B63])/([stats.A64]-[stats.A63])" office:value-type="float" office:value="7715633.98714521" calcext:value-type="float">
            <text:p>7.715.633,99</text:p>
          </table:table-cell>
          <table:table-cell table:formula="of:=ROUND([stats.D64] / 1024)" office:value-type="float" office:value="66" calcext:value-type="float">
            <text:p>66</text:p>
          </table:table-cell>
          <table:table-cell table:formula="of:=ROUND(([stats.G64]+[stats.H64]+[stats.J64]+[stats.L64]) / 1024)" office:value-type="float" office:value="8" calcext:value-type="float">
            <text:p>8</text:p>
          </table:table-cell>
          <table:table-cell table:formula="of:=ROUND(([stats.E64]+[stats.F64]+[stats.I64]+[stats.K64]+[stats.M64]+[stats.O6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5] / 1000 / 60)" office:value-type="float" office:value="63" calcext:value-type="float">
            <text:p>63</text:p>
          </table:table-cell>
          <table:table-cell table:style-name="ce5" table:formula="of:=1000 * ([stats.B65]-[stats.B64])/([stats.A65]-[stats.A64])" office:value-type="float" office:value="7745742.814421" calcext:value-type="float">
            <text:p>7.745.742,81</text:p>
          </table:table-cell>
          <table:table-cell table:formula="of:=ROUND([stats.D65] / 1024)" office:value-type="float" office:value="66" calcext:value-type="float">
            <text:p>66</text:p>
          </table:table-cell>
          <table:table-cell table:formula="of:=ROUND(([stats.G65]+[stats.H65]+[stats.J65]+[stats.L65]) / 1024)" office:value-type="float" office:value="9" calcext:value-type="float">
            <text:p>9</text:p>
          </table:table-cell>
          <table:table-cell table:formula="of:=ROUND(([stats.E65]+[stats.F65]+[stats.I65]+[stats.K65]+[stats.M65]+[stats.O6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6] / 1000 / 60)" office:value-type="float" office:value="64" calcext:value-type="float">
            <text:p>64</text:p>
          </table:table-cell>
          <table:table-cell table:style-name="ce5" table:formula="of:=1000 * ([stats.B66]-[stats.B65])/([stats.A66]-[stats.A65])" office:value-type="float" office:value="7760126.66135035" calcext:value-type="float">
            <text:p>7.760.126,66</text:p>
          </table:table-cell>
          <table:table-cell table:formula="of:=ROUND([stats.D66] / 1024)" office:value-type="float" office:value="66" calcext:value-type="float">
            <text:p>66</text:p>
          </table:table-cell>
          <table:table-cell table:formula="of:=ROUND(([stats.G66]+[stats.H66]+[stats.J66]+[stats.L66]) / 1024)" office:value-type="float" office:value="1" calcext:value-type="float">
            <text:p>1</text:p>
          </table:table-cell>
          <table:table-cell table:formula="of:=ROUND(([stats.E66]+[stats.F66]+[stats.I66]+[stats.K66]+[stats.M66]+[stats.O6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7] / 1000 / 60)" office:value-type="float" office:value="65" calcext:value-type="float">
            <text:p>65</text:p>
          </table:table-cell>
          <table:table-cell table:style-name="ce5" table:formula="of:=1000 * ([stats.B67]-[stats.B66])/([stats.A67]-[stats.A66])" office:value-type="float" office:value="7608185.89275035" calcext:value-type="float">
            <text:p>7.608.185,89</text:p>
          </table:table-cell>
          <table:table-cell table:formula="of:=ROUND([stats.D67] / 1024)" office:value-type="float" office:value="66" calcext:value-type="float">
            <text:p>66</text:p>
          </table:table-cell>
          <table:table-cell table:formula="of:=ROUND(([stats.G67]+[stats.H67]+[stats.J67]+[stats.L67]) / 1024)" office:value-type="float" office:value="3" calcext:value-type="float">
            <text:p>3</text:p>
          </table:table-cell>
          <table:table-cell table:formula="of:=ROUND(([stats.E67]+[stats.F67]+[stats.I67]+[stats.K67]+[stats.M67]+[stats.O6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8] / 1000 / 60)" office:value-type="float" office:value="66" calcext:value-type="float">
            <text:p>66</text:p>
          </table:table-cell>
          <table:table-cell table:style-name="ce5" table:formula="of:=1000 * ([stats.B68]-[stats.B67])/([stats.A68]-[stats.A67])" office:value-type="float" office:value="7525865.82085091" calcext:value-type="float">
            <text:p>7.525.865,82</text:p>
          </table:table-cell>
          <table:table-cell table:formula="of:=ROUND([stats.D68] / 1024)" office:value-type="float" office:value="66" calcext:value-type="float">
            <text:p>66</text:p>
          </table:table-cell>
          <table:table-cell table:formula="of:=ROUND(([stats.G68]+[stats.H68]+[stats.J68]+[stats.L68]) / 1024)" office:value-type="float" office:value="4" calcext:value-type="float">
            <text:p>4</text:p>
          </table:table-cell>
          <table:table-cell table:formula="of:=ROUND(([stats.E68]+[stats.F68]+[stats.I68]+[stats.K68]+[stats.M68]+[stats.O6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69] / 1000 / 60)" office:value-type="float" office:value="67" calcext:value-type="float">
            <text:p>67</text:p>
          </table:table-cell>
          <table:table-cell table:style-name="ce5" table:formula="of:=1000 * ([stats.B69]-[stats.B68])/([stats.A69]-[stats.A68])" office:value-type="float" office:value="7528972.17561754" calcext:value-type="float">
            <text:p>7.528.972,18</text:p>
          </table:table-cell>
          <table:table-cell table:formula="of:=ROUND([stats.D69] / 1024)" office:value-type="float" office:value="66" calcext:value-type="float">
            <text:p>66</text:p>
          </table:table-cell>
          <table:table-cell table:formula="of:=ROUND(([stats.G69]+[stats.H69]+[stats.J69]+[stats.L69]) / 1024)" office:value-type="float" office:value="6" calcext:value-type="float">
            <text:p>6</text:p>
          </table:table-cell>
          <table:table-cell table:formula="of:=ROUND(([stats.E69]+[stats.F69]+[stats.I69]+[stats.K69]+[stats.M69]+[stats.O6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0] / 1000 / 60)" office:value-type="float" office:value="68" calcext:value-type="float">
            <text:p>68</text:p>
          </table:table-cell>
          <table:table-cell table:style-name="ce5" table:formula="of:=1000 * ([stats.B70]-[stats.B69])/([stats.A70]-[stats.A69])" office:value-type="float" office:value="7245807.55306075" calcext:value-type="float">
            <text:p>7.245.807,55</text:p>
          </table:table-cell>
          <table:table-cell table:formula="of:=ROUND([stats.D70] / 1024)" office:value-type="float" office:value="66" calcext:value-type="float">
            <text:p>66</text:p>
          </table:table-cell>
          <table:table-cell table:formula="of:=ROUND(([stats.G70]+[stats.H70]+[stats.J70]+[stats.L70]) / 1024)" office:value-type="float" office:value="7" calcext:value-type="float">
            <text:p>7</text:p>
          </table:table-cell>
          <table:table-cell table:formula="of:=ROUND(([stats.E70]+[stats.F70]+[stats.I70]+[stats.K70]+[stats.M70]+[stats.O7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1] / 1000 / 60)" office:value-type="float" office:value="69" calcext:value-type="float">
            <text:p>69</text:p>
          </table:table-cell>
          <table:table-cell table:style-name="ce5" table:formula="of:=1000 * ([stats.B71]-[stats.B70])/([stats.A71]-[stats.A70])" office:value-type="float" office:value="7143376.09222898" calcext:value-type="float">
            <text:p>7.143.376,09</text:p>
          </table:table-cell>
          <table:table-cell table:formula="of:=ROUND([stats.D71] / 1024)" office:value-type="float" office:value="66" calcext:value-type="float">
            <text:p>66</text:p>
          </table:table-cell>
          <table:table-cell table:formula="of:=ROUND(([stats.G71]+[stats.H71]+[stats.J71]+[stats.L71]) / 1024)" office:value-type="float" office:value="9" calcext:value-type="float">
            <text:p>9</text:p>
          </table:table-cell>
          <table:table-cell table:formula="of:=ROUND(([stats.E71]+[stats.F71]+[stats.I71]+[stats.K71]+[stats.M71]+[stats.O7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2] / 1000 / 60)" office:value-type="float" office:value="70" calcext:value-type="float">
            <text:p>70</text:p>
          </table:table-cell>
          <table:table-cell table:style-name="ce5" table:formula="of:=1000 * ([stats.B72]-[stats.B71])/([stats.A72]-[stats.A71])" office:value-type="float" office:value="7126051.37572024" calcext:value-type="float">
            <text:p>7.126.051,38</text:p>
          </table:table-cell>
          <table:table-cell table:formula="of:=ROUND([stats.D72] / 1024)" office:value-type="float" office:value="66" calcext:value-type="float">
            <text:p>66</text:p>
          </table:table-cell>
          <table:table-cell table:formula="of:=ROUND(([stats.G72]+[stats.H72]+[stats.J72]+[stats.L72]) / 1024)" office:value-type="float" office:value="10" calcext:value-type="float">
            <text:p>10</text:p>
          </table:table-cell>
          <table:table-cell table:formula="of:=ROUND(([stats.E72]+[stats.F72]+[stats.I72]+[stats.K72]+[stats.M72]+[stats.O7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3] / 1000 / 60)" office:value-type="float" office:value="71" calcext:value-type="float">
            <text:p>71</text:p>
          </table:table-cell>
          <table:table-cell table:style-name="ce5" table:formula="of:=1000 * ([stats.B73]-[stats.B72])/([stats.A73]-[stats.A72])" office:value-type="float" office:value="7262872.47363614" calcext:value-type="float">
            <text:p>7.262.872,47</text:p>
          </table:table-cell>
          <table:table-cell table:formula="of:=ROUND([stats.D73] / 1024)" office:value-type="float" office:value="66" calcext:value-type="float">
            <text:p>66</text:p>
          </table:table-cell>
          <table:table-cell table:formula="of:=ROUND(([stats.G73]+[stats.H73]+[stats.J73]+[stats.L73]) / 1024)" office:value-type="float" office:value="1" calcext:value-type="float">
            <text:p>1</text:p>
          </table:table-cell>
          <table:table-cell table:formula="of:=ROUND(([stats.E73]+[stats.F73]+[stats.I73]+[stats.K73]+[stats.M73]+[stats.O7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4] / 1000 / 60)" office:value-type="float" office:value="72" calcext:value-type="float">
            <text:p>72</text:p>
          </table:table-cell>
          <table:table-cell table:style-name="ce5" table:formula="of:=1000 * ([stats.B74]-[stats.B73])/([stats.A74]-[stats.A73])" office:value-type="float" office:value="7493615.76780021" calcext:value-type="float">
            <text:p>7.493.615,77</text:p>
          </table:table-cell>
          <table:table-cell table:formula="of:=ROUND([stats.D74] / 1024)" office:value-type="float" office:value="66" calcext:value-type="float">
            <text:p>66</text:p>
          </table:table-cell>
          <table:table-cell table:formula="of:=ROUND(([stats.G74]+[stats.H74]+[stats.J74]+[stats.L74]) / 1024)" office:value-type="float" office:value="3" calcext:value-type="float">
            <text:p>3</text:p>
          </table:table-cell>
          <table:table-cell table:formula="of:=ROUND(([stats.E74]+[stats.F74]+[stats.I74]+[stats.K74]+[stats.M74]+[stats.O7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5] / 1000 / 60)" office:value-type="float" office:value="73" calcext:value-type="float">
            <text:p>73</text:p>
          </table:table-cell>
          <table:table-cell table:style-name="ce5" table:formula="of:=1000 * ([stats.B75]-[stats.B74])/([stats.A75]-[stats.A74])" office:value-type="float" office:value="7303844.14031358" calcext:value-type="float">
            <text:p>7.303.844,14</text:p>
          </table:table-cell>
          <table:table-cell table:formula="of:=ROUND([stats.D75] / 1024)" office:value-type="float" office:value="66" calcext:value-type="float">
            <text:p>66</text:p>
          </table:table-cell>
          <table:table-cell table:formula="of:=ROUND(([stats.G75]+[stats.H75]+[stats.J75]+[stats.L75]) / 1024)" office:value-type="float" office:value="4" calcext:value-type="float">
            <text:p>4</text:p>
          </table:table-cell>
          <table:table-cell table:formula="of:=ROUND(([stats.E75]+[stats.F75]+[stats.I75]+[stats.K75]+[stats.M75]+[stats.O7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6] / 1000 / 60)" office:value-type="float" office:value="74" calcext:value-type="float">
            <text:p>74</text:p>
          </table:table-cell>
          <table:table-cell table:style-name="ce5" table:formula="of:=1000 * ([stats.B76]-[stats.B75])/([stats.A76]-[stats.A75])" office:value-type="float" office:value="7381230.55200253" calcext:value-type="float">
            <text:p>7.381.230,55</text:p>
          </table:table-cell>
          <table:table-cell table:formula="of:=ROUND([stats.D76] / 1024)" office:value-type="float" office:value="66" calcext:value-type="float">
            <text:p>66</text:p>
          </table:table-cell>
          <table:table-cell table:formula="of:=ROUND(([stats.G76]+[stats.H76]+[stats.J76]+[stats.L76]) / 1024)" office:value-type="float" office:value="6" calcext:value-type="float">
            <text:p>6</text:p>
          </table:table-cell>
          <table:table-cell table:formula="of:=ROUND(([stats.E76]+[stats.F76]+[stats.I76]+[stats.K76]+[stats.M76]+[stats.O7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7] / 1000 / 60)" office:value-type="float" office:value="75" calcext:value-type="float">
            <text:p>75</text:p>
          </table:table-cell>
          <table:table-cell table:style-name="ce5" table:formula="of:=1000 * ([stats.B77]-[stats.B76])/([stats.A77]-[stats.A76])" office:value-type="float" office:value="7120490.3279369" calcext:value-type="float">
            <text:p>7.120.490,33</text:p>
          </table:table-cell>
          <table:table-cell table:formula="of:=ROUND([stats.D77] / 1024)" office:value-type="float" office:value="66" calcext:value-type="float">
            <text:p>66</text:p>
          </table:table-cell>
          <table:table-cell table:formula="of:=ROUND(([stats.G77]+[stats.H77]+[stats.J77]+[stats.L77]) / 1024)" office:value-type="float" office:value="8" calcext:value-type="float">
            <text:p>8</text:p>
          </table:table-cell>
          <table:table-cell table:formula="of:=ROUND(([stats.E77]+[stats.F77]+[stats.I77]+[stats.K77]+[stats.M77]+[stats.O7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8] / 1000 / 60)" office:value-type="float" office:value="76" calcext:value-type="float">
            <text:p>76</text:p>
          </table:table-cell>
          <table:table-cell table:style-name="ce5" table:formula="of:=1000 * ([stats.B78]-[stats.B77])/([stats.A78]-[stats.A77])" office:value-type="float" office:value="7089633.72141303" calcext:value-type="float">
            <text:p>7.089.633,72</text:p>
          </table:table-cell>
          <table:table-cell table:formula="of:=ROUND([stats.D78] / 1024)" office:value-type="float" office:value="66" calcext:value-type="float">
            <text:p>66</text:p>
          </table:table-cell>
          <table:table-cell table:formula="of:=ROUND(([stats.G78]+[stats.H78]+[stats.J78]+[stats.L78]) / 1024)" office:value-type="float" office:value="9" calcext:value-type="float">
            <text:p>9</text:p>
          </table:table-cell>
          <table:table-cell table:formula="of:=ROUND(([stats.E78]+[stats.F78]+[stats.I78]+[stats.K78]+[stats.M78]+[stats.O7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79] / 1000 / 60)" office:value-type="float" office:value="77" calcext:value-type="float">
            <text:p>77</text:p>
          </table:table-cell>
          <table:table-cell table:style-name="ce5" table:formula="of:=1000 * ([stats.B79]-[stats.B78])/([stats.A79]-[stats.A78])" office:value-type="float" office:value="7063158.86670874" calcext:value-type="float">
            <text:p>7.063.158,87</text:p>
          </table:table-cell>
          <table:table-cell table:formula="of:=ROUND([stats.D79] / 1024)" office:value-type="float" office:value="66" calcext:value-type="float">
            <text:p>66</text:p>
          </table:table-cell>
          <table:table-cell table:formula="of:=ROUND(([stats.G79]+[stats.H79]+[stats.J79]+[stats.L79]) / 1024)" office:value-type="float" office:value="10" calcext:value-type="float">
            <text:p>10</text:p>
          </table:table-cell>
          <table:table-cell table:formula="of:=ROUND(([stats.E79]+[stats.F79]+[stats.I79]+[stats.K79]+[stats.M79]+[stats.O7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0] / 1000 / 60)" office:value-type="float" office:value="78" calcext:value-type="float">
            <text:p>78</text:p>
          </table:table-cell>
          <table:table-cell table:style-name="ce5" table:formula="of:=1000 * ([stats.B80]-[stats.B79])/([stats.A80]-[stats.A79])" office:value-type="float" office:value="6937618.23465914" calcext:value-type="float">
            <text:p>6.937.618,23</text:p>
          </table:table-cell>
          <table:table-cell table:formula="of:=ROUND([stats.D80] / 1024)" office:value-type="float" office:value="66" calcext:value-type="float">
            <text:p>66</text:p>
          </table:table-cell>
          <table:table-cell table:formula="of:=ROUND(([stats.G80]+[stats.H80]+[stats.J80]+[stats.L80]) / 1024)" office:value-type="float" office:value="1" calcext:value-type="float">
            <text:p>1</text:p>
          </table:table-cell>
          <table:table-cell table:formula="of:=ROUND(([stats.E80]+[stats.F80]+[stats.I80]+[stats.K80]+[stats.M80]+[stats.O8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1] / 1000 / 60)" office:value-type="float" office:value="79" calcext:value-type="float">
            <text:p>79</text:p>
          </table:table-cell>
          <table:table-cell table:style-name="ce5" table:formula="of:=1000 * ([stats.B81]-[stats.B80])/([stats.A81]-[stats.A80])" office:value-type="float" office:value="6641204.27644139" calcext:value-type="float">
            <text:p>6.641.204,28</text:p>
          </table:table-cell>
          <table:table-cell table:formula="of:=ROUND([stats.D81] / 1024)" office:value-type="float" office:value="66" calcext:value-type="float">
            <text:p>66</text:p>
          </table:table-cell>
          <table:table-cell table:formula="of:=ROUND(([stats.G81]+[stats.H81]+[stats.J81]+[stats.L81]) / 1024)" office:value-type="float" office:value="3" calcext:value-type="float">
            <text:p>3</text:p>
          </table:table-cell>
          <table:table-cell table:formula="of:=ROUND(([stats.E81]+[stats.F81]+[stats.I81]+[stats.K81]+[stats.M81]+[stats.O8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2] / 1000 / 60)" office:value-type="float" office:value="80" calcext:value-type="float">
            <text:p>80</text:p>
          </table:table-cell>
          <table:table-cell table:style-name="ce5" table:formula="of:=1000 * ([stats.B82]-[stats.B81])/([stats.A82]-[stats.A81])" office:value-type="float" office:value="6929835.3816515" calcext:value-type="float">
            <text:p>6.929.835,38</text:p>
          </table:table-cell>
          <table:table-cell table:formula="of:=ROUND([stats.D82] / 1024)" office:value-type="float" office:value="66" calcext:value-type="float">
            <text:p>66</text:p>
          </table:table-cell>
          <table:table-cell table:formula="of:=ROUND(([stats.G82]+[stats.H82]+[stats.J82]+[stats.L82]) / 1024)" office:value-type="float" office:value="4" calcext:value-type="float">
            <text:p>4</text:p>
          </table:table-cell>
          <table:table-cell table:formula="of:=ROUND(([stats.E82]+[stats.F82]+[stats.I82]+[stats.K82]+[stats.M82]+[stats.O8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3] / 1000 / 60)" office:value-type="float" office:value="81" calcext:value-type="float">
            <text:p>81</text:p>
          </table:table-cell>
          <table:table-cell table:style-name="ce5" table:formula="of:=1000 * ([stats.B83]-[stats.B82])/([stats.A83]-[stats.A82])" office:value-type="float" office:value="7175227.09229517" calcext:value-type="float">
            <text:p>7.175.227,09</text:p>
          </table:table-cell>
          <table:table-cell table:formula="of:=ROUND([stats.D83] / 1024)" office:value-type="float" office:value="66" calcext:value-type="float">
            <text:p>66</text:p>
          </table:table-cell>
          <table:table-cell table:formula="of:=ROUND(([stats.G83]+[stats.H83]+[stats.J83]+[stats.L83]) / 1024)" office:value-type="float" office:value="6" calcext:value-type="float">
            <text:p>6</text:p>
          </table:table-cell>
          <table:table-cell table:formula="of:=ROUND(([stats.E83]+[stats.F83]+[stats.I83]+[stats.K83]+[stats.M83]+[stats.O8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4] / 1000 / 60)" office:value-type="float" office:value="82" calcext:value-type="float">
            <text:p>82</text:p>
          </table:table-cell>
          <table:table-cell table:style-name="ce5" table:formula="of:=1000 * ([stats.B84]-[stats.B83])/([stats.A84]-[stats.A83])" office:value-type="float" office:value="7345467.49256854" calcext:value-type="float">
            <text:p>7.345.467,49</text:p>
          </table:table-cell>
          <table:table-cell table:formula="of:=ROUND([stats.D84] / 1024)" office:value-type="float" office:value="66" calcext:value-type="float">
            <text:p>66</text:p>
          </table:table-cell>
          <table:table-cell table:formula="of:=ROUND(([stats.G84]+[stats.H84]+[stats.J84]+[stats.L84]) / 1024)" office:value-type="float" office:value="7" calcext:value-type="float">
            <text:p>7</text:p>
          </table:table-cell>
          <table:table-cell table:formula="of:=ROUND(([stats.E84]+[stats.F84]+[stats.I84]+[stats.K84]+[stats.M84]+[stats.O8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5] / 1000 / 60)" office:value-type="float" office:value="83" calcext:value-type="float">
            <text:p>83</text:p>
          </table:table-cell>
          <table:table-cell table:style-name="ce5" table:formula="of:=1000 * ([stats.B85]-[stats.B84])/([stats.A85]-[stats.A84])" office:value-type="float" office:value="7287424.21021161" calcext:value-type="float">
            <text:p>7.287.424,21</text:p>
          </table:table-cell>
          <table:table-cell table:formula="of:=ROUND([stats.D85] / 1024)" office:value-type="float" office:value="66" calcext:value-type="float">
            <text:p>66</text:p>
          </table:table-cell>
          <table:table-cell table:formula="of:=ROUND(([stats.G85]+[stats.H85]+[stats.J85]+[stats.L85]) / 1024)" office:value-type="float" office:value="9" calcext:value-type="float">
            <text:p>9</text:p>
          </table:table-cell>
          <table:table-cell table:formula="of:=ROUND(([stats.E85]+[stats.F85]+[stats.I85]+[stats.K85]+[stats.M85]+[stats.O8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6] / 1000 / 60)" office:value-type="float" office:value="84" calcext:value-type="float">
            <text:p>84</text:p>
          </table:table-cell>
          <table:table-cell table:style-name="ce5" table:formula="of:=1000 * ([stats.B86]-[stats.B85])/([stats.A86]-[stats.A85])" office:value-type="float" office:value="7432633.63508014" calcext:value-type="float">
            <text:p>7.432.633,64</text:p>
          </table:table-cell>
          <table:table-cell table:formula="of:=ROUND([stats.D86] / 1024)" office:value-type="float" office:value="66" calcext:value-type="float">
            <text:p>66</text:p>
          </table:table-cell>
          <table:table-cell table:formula="of:=ROUND(([stats.G86]+[stats.H86]+[stats.J86]+[stats.L86]) / 1024)" office:value-type="float" office:value="10" calcext:value-type="float">
            <text:p>10</text:p>
          </table:table-cell>
          <table:table-cell table:formula="of:=ROUND(([stats.E86]+[stats.F86]+[stats.I86]+[stats.K86]+[stats.M86]+[stats.O8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7] / 1000 / 60)" office:value-type="float" office:value="85" calcext:value-type="float">
            <text:p>85</text:p>
          </table:table-cell>
          <table:table-cell table:style-name="ce5" table:formula="of:=1000 * ([stats.B87]-[stats.B86])/([stats.A87]-[stats.A86])" office:value-type="float" office:value="7378002.09284943" calcext:value-type="float">
            <text:p>7.378.002,09</text:p>
          </table:table-cell>
          <table:table-cell table:formula="of:=ROUND([stats.D87] / 1024)" office:value-type="float" office:value="66" calcext:value-type="float">
            <text:p>66</text:p>
          </table:table-cell>
          <table:table-cell table:formula="of:=ROUND(([stats.G87]+[stats.H87]+[stats.J87]+[stats.L87]) / 1024)" office:value-type="float" office:value="2" calcext:value-type="float">
            <text:p>2</text:p>
          </table:table-cell>
          <table:table-cell table:formula="of:=ROUND(([stats.E87]+[stats.F87]+[stats.I87]+[stats.K87]+[stats.M87]+[stats.O8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8] / 1000 / 60)" office:value-type="float" office:value="86" calcext:value-type="float">
            <text:p>86</text:p>
          </table:table-cell>
          <table:table-cell table:style-name="ce5" table:formula="of:=1000 * ([stats.B88]-[stats.B87])/([stats.A88]-[stats.A87])" office:value-type="float" office:value="7526192.85714286" calcext:value-type="float">
            <text:p>7.526.192,86</text:p>
          </table:table-cell>
          <table:table-cell table:formula="of:=ROUND([stats.D88] / 1024)" office:value-type="float" office:value="66" calcext:value-type="float">
            <text:p>66</text:p>
          </table:table-cell>
          <table:table-cell table:formula="of:=ROUND(([stats.G88]+[stats.H88]+[stats.J88]+[stats.L88]) / 1024)" office:value-type="float" office:value="4" calcext:value-type="float">
            <text:p>4</text:p>
          </table:table-cell>
          <table:table-cell table:formula="of:=ROUND(([stats.E88]+[stats.F88]+[stats.I88]+[stats.K88]+[stats.M88]+[stats.O8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89] / 1000 / 60)" office:value-type="float" office:value="87" calcext:value-type="float">
            <text:p>87</text:p>
          </table:table-cell>
          <table:table-cell table:style-name="ce5" table:formula="of:=1000 * ([stats.B89]-[stats.B88])/([stats.A89]-[stats.A88])" office:value-type="float" office:value="7543018.00544814" calcext:value-type="float">
            <text:p>7.543.018,01</text:p>
          </table:table-cell>
          <table:table-cell table:formula="of:=ROUND([stats.D89] / 1024)" office:value-type="float" office:value="66" calcext:value-type="float">
            <text:p>66</text:p>
          </table:table-cell>
          <table:table-cell table:formula="of:=ROUND(([stats.G89]+[stats.H89]+[stats.J89]+[stats.L89]) / 1024)" office:value-type="float" office:value="5" calcext:value-type="float">
            <text:p>5</text:p>
          </table:table-cell>
          <table:table-cell table:formula="of:=ROUND(([stats.E89]+[stats.F89]+[stats.I89]+[stats.K89]+[stats.M89]+[stats.O8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0] / 1000 / 60)" office:value-type="float" office:value="88" calcext:value-type="float">
            <text:p>88</text:p>
          </table:table-cell>
          <table:table-cell table:style-name="ce5" table:formula="of:=1000 * ([stats.B90]-[stats.B89])/([stats.A90]-[stats.A89])" office:value-type="float" office:value="7596027.10873393" calcext:value-type="float">
            <text:p>7.596.027,11</text:p>
          </table:table-cell>
          <table:table-cell table:formula="of:=ROUND([stats.D90] / 1024)" office:value-type="float" office:value="66" calcext:value-type="float">
            <text:p>66</text:p>
          </table:table-cell>
          <table:table-cell table:formula="of:=ROUND(([stats.G90]+[stats.H90]+[stats.J90]+[stats.L90]) / 1024)" office:value-type="float" office:value="7" calcext:value-type="float">
            <text:p>7</text:p>
          </table:table-cell>
          <table:table-cell table:formula="of:=ROUND(([stats.E90]+[stats.F90]+[stats.I90]+[stats.K90]+[stats.M90]+[stats.O9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1] / 1000 / 60)" office:value-type="float" office:value="89" calcext:value-type="float">
            <text:p>89</text:p>
          </table:table-cell>
          <table:table-cell table:style-name="ce5" table:formula="of:=1000 * ([stats.B91]-[stats.B90])/([stats.A91]-[stats.A90])" office:value-type="float" office:value="7595424.16691584" calcext:value-type="float">
            <text:p>7.595.424,17</text:p>
          </table:table-cell>
          <table:table-cell table:formula="of:=ROUND([stats.D91] / 1024)" office:value-type="float" office:value="66" calcext:value-type="float">
            <text:p>66</text:p>
          </table:table-cell>
          <table:table-cell table:formula="of:=ROUND(([stats.G91]+[stats.H91]+[stats.J91]+[stats.L91]) / 1024)" office:value-type="float" office:value="9" calcext:value-type="float">
            <text:p>9</text:p>
          </table:table-cell>
          <table:table-cell table:formula="of:=ROUND(([stats.E91]+[stats.F91]+[stats.I91]+[stats.K91]+[stats.M91]+[stats.O9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2] / 1000 / 60)" office:value-type="float" office:value="90" calcext:value-type="float">
            <text:p>90</text:p>
          </table:table-cell>
          <table:table-cell table:style-name="ce5" table:formula="of:=1000 * ([stats.B92]-[stats.B91])/([stats.A92]-[stats.A91])" office:value-type="float" office:value="7656966.85550996" calcext:value-type="float">
            <text:p>7.656.966,86</text:p>
          </table:table-cell>
          <table:table-cell table:formula="of:=ROUND([stats.D92] / 1024)" office:value-type="float" office:value="66" calcext:value-type="float">
            <text:p>66</text:p>
          </table:table-cell>
          <table:table-cell table:formula="of:=ROUND(([stats.G92]+[stats.H92]+[stats.J92]+[stats.L92]) / 1024)" office:value-type="float" office:value="10" calcext:value-type="float">
            <text:p>10</text:p>
          </table:table-cell>
          <table:table-cell table:formula="of:=ROUND(([stats.E92]+[stats.F92]+[stats.I92]+[stats.K92]+[stats.M92]+[stats.O9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3] / 1000 / 60)" office:value-type="float" office:value="91" calcext:value-type="float">
            <text:p>91</text:p>
          </table:table-cell>
          <table:table-cell table:style-name="ce5" table:formula="of:=1000 * ([stats.B93]-[stats.B92])/([stats.A93]-[stats.A92])" office:value-type="float" office:value="7468766.87707641" calcext:value-type="float">
            <text:p>7.468.766,88</text:p>
          </table:table-cell>
          <table:table-cell table:formula="of:=ROUND([stats.D93] / 1024)" office:value-type="float" office:value="66" calcext:value-type="float">
            <text:p>66</text:p>
          </table:table-cell>
          <table:table-cell table:formula="of:=ROUND(([stats.G93]+[stats.H93]+[stats.J93]+[stats.L93]) / 1024)" office:value-type="float" office:value="2" calcext:value-type="float">
            <text:p>2</text:p>
          </table:table-cell>
          <table:table-cell table:formula="of:=ROUND(([stats.E93]+[stats.F93]+[stats.I93]+[stats.K93]+[stats.M93]+[stats.O9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4] / 1000 / 60)" office:value-type="float" office:value="92" calcext:value-type="float">
            <text:p>92</text:p>
          </table:table-cell>
          <table:table-cell table:style-name="ce5" table:formula="of:=1000 * ([stats.B94]-[stats.B93])/([stats.A94]-[stats.A93])" office:value-type="float" office:value="7618532.00644615" calcext:value-type="float">
            <text:p>7.618.532,01</text:p>
          </table:table-cell>
          <table:table-cell table:formula="of:=ROUND([stats.D94] / 1024)" office:value-type="float" office:value="66" calcext:value-type="float">
            <text:p>66</text:p>
          </table:table-cell>
          <table:table-cell table:formula="of:=ROUND(([stats.G94]+[stats.H94]+[stats.J94]+[stats.L94]) / 1024)" office:value-type="float" office:value="4" calcext:value-type="float">
            <text:p>4</text:p>
          </table:table-cell>
          <table:table-cell table:formula="of:=ROUND(([stats.E94]+[stats.F94]+[stats.I94]+[stats.K94]+[stats.M94]+[stats.O9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5] / 1000 / 60)" office:value-type="float" office:value="93" calcext:value-type="float">
            <text:p>93</text:p>
          </table:table-cell>
          <table:table-cell table:style-name="ce5" table:formula="of:=1000 * ([stats.B95]-[stats.B94])/([stats.A95]-[stats.A94])" office:value-type="float" office:value="7607185.07075942" calcext:value-type="float">
            <text:p>7.607.185,07</text:p>
          </table:table-cell>
          <table:table-cell table:formula="of:=ROUND([stats.D95] / 1024)" office:value-type="float" office:value="66" calcext:value-type="float">
            <text:p>66</text:p>
          </table:table-cell>
          <table:table-cell table:formula="of:=ROUND(([stats.G95]+[stats.H95]+[stats.J95]+[stats.L95]) / 1024)" office:value-type="float" office:value="5" calcext:value-type="float">
            <text:p>5</text:p>
          </table:table-cell>
          <table:table-cell table:formula="of:=ROUND(([stats.E95]+[stats.F95]+[stats.I95]+[stats.K95]+[stats.M95]+[stats.O9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6] / 1000 / 60)" office:value-type="float" office:value="94" calcext:value-type="float">
            <text:p>94</text:p>
          </table:table-cell>
          <table:table-cell table:style-name="ce5" table:formula="of:=1000 * ([stats.B96]-[stats.B95])/([stats.A96]-[stats.A95])" office:value-type="float" office:value="7657632.21521089" calcext:value-type="float">
            <text:p>7.657.632,22</text:p>
          </table:table-cell>
          <table:table-cell table:formula="of:=ROUND([stats.D96] / 1024)" office:value-type="float" office:value="66" calcext:value-type="float">
            <text:p>66</text:p>
          </table:table-cell>
          <table:table-cell table:formula="of:=ROUND(([stats.G96]+[stats.H96]+[stats.J96]+[stats.L96]) / 1024)" office:value-type="float" office:value="7" calcext:value-type="float">
            <text:p>7</text:p>
          </table:table-cell>
          <table:table-cell table:formula="of:=ROUND(([stats.E96]+[stats.F96]+[stats.I96]+[stats.K96]+[stats.M96]+[stats.O9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7] / 1000 / 60)" office:value-type="float" office:value="95" calcext:value-type="float">
            <text:p>95</text:p>
          </table:table-cell>
          <table:table-cell table:style-name="ce5" table:formula="of:=1000 * ([stats.B97]-[stats.B96])/([stats.A97]-[stats.A96])" office:value-type="float" office:value="7715817.57160896" calcext:value-type="float">
            <text:p>7.715.817,57</text:p>
          </table:table-cell>
          <table:table-cell table:formula="of:=ROUND([stats.D97] / 1024)" office:value-type="float" office:value="66" calcext:value-type="float">
            <text:p>66</text:p>
          </table:table-cell>
          <table:table-cell table:formula="of:=ROUND(([stats.G97]+[stats.H97]+[stats.J97]+[stats.L97]) / 1024)" office:value-type="float" office:value="9" calcext:value-type="float">
            <text:p>9</text:p>
          </table:table-cell>
          <table:table-cell table:formula="of:=ROUND(([stats.E97]+[stats.F97]+[stats.I97]+[stats.K97]+[stats.M97]+[stats.O9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8] / 1000 / 60)" office:value-type="float" office:value="96" calcext:value-type="float">
            <text:p>96</text:p>
          </table:table-cell>
          <table:table-cell table:style-name="ce5" table:formula="of:=1000 * ([stats.B98]-[stats.B97])/([stats.A98]-[stats.A97])" office:value-type="float" office:value="7672590.21731907" calcext:value-type="float">
            <text:p>7.672.590,22</text:p>
          </table:table-cell>
          <table:table-cell table:formula="of:=ROUND([stats.D98] / 1024)" office:value-type="float" office:value="66" calcext:value-type="float">
            <text:p>66</text:p>
          </table:table-cell>
          <table:table-cell table:formula="of:=ROUND(([stats.G98]+[stats.H98]+[stats.J98]+[stats.L98]) / 1024)" office:value-type="float" office:value="10" calcext:value-type="float">
            <text:p>10</text:p>
          </table:table-cell>
          <table:table-cell table:formula="of:=ROUND(([stats.E98]+[stats.F98]+[stats.I98]+[stats.K98]+[stats.M98]+[stats.O9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99] / 1000 / 60)" office:value-type="float" office:value="97" calcext:value-type="float">
            <text:p>97</text:p>
          </table:table-cell>
          <table:table-cell table:style-name="ce5" table:formula="of:=1000 * ([stats.B99]-[stats.B98])/([stats.A99]-[stats.A98])" office:value-type="float" office:value="7610651.41471033" calcext:value-type="float">
            <text:p>7.610.651,41</text:p>
          </table:table-cell>
          <table:table-cell table:formula="of:=ROUND([stats.D99] / 1024)" office:value-type="float" office:value="66" calcext:value-type="float">
            <text:p>66</text:p>
          </table:table-cell>
          <table:table-cell table:formula="of:=ROUND(([stats.G99]+[stats.H99]+[stats.J99]+[stats.L99]) / 1024)" office:value-type="float" office:value="2" calcext:value-type="float">
            <text:p>2</text:p>
          </table:table-cell>
          <table:table-cell table:formula="of:=ROUND(([stats.E99]+[stats.F99]+[stats.I99]+[stats.K99]+[stats.M99]+[stats.O9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0] / 1000 / 60)" office:value-type="float" office:value="98" calcext:value-type="float">
            <text:p>98</text:p>
          </table:table-cell>
          <table:table-cell table:style-name="ce5" table:formula="of:=1000 * ([stats.B100]-[stats.B99])/([stats.A100]-[stats.A99])" office:value-type="float" office:value="7732991.24570176" calcext:value-type="float">
            <text:p>7.732.991,25</text:p>
          </table:table-cell>
          <table:table-cell table:formula="of:=ROUND([stats.D100] / 1024)" office:value-type="float" office:value="66" calcext:value-type="float">
            <text:p>66</text:p>
          </table:table-cell>
          <table:table-cell table:formula="of:=ROUND(([stats.G100]+[stats.H100]+[stats.J100]+[stats.L100]) / 1024)" office:value-type="float" office:value="3" calcext:value-type="float">
            <text:p>3</text:p>
          </table:table-cell>
          <table:table-cell table:formula="of:=ROUND(([stats.E100]+[stats.F100]+[stats.I100]+[stats.K100]+[stats.M100]+[stats.O10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1] / 1000 / 60)" office:value-type="float" office:value="99" calcext:value-type="float">
            <text:p>99</text:p>
          </table:table-cell>
          <table:table-cell table:style-name="ce5" table:formula="of:=1000 * ([stats.B101]-[stats.B100])/([stats.A101]-[stats.A100])" office:value-type="float" office:value="7835098.60792717" calcext:value-type="float">
            <text:p>7.835.098,61</text:p>
          </table:table-cell>
          <table:table-cell table:formula="of:=ROUND([stats.D101] / 1024)" office:value-type="float" office:value="66" calcext:value-type="float">
            <text:p>66</text:p>
          </table:table-cell>
          <table:table-cell table:formula="of:=ROUND(([stats.G101]+[stats.H101]+[stats.J101]+[stats.L101]) / 1024)" office:value-type="float" office:value="5" calcext:value-type="float">
            <text:p>5</text:p>
          </table:table-cell>
          <table:table-cell table:formula="of:=ROUND(([stats.E101]+[stats.F101]+[stats.I101]+[stats.K101]+[stats.M101]+[stats.O10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2] / 1000 / 60)" office:value-type="float" office:value="100" calcext:value-type="float">
            <text:p>100</text:p>
          </table:table-cell>
          <table:table-cell table:style-name="ce5" table:formula="of:=1000 * ([stats.B102]-[stats.B101])/([stats.A102]-[stats.A101])" office:value-type="float" office:value="7874319.75015366" calcext:value-type="float">
            <text:p>7.874.319,75</text:p>
          </table:table-cell>
          <table:table-cell table:formula="of:=ROUND([stats.D102] / 1024)" office:value-type="float" office:value="66" calcext:value-type="float">
            <text:p>66</text:p>
          </table:table-cell>
          <table:table-cell table:formula="of:=ROUND(([stats.G102]+[stats.H102]+[stats.J102]+[stats.L102]) / 1024)" office:value-type="float" office:value="7" calcext:value-type="float">
            <text:p>7</text:p>
          </table:table-cell>
          <table:table-cell table:formula="of:=ROUND(([stats.E102]+[stats.F102]+[stats.I102]+[stats.K102]+[stats.M102]+[stats.O10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3] / 1000 / 60)" office:value-type="float" office:value="101" calcext:value-type="float">
            <text:p>101</text:p>
          </table:table-cell>
          <table:table-cell table:style-name="ce5" table:formula="of:=1000 * ([stats.B103]-[stats.B102])/([stats.A103]-[stats.A102])" office:value-type="float" office:value="7758282.10708175" calcext:value-type="float">
            <text:p>7.758.282,11</text:p>
          </table:table-cell>
          <table:table-cell table:formula="of:=ROUND([stats.D103] / 1024)" office:value-type="float" office:value="66" calcext:value-type="float">
            <text:p>66</text:p>
          </table:table-cell>
          <table:table-cell table:formula="of:=ROUND(([stats.G103]+[stats.H103]+[stats.J103]+[stats.L103]) / 1024)" office:value-type="float" office:value="9" calcext:value-type="float">
            <text:p>9</text:p>
          </table:table-cell>
          <table:table-cell table:formula="of:=ROUND(([stats.E103]+[stats.F103]+[stats.I103]+[stats.K103]+[stats.M103]+[stats.O10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4] / 1000 / 60)" office:value-type="float" office:value="102" calcext:value-type="float">
            <text:p>102</text:p>
          </table:table-cell>
          <table:table-cell table:style-name="ce5" table:formula="of:=1000 * ([stats.B104]-[stats.B103])/([stats.A104]-[stats.A103])" office:value-type="float" office:value="7818376.38928115" calcext:value-type="float">
            <text:p>7.818.376,39</text:p>
          </table:table-cell>
          <table:table-cell table:formula="of:=ROUND([stats.D104] / 1024)" office:value-type="float" office:value="66" calcext:value-type="float">
            <text:p>66</text:p>
          </table:table-cell>
          <table:table-cell table:formula="of:=ROUND(([stats.G104]+[stats.H104]+[stats.J104]+[stats.L104]) / 1024)" office:value-type="float" office:value="10" calcext:value-type="float">
            <text:p>10</text:p>
          </table:table-cell>
          <table:table-cell table:formula="of:=ROUND(([stats.E104]+[stats.F104]+[stats.I104]+[stats.K104]+[stats.M104]+[stats.O10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5] / 1000 / 60)" office:value-type="float" office:value="103" calcext:value-type="float">
            <text:p>103</text:p>
          </table:table-cell>
          <table:table-cell table:style-name="ce5" table:formula="of:=1000 * ([stats.B105]-[stats.B104])/([stats.A105]-[stats.A104])" office:value-type="float" office:value="7742133.7452661" calcext:value-type="float">
            <text:p>7.742.133,75</text:p>
          </table:table-cell>
          <table:table-cell table:formula="of:=ROUND([stats.D105] / 1024)" office:value-type="float" office:value="66" calcext:value-type="float">
            <text:p>66</text:p>
          </table:table-cell>
          <table:table-cell table:formula="of:=ROUND(([stats.G105]+[stats.H105]+[stats.J105]+[stats.L105]) / 1024)" office:value-type="float" office:value="2" calcext:value-type="float">
            <text:p>2</text:p>
          </table:table-cell>
          <table:table-cell table:formula="of:=ROUND(([stats.E105]+[stats.F105]+[stats.I105]+[stats.K105]+[stats.M105]+[stats.O10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6] / 1000 / 60)" office:value-type="float" office:value="104" calcext:value-type="float">
            <text:p>104</text:p>
          </table:table-cell>
          <table:table-cell table:style-name="ce5" table:formula="of:=1000 * ([stats.B106]-[stats.B105])/([stats.A106]-[stats.A105])" office:value-type="float" office:value="7771056.77552241" calcext:value-type="float">
            <text:p>7.771.056,78</text:p>
          </table:table-cell>
          <table:table-cell table:formula="of:=ROUND([stats.D106] / 1024)" office:value-type="float" office:value="66" calcext:value-type="float">
            <text:p>66</text:p>
          </table:table-cell>
          <table:table-cell table:formula="of:=ROUND(([stats.G106]+[stats.H106]+[stats.J106]+[stats.L106]) / 1024)" office:value-type="float" office:value="4" calcext:value-type="float">
            <text:p>4</text:p>
          </table:table-cell>
          <table:table-cell table:formula="of:=ROUND(([stats.E106]+[stats.F106]+[stats.I106]+[stats.K106]+[stats.M106]+[stats.O10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7] / 1000 / 60)" office:value-type="float" office:value="105" calcext:value-type="float">
            <text:p>105</text:p>
          </table:table-cell>
          <table:table-cell table:style-name="ce5" table:formula="of:=1000 * ([stats.B107]-[stats.B106])/([stats.A107]-[stats.A106])" office:value-type="float" office:value="7837555.23801612" calcext:value-type="float">
            <text:p>7.837.555,24</text:p>
          </table:table-cell>
          <table:table-cell table:formula="of:=ROUND([stats.D107] / 1024)" office:value-type="float" office:value="66" calcext:value-type="float">
            <text:p>66</text:p>
          </table:table-cell>
          <table:table-cell table:formula="of:=ROUND(([stats.G107]+[stats.H107]+[stats.J107]+[stats.L107]) / 1024)" office:value-type="float" office:value="5" calcext:value-type="float">
            <text:p>5</text:p>
          </table:table-cell>
          <table:table-cell table:formula="of:=ROUND(([stats.E107]+[stats.F107]+[stats.I107]+[stats.K107]+[stats.M107]+[stats.O10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8] / 1000 / 60)" office:value-type="float" office:value="106" calcext:value-type="float">
            <text:p>106</text:p>
          </table:table-cell>
          <table:table-cell table:style-name="ce5" table:formula="of:=1000 * ([stats.B108]-[stats.B107])/([stats.A108]-[stats.A107])" office:value-type="float" office:value="7779459.29063876" calcext:value-type="float">
            <text:p>7.779.459,29</text:p>
          </table:table-cell>
          <table:table-cell table:formula="of:=ROUND([stats.D108] / 1024)" office:value-type="float" office:value="66" calcext:value-type="float">
            <text:p>66</text:p>
          </table:table-cell>
          <table:table-cell table:formula="of:=ROUND(([stats.G108]+[stats.H108]+[stats.J108]+[stats.L108]) / 1024)" office:value-type="float" office:value="7" calcext:value-type="float">
            <text:p>7</text:p>
          </table:table-cell>
          <table:table-cell table:formula="of:=ROUND(([stats.E108]+[stats.F108]+[stats.I108]+[stats.K108]+[stats.M108]+[stats.O10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09] / 1000 / 60)" office:value-type="float" office:value="107" calcext:value-type="float">
            <text:p>107</text:p>
          </table:table-cell>
          <table:table-cell table:style-name="ce5" table:formula="of:=1000 * ([stats.B109]-[stats.B108])/([stats.A109]-[stats.A108])" office:value-type="float" office:value="7747034.00750556" calcext:value-type="float">
            <text:p>7.747.034,01</text:p>
          </table:table-cell>
          <table:table-cell table:formula="of:=ROUND([stats.D109] / 1024)" office:value-type="float" office:value="66" calcext:value-type="float">
            <text:p>66</text:p>
          </table:table-cell>
          <table:table-cell table:formula="of:=ROUND(([stats.G109]+[stats.H109]+[stats.J109]+[stats.L109]) / 1024)" office:value-type="float" office:value="9" calcext:value-type="float">
            <text:p>9</text:p>
          </table:table-cell>
          <table:table-cell table:formula="of:=ROUND(([stats.E109]+[stats.F109]+[stats.I109]+[stats.K109]+[stats.M109]+[stats.O10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0] / 1000 / 60)" office:value-type="float" office:value="108" calcext:value-type="float">
            <text:p>108</text:p>
          </table:table-cell>
          <table:table-cell table:style-name="ce5" table:formula="of:=1000 * ([stats.B110]-[stats.B109])/([stats.A110]-[stats.A109])" office:value-type="float" office:value="7733452.44621646" calcext:value-type="float">
            <text:p>7.733.452,45</text:p>
          </table:table-cell>
          <table:table-cell table:formula="of:=ROUND([stats.D110] / 1024)" office:value-type="float" office:value="66" calcext:value-type="float">
            <text:p>66</text:p>
          </table:table-cell>
          <table:table-cell table:formula="of:=ROUND(([stats.G110]+[stats.H110]+[stats.J110]+[stats.L110]) / 1024)" office:value-type="float" office:value="10" calcext:value-type="float">
            <text:p>10</text:p>
          </table:table-cell>
          <table:table-cell table:formula="of:=ROUND(([stats.E110]+[stats.F110]+[stats.I110]+[stats.K110]+[stats.M110]+[stats.O11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1] / 1000 / 60)" office:value-type="float" office:value="109" calcext:value-type="float">
            <text:p>109</text:p>
          </table:table-cell>
          <table:table-cell table:style-name="ce5" table:formula="of:=1000 * ([stats.B111]-[stats.B110])/([stats.A111]-[stats.A110])" office:value-type="float" office:value="7742727.24553883" calcext:value-type="float">
            <text:p>7.742.727,25</text:p>
          </table:table-cell>
          <table:table-cell table:formula="of:=ROUND([stats.D111] / 1024)" office:value-type="float" office:value="66" calcext:value-type="float">
            <text:p>66</text:p>
          </table:table-cell>
          <table:table-cell table:formula="of:=ROUND(([stats.G111]+[stats.H111]+[stats.J111]+[stats.L111]) / 1024)" office:value-type="float" office:value="2" calcext:value-type="float">
            <text:p>2</text:p>
          </table:table-cell>
          <table:table-cell table:formula="of:=ROUND(([stats.E111]+[stats.F111]+[stats.I111]+[stats.K111]+[stats.M111]+[stats.O11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2] / 1000 / 60)" office:value-type="float" office:value="110" calcext:value-type="float">
            <text:p>110</text:p>
          </table:table-cell>
          <table:table-cell table:style-name="ce5" table:formula="of:=1000 * ([stats.B112]-[stats.B111])/([stats.A112]-[stats.A111])" office:value-type="float" office:value="7731409.07504943" calcext:value-type="float">
            <text:p>7.731.409,08</text:p>
          </table:table-cell>
          <table:table-cell table:formula="of:=ROUND([stats.D112] / 1024)" office:value-type="float" office:value="66" calcext:value-type="float">
            <text:p>66</text:p>
          </table:table-cell>
          <table:table-cell table:formula="of:=ROUND(([stats.G112]+[stats.H112]+[stats.J112]+[stats.L112]) / 1024)" office:value-type="float" office:value="4" calcext:value-type="float">
            <text:p>4</text:p>
          </table:table-cell>
          <table:table-cell table:formula="of:=ROUND(([stats.E112]+[stats.F112]+[stats.I112]+[stats.K112]+[stats.M112]+[stats.O11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3] / 1000 / 60)" office:value-type="float" office:value="111" calcext:value-type="float">
            <text:p>111</text:p>
          </table:table-cell>
          <table:table-cell table:style-name="ce5" table:formula="of:=1000 * ([stats.B113]-[stats.B112])/([stats.A113]-[stats.A112])" office:value-type="float" office:value="7744851.57989168" calcext:value-type="float">
            <text:p>7.744.851,58</text:p>
          </table:table-cell>
          <table:table-cell table:formula="of:=ROUND([stats.D113] / 1024)" office:value-type="float" office:value="66" calcext:value-type="float">
            <text:p>66</text:p>
          </table:table-cell>
          <table:table-cell table:formula="of:=ROUND(([stats.G113]+[stats.H113]+[stats.J113]+[stats.L113]) / 1024)" office:value-type="float" office:value="5" calcext:value-type="float">
            <text:p>5</text:p>
          </table:table-cell>
          <table:table-cell table:formula="of:=ROUND(([stats.E113]+[stats.F113]+[stats.I113]+[stats.K113]+[stats.M113]+[stats.O113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4] / 1000 / 60)" office:value-type="float" office:value="112" calcext:value-type="float">
            <text:p>112</text:p>
          </table:table-cell>
          <table:table-cell table:style-name="ce5" table:formula="of:=1000 * ([stats.B114]-[stats.B113])/([stats.A114]-[stats.A113])" office:value-type="float" office:value="7772277.51657225" calcext:value-type="float">
            <text:p>7.772.277,52</text:p>
          </table:table-cell>
          <table:table-cell table:formula="of:=ROUND([stats.D114] / 1024)" office:value-type="float" office:value="66" calcext:value-type="float">
            <text:p>66</text:p>
          </table:table-cell>
          <table:table-cell table:formula="of:=ROUND(([stats.G114]+[stats.H114]+[stats.J114]+[stats.L114]) / 1024)" office:value-type="float" office:value="7" calcext:value-type="float">
            <text:p>7</text:p>
          </table:table-cell>
          <table:table-cell table:formula="of:=ROUND(([stats.E114]+[stats.F114]+[stats.I114]+[stats.K114]+[stats.M114]+[stats.O114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5] / 1000 / 60)" office:value-type="float" office:value="113" calcext:value-type="float">
            <text:p>113</text:p>
          </table:table-cell>
          <table:table-cell table:style-name="ce5" table:formula="of:=1000 * ([stats.B115]-[stats.B114])/([stats.A115]-[stats.A114])" office:value-type="float" office:value="7777685.23718535" calcext:value-type="float">
            <text:p>7.777.685,24</text:p>
          </table:table-cell>
          <table:table-cell table:formula="of:=ROUND([stats.D115] / 1024)" office:value-type="float" office:value="66" calcext:value-type="float">
            <text:p>66</text:p>
          </table:table-cell>
          <table:table-cell table:formula="of:=ROUND(([stats.G115]+[stats.H115]+[stats.J115]+[stats.L115]) / 1024)" office:value-type="float" office:value="9" calcext:value-type="float">
            <text:p>9</text:p>
          </table:table-cell>
          <table:table-cell table:formula="of:=ROUND(([stats.E115]+[stats.F115]+[stats.I115]+[stats.K115]+[stats.M115]+[stats.O115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6] / 1000 / 60)" office:value-type="float" office:value="114" calcext:value-type="float">
            <text:p>114</text:p>
          </table:table-cell>
          <table:table-cell table:style-name="ce5" table:formula="of:=1000 * ([stats.B116]-[stats.B115])/([stats.A116]-[stats.A115])" office:value-type="float" office:value="7818864.39974086" calcext:value-type="float">
            <text:p>7.818.864,40</text:p>
          </table:table-cell>
          <table:table-cell table:formula="of:=ROUND([stats.D116] / 1024)" office:value-type="float" office:value="66" calcext:value-type="float">
            <text:p>66</text:p>
          </table:table-cell>
          <table:table-cell table:formula="of:=ROUND(([stats.G116]+[stats.H116]+[stats.J116]+[stats.L116]) / 1024)" office:value-type="float" office:value="11" calcext:value-type="float">
            <text:p>11</text:p>
          </table:table-cell>
          <table:table-cell table:formula="of:=ROUND(([stats.E116]+[stats.F116]+[stats.I116]+[stats.K116]+[stats.M116]+[stats.O116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7] / 1000 / 60)" office:value-type="float" office:value="115" calcext:value-type="float">
            <text:p>115</text:p>
          </table:table-cell>
          <table:table-cell table:style-name="ce5" table:formula="of:=1000 * ([stats.B117]-[stats.B116])/([stats.A117]-[stats.A116])" office:value-type="float" office:value="7828635.75190656" calcext:value-type="float">
            <text:p>7.828.635,75</text:p>
          </table:table-cell>
          <table:table-cell table:formula="of:=ROUND([stats.D117] / 1024)" office:value-type="float" office:value="66" calcext:value-type="float">
            <text:p>66</text:p>
          </table:table-cell>
          <table:table-cell table:formula="of:=ROUND(([stats.G117]+[stats.H117]+[stats.J117]+[stats.L117]) / 1024)" office:value-type="float" office:value="3" calcext:value-type="float">
            <text:p>3</text:p>
          </table:table-cell>
          <table:table-cell table:formula="of:=ROUND(([stats.E117]+[stats.F117]+[stats.I117]+[stats.K117]+[stats.M117]+[stats.O117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8] / 1000 / 60)" office:value-type="float" office:value="116" calcext:value-type="float">
            <text:p>116</text:p>
          </table:table-cell>
          <table:table-cell table:style-name="ce5" table:formula="of:=1000 * ([stats.B118]-[stats.B117])/([stats.A118]-[stats.A117])" office:value-type="float" office:value="7843748.57142857" calcext:value-type="float">
            <text:p>7.843.748,57</text:p>
          </table:table-cell>
          <table:table-cell table:formula="of:=ROUND([stats.D118] / 1024)" office:value-type="float" office:value="66" calcext:value-type="float">
            <text:p>66</text:p>
          </table:table-cell>
          <table:table-cell table:formula="of:=ROUND(([stats.G118]+[stats.H118]+[stats.J118]+[stats.L118]) / 1024)" office:value-type="float" office:value="4" calcext:value-type="float">
            <text:p>4</text:p>
          </table:table-cell>
          <table:table-cell table:formula="of:=ROUND(([stats.E118]+[stats.F118]+[stats.I118]+[stats.K118]+[stats.M118]+[stats.O118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19] / 1000 / 60)" office:value-type="float" office:value="117" calcext:value-type="float">
            <text:p>117</text:p>
          </table:table-cell>
          <table:table-cell table:style-name="ce5" table:formula="of:=1000 * ([stats.B119]-[stats.B118])/([stats.A119]-[stats.A118])" office:value-type="float" office:value="7818633.65777497" calcext:value-type="float">
            <text:p>7.818.633,66</text:p>
          </table:table-cell>
          <table:table-cell table:formula="of:=ROUND([stats.D119] / 1024)" office:value-type="float" office:value="66" calcext:value-type="float">
            <text:p>66</text:p>
          </table:table-cell>
          <table:table-cell table:formula="of:=ROUND(([stats.G119]+[stats.H119]+[stats.J119]+[stats.L119]) / 1024)" office:value-type="float" office:value="6" calcext:value-type="float">
            <text:p>6</text:p>
          </table:table-cell>
          <table:table-cell table:formula="of:=ROUND(([stats.E119]+[stats.F119]+[stats.I119]+[stats.K119]+[stats.M119]+[stats.O119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20] / 1000 / 60)" office:value-type="float" office:value="118" calcext:value-type="float">
            <text:p>118</text:p>
          </table:table-cell>
          <table:table-cell table:style-name="ce5" table:formula="of:=1000 * ([stats.B120]-[stats.B119])/([stats.A120]-[stats.A119])" office:value-type="float" office:value="7724209.63963515" calcext:value-type="float">
            <text:p>7.724.209,64</text:p>
          </table:table-cell>
          <table:table-cell table:formula="of:=ROUND([stats.D120] / 1024)" office:value-type="float" office:value="66" calcext:value-type="float">
            <text:p>66</text:p>
          </table:table-cell>
          <table:table-cell table:formula="of:=ROUND(([stats.G120]+[stats.H120]+[stats.J120]+[stats.L120]) / 1024)" office:value-type="float" office:value="8" calcext:value-type="float">
            <text:p>8</text:p>
          </table:table-cell>
          <table:table-cell table:formula="of:=ROUND(([stats.E120]+[stats.F120]+[stats.I120]+[stats.K120]+[stats.M120]+[stats.O120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21] / 1000 / 60)" office:value-type="float" office:value="119" calcext:value-type="float">
            <text:p>119</text:p>
          </table:table-cell>
          <table:table-cell table:style-name="ce5" table:formula="of:=1000 * ([stats.B121]-[stats.B120])/([stats.A121]-[stats.A120])" office:value-type="float" office:value="7665472.01594817" calcext:value-type="float">
            <text:p>7.665.472,02</text:p>
          </table:table-cell>
          <table:table-cell table:formula="of:=ROUND([stats.D121] / 1024)" office:value-type="float" office:value="66" calcext:value-type="float">
            <text:p>66</text:p>
          </table:table-cell>
          <table:table-cell table:formula="of:=ROUND(([stats.G121]+[stats.H121]+[stats.J121]+[stats.L121]) / 1024)" office:value-type="float" office:value="14" calcext:value-type="float">
            <text:p>14</text:p>
          </table:table-cell>
          <table:table-cell table:formula="of:=ROUND(([stats.E121]+[stats.F121]+[stats.I121]+[stats.K121]+[stats.M121]+[stats.O121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table:formula="of:=ROUND([stats.A122] / 1000 / 60)" office:value-type="float" office:value="120" calcext:value-type="float">
            <text:p>120</text:p>
          </table:table-cell>
          <table:table-cell table:style-name="ce5" table:formula="of:=1000 * ([stats.B122]-[stats.B121])/([stats.A122]-[stats.A121])" office:value-type="float" office:value="4526995.05427026" calcext:value-type="float">
            <text:p>4.526.995,05</text:p>
          </table:table-cell>
          <table:table-cell table:formula="of:=ROUND([stats.D122] / 1024)" office:value-type="float" office:value="66" calcext:value-type="float">
            <text:p>66</text:p>
          </table:table-cell>
          <table:table-cell table:formula="of:=ROUND(([stats.G122]+[stats.H122]+[stats.J122]+[stats.L122]) / 1024)" office:value-type="float" office:value="1" calcext:value-type="float">
            <text:p>1</text:p>
          </table:table-cell>
          <table:table-cell table:formula="of:=ROUND(([stats.E122]+[stats.F122]+[stats.I122]+[stats.K122]+[stats.M122]+[stats.O122]) / 1024)" office:value-type="float" office:value="23" calcext:value-type="float">
            <text:p>23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9:04:32.814425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9:04:48.996225651</dc:date>
    <meta:editing-duration>PT9H57M50S</meta:editing-duration>
    <meta:editing-cycles>48</meta:editing-cycles>
    <meta:generator>LibreOffice/5.1.6.2$Linux_X86_64 LibreOffice_project/10m0$Build-2</meta:generator>
    <meta:document-statistic meta:table-count="2" meta:cell-count="3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4cm" svg:height="15.805cm" xlink:href=".." xlink:type="simple" chart:class="chart:line" chart:column-mapping="1 0" chart:style-name="ch1">
        <chart:title svg:x="5.116cm" svg:y="0.452cm" chart:style-name="ch2">
          <text:p>Jargon2 long running test - run as many hashes as possible with a "no-op" backend </text:p>
        </chart:title>
        <chart:subtitle svg:x="4.553cm" svg:y="1.547cm" chart:style-name="ch3">
          <text:p>4 Java threads executing for 2 hours a hash/verify loop
dummy hash, 8 bytes secret, 8 bytes ad, 8 bytes salt, 8 bytes password, 8 bytes output hash, -Xms16m, -Xmx16m
GCP Compute Engine, 8 vCPUs (Ivy Bridge), 7.2GB RAM, Ubuntu 16.04 LTS, Oracle JDK 8u151
</text:p>
        </chart:subtitle>
        <chart:legend chart:legend-position="end" svg:x="21.463cm" svg:y="6.856cm" style:legend-expansion="high" chart:style-name="ch4"/>
        <chart:plot-area chart:style-name="ch5" table:cell-range-address="graph.A1:graph.A122 graph.B1:graph.B121 graph.C1:graph.E122" chart:data-source-has-labels="both" svg:x="1.551cm" svg:y="3.664cm" svg:width="18.271cm" svg:height="10.844cm">
          <chartooo:coordinate-region svg:x="2.172cm" svg:y="3.785cm" svg:width="15.414cm" svg:height="9.721cm"/>
          <chart:axis chart:dimension="x" chart:name="primary-x" chart:style-name="ch6" chartooo:axis-type="auto">
            <chartooo:date-scale/>
            <chart:title svg:x="9.861cm" svg:y="14.824cm" chart:style-name="ch7">
              <text:p>TIme (min)</text:p>
            </chart:title>
            <chart:categories table:cell-range-address="graph.A2:graph.A122"/>
          </chart:axis>
          <chart:axis chart:dimension="x" chart:name="secondary-x" chart:style-name="ch8"/>
          <chart:axis chart:dimension="y" chart:name="primary-y" chart:style-name="ch6">
            <chart:title svg:x="0.451cm" svg:y="10.109cm" chart:style-name="ch9">
              <text:p>Memory (MB)</text:p>
            </chart:title>
            <chart:grid chart:style-name="ch10" chart:class="major"/>
          </chart:axis>
          <chart:axis chart:dimension="y" chart:name="secondary-y" chart:style-name="ch11">
            <chart:title svg:x="20.362cm" svg:y="9.897cm" chart:style-name="ch9">
              <text:p>Hashes / s</text:p>
            </chart:title>
          </chart:axis>
          <chart:series chart:attached-axis="secondary-y" chart:style-name="ch12" chart:values-cell-range-address="graph.B2:graph.B121" chart:label-cell-address="graph.B1:graph.B1" chart:class="chart:line">
            <chart:data-point chart:repeated="120"/>
          </chart:series>
          <chart:series chart:attached-axis="primary-y" chart:style-name="ch13" chart:values-cell-range-address="graph.C2:graph.C122" chart:label-cell-address="graph.C1:graph.C1" chart:class="chart:line">
            <chart:data-point chart:repeated="121"/>
          </chart:series>
          <chart:series chart:attached-axis="primary-y" chart:style-name="ch14" chart:values-cell-range-address="graph.E2:graph.E122" chart:label-cell-address="graph.E1:graph.E1" chart:class="chart:line">
            <chart:data-point chart:repeated="121"/>
          </chart:series>
          <chart:series chart:attached-axis="primary-y" chart:style-name="ch15" chart:values-cell-range-address="graph.D2:graph.D122" chart:label-cell-address="graph.D1:graph.D1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es / s</text:p>
                <draw:g>
                  <svg:desc>graph.B1:graph.B1</svg:desc>
                </draw:g>
              </table:table-cell>
              <table:table-cell office:value-type="string">
                <text:p>Process memory (MB)</text:p>
                <draw:g>
                  <svg:desc>graph.C1:graph.C1</svg:desc>
                </draw:g>
              </table:table-cell>
              <table:table-cell office:value-type="string">
                <text:p>Heap and meta space (MB)</text:p>
                <draw:g>
                  <svg:desc>graph.E1:graph.E1</svg:desc>
                </draw:g>
              </table:table-cell>
              <table:table-cell office:value-type="string">
                <text:p>Heap utilization (MB)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2:graph.A122</svg:desc>
                </draw:g>
              </table:table-cell>
              <table:table-cell office:value-type="float" office:value="0">
                <text:p>0</text:p>
                <draw:g>
                  <svg:desc>graph.B2:graph.B121</svg:desc>
                </draw:g>
              </table:table-cell>
              <table:table-cell office:value-type="float" office:value="34">
                <text:p>34</text:p>
                <draw:g>
                  <svg:desc>graph.C2:graph.C122</svg:desc>
                </draw:g>
              </table:table-cell>
              <table:table-cell office:value-type="float" office:value="21">
                <text:p>21</text:p>
                <draw:g>
                  <svg:desc>graph.E2:graph.E122</svg:desc>
                </draw:g>
              </table:table-cell>
              <table:table-cell office:value-type="float" office:value="3">
                <text:p>3</text:p>
                <draw:g>
                  <svg:desc>graph.D2:graph.D1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68098.52233106">
                <text:p>8268098.52233106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363124.78819894">
                <text:p>8363124.78819894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93849.47593974">
                <text:p>8393849.47593974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417724.92979512">
                <text:p>8417724.92979512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15358.36018737">
                <text:p>8315358.36018737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64118.86845734">
                <text:p>8064118.86845734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42823.45904635">
                <text:p>8142823.45904635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13228.68062479">
                <text:p>8113228.68062479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66979.2109458">
                <text:p>8166979.2109458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57953.35238222">
                <text:p>8257953.35238222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91250.80166813">
                <text:p>8291250.8016681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186789.36177282">
                <text:p>8186789.36177282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688363.58503413">
                <text:p>7688363.5850341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28246.22130685">
                <text:p>7728246.22130685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397561.22194721">
                <text:p>7397561.2219472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48941.20774151">
                <text:p>7448941.2077415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391676.74318174">
                <text:p>7391676.74318174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977354.68013021">
                <text:p>6977354.6801302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113273.79330964">
                <text:p>7113273.79330964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19339.6122988">
                <text:p>7219339.6122988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306625.94025538">
                <text:p>7306625.94025538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01063.64391297">
                <text:p>7401063.64391297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236045.68409861">
                <text:p>7236045.6840986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124536.01262144">
                <text:p>7124536.01262144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365739.77905142">
                <text:p>7365739.77905142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443673.63141111">
                <text:p>7443673.6314111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522974.48420213">
                <text:p>7522974.4842021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86210.58747365">
                <text:p>7486210.58747365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376882.87090879">
                <text:p>7376882.87090879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44220.98658877">
                <text:p>7344220.98658877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642071.26009103">
                <text:p>7642071.2600910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611832.5692645">
                <text:p>7611832.5692645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572764.22710209">
                <text:p>7572764.22710209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493230.25572899">
                <text:p>7493230.25572899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248100.20599375">
                <text:p>7248100.20599375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554467.7529191">
                <text:p>7554467.7529191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622999.21943766">
                <text:p>7622999.21943766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626292.89690122">
                <text:p>7626292.89690122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733288.79510866">
                <text:p>7733288.79510866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610150.26827688">
                <text:p>7610150.26827688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706630.33041514">
                <text:p>7706630.33041514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662417.56781449">
                <text:p>7662417.56781449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687816.1522873">
                <text:p>7687816.1522873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708196.25687098">
                <text:p>7708196.25687098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723392.73258711">
                <text:p>7723392.73258711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635356.88775934">
                <text:p>7635356.88775934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671682.28024716">
                <text:p>7671682.28024716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673314.78220421">
                <text:p>7673314.78220421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760190.19138756">
                <text:p>7760190.1913875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11954.80826743">
                <text:p>7711954.8082674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737110.75308109">
                <text:p>7737110.7530810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646268.96757906">
                <text:p>7646268.9675790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711275.13991995">
                <text:p>7711275.1399199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694337.34859687">
                <text:p>7694337.3485968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749253.73778989">
                <text:p>7749253.7377898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761053.8120317">
                <text:p>7761053.812031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764332.68543899">
                <text:p>7764332.6854389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678952.2165034">
                <text:p>7678952.216503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745972.3242022">
                <text:p>7745972.3242022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63479.04659081">
                <text:p>7663479.0465908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646143.58105302">
                <text:p>7646143.58105302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715633.98714521">
                <text:p>7715633.9871452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745742.814421">
                <text:p>7745742.81442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760126.66135035">
                <text:p>7760126.6613503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608185.89275035">
                <text:p>7608185.8927503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525865.82085091">
                <text:p>7525865.8208509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528972.17561754">
                <text:p>7528972.1756175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245807.55306075">
                <text:p>7245807.5530607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143376.09222898">
                <text:p>7143376.09222898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126051.37572024">
                <text:p>7126051.3757202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262872.47363614">
                <text:p>7262872.4736361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493615.76780021">
                <text:p>7493615.7678002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03844.14031358">
                <text:p>7303844.14031358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381230.55200253">
                <text:p>7381230.5520025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120490.3279369">
                <text:p>7120490.327936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89633.72141303">
                <text:p>7089633.7214130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063158.86670874">
                <text:p>7063158.8667087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937618.23465914">
                <text:p>6937618.2346591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641204.27644139">
                <text:p>6641204.2764413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29835.3816515">
                <text:p>6929835.381651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175227.09229517">
                <text:p>7175227.0922951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345467.49256854">
                <text:p>7345467.4925685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287424.21021161">
                <text:p>7287424.2102116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432633.63508014">
                <text:p>7432633.6350801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78002.09284943">
                <text:p>7378002.0928494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526192.85714286">
                <text:p>7526192.8571428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543018.00544814">
                <text:p>7543018.0054481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596027.10873393">
                <text:p>7596027.1087339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595424.16691584">
                <text:p>7595424.16691584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656966.85550996">
                <text:p>7656966.8555099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468766.87707641">
                <text:p>7468766.8770764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618532.00644615">
                <text:p>7618532.0064461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607185.07075942">
                <text:p>7607185.07075942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657632.21521089">
                <text:p>7657632.21521089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715817.57160896">
                <text:p>7715817.5716089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672590.21731907">
                <text:p>7672590.2173190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610651.41471033">
                <text:p>7610651.4147103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732991.24570176">
                <text:p>7732991.2457017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835098.60792717">
                <text:p>7835098.6079271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874319.75015366">
                <text:p>7874319.7501536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758282.10708175">
                <text:p>7758282.1070817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818376.38928115">
                <text:p>7818376.3892811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742133.7452661">
                <text:p>7742133.745266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771056.77552241">
                <text:p>7771056.77552241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837555.23801612">
                <text:p>7837555.23801612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779459.29063876">
                <text:p>7779459.2906387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747034.00750556">
                <text:p>7747034.0075055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733452.44621646">
                <text:p>7733452.4462164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742727.24553883">
                <text:p>7742727.2455388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731409.07504943">
                <text:p>7731409.07504943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744851.57989168">
                <text:p>7744851.57989168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772277.51657225">
                <text:p>7772277.5165722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777685.23718535">
                <text:p>7777685.2371853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818864.39974086">
                <text:p>7818864.3997408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828635.75190656">
                <text:p>7828635.75190656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843748.57142857">
                <text:p>7843748.5714285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818633.65777497">
                <text:p>7818633.6577749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724209.63963515">
                <text:p>7724209.63963515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665472.01594817">
                <text:p>7665472.0159481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